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2"/>
          <table:table-cell table:style-name="ce2" office:value-type="string" calcext:value-type="string">
            <text:p>OP Code</text:p>
          </table:table-cell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addressing</text:p>
          </table:table-cell>
          <table:table-cell table:style-name="ce2" office:value-type="string" calcext:value-type="string">
            <text:p>bytes</text:p>
          </table:table-cell>
          <table:table-cell table:style-name="ce2" office:value-type="string" calcext:value-type="string">
            <text:p>cycles</text:p>
          </table:table-cell>
          <table:table-cell table:style-name="ce2"/>
          <table:table-cell/>
          <table:table-cell table:style-name="ce2"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BASE([.A2];16;2)" office:value-type="string" office:string-value="00" calcext:value-type="string">
            <text:p>00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BASE([.A3];16;2)" office:value-type="string" office:string-value="01" calcext:value-type="string">
            <text:p>01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BASE([.A4];16;2)" office:value-type="string" office:string-value="02" calcext:value-type="string">
            <text:p>02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BASE([.A5];16;2)" office:value-type="string" office:string-value="03" calcext:value-type="string">
            <text:p>03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BASE([.A6];16;2)" office:value-type="string" office:string-value="04" calcext:value-type="string">
            <text:p>04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BASE([.A7];16;2)" office:value-type="string" office:string-value="05" calcext:value-type="string">
            <text:p>05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BASE([.A8];16;2)" office:value-type="string" office:string-value="06" calcext:value-type="string">
            <text:p>06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BASE([.A9];16;2)" office:value-type="string" office:string-value="07" calcext:value-type="string">
            <text:p>07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BASE([.A10];16;2)" office:value-type="string" office:string-value="08" calcext:value-type="string">
            <text:p>08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BASE([.A11];16;2)" office:value-type="string" office:string-value="09" calcext:value-type="string">
            <text:p>09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BASE([.A12];16;2)" office:value-type="string" office:string-value="0A" calcext:value-type="string">
            <text:p>0A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BASE([.A13];16;2)" office:value-type="string" office:string-value="0B" calcext:value-type="string">
            <text:p>0B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BASE([.A14];16;2)" office:value-type="string" office:string-value="0C" calcext:value-type="string">
            <text:p>0C</text:p>
          </table:table-cell>
          <table:table-cell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BASE([.A15];16;2)" office:value-type="string" office:string-value="0D" calcext:value-type="string">
            <text:p>0D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BASE([.A16];16;2)" office:value-type="string" office:string-value="0E" calcext:value-type="string">
            <text:p>0E</text:p>
          </table:table-cell>
          <table:table-cell table:number-columns-repeated="1638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BASE([.A17];16;2)" office:value-type="string" office:string-value="0F" calcext:value-type="string">
            <text:p>0F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BASE([.A18];16;2)" office:value-type="string" office:string-value="10" calcext:value-type="string">
            <text:p>10</text:p>
          </table:table-cell>
          <table:table-cell office:value-type="string" calcext:value-type="string">
            <text:p>BPL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BASE([.A19];16;2)" office:value-type="string" office:string-value="11" calcext:value-type="string">
            <text:p>11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BASE([.A20];16;2)" office:value-type="string" office:string-value="12" calcext:value-type="string">
            <text:p>12</text:p>
          </table:table-cell>
          <table:table-cell table:number-columns-repeated="1638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BASE([.A21];16;2)" office:value-type="string" office:string-value="13" calcext:value-type="string">
            <text:p>13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BASE([.A22];16;2)" office:value-type="string" office:string-value="14" calcext:value-type="string">
            <text:p>14</text:p>
          </table:table-cell>
          <table:table-cell table:number-columns-repeated="1638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BASE([.A23];16;2)" office:value-type="string" office:string-value="15" calcext:value-type="string">
            <text:p>15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BASE([.A24];16;2)" office:value-type="string" office:string-value="16" calcext:value-type="string">
            <text:p>16</text:p>
          </table:table-cell>
          <table:table-cell table:number-columns-repeated="1638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BASE([.A25];16;2)" office:value-type="string" office:string-value="17" calcext:value-type="string">
            <text:p>17</text:p>
          </table:table-cell>
          <table:table-cell table:number-columns-repeated="1638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BASE([.A26];16;2)" office:value-type="string" office:string-value="18" calcext:value-type="string">
            <text:p>18</text:p>
          </table:table-cell>
          <table:table-cell office:value-type="string" calcext:value-type="string">
            <text:p>CL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BASE([.A27];16;2)" office:value-type="string" office:string-value="19" calcext:value-type="string">
            <text:p>19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BASE([.A28];16;2)" office:value-type="string" office:string-value="1A" calcext:value-type="string">
            <text:p>1A</text:p>
          </table:table-cell>
          <table:table-cell table:number-columns-repeated="1638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BASE([.A29];16;2)" office:value-type="string" office:string-value="1B" calcext:value-type="string">
            <text:p>1B</text:p>
          </table:table-cell>
          <table:table-cell table:number-columns-repeated="1638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BASE([.A30];16;2)" office:value-type="string" office:string-value="1C" calcext:value-type="string">
            <text:p>1C</text:p>
          </table:table-cell>
          <table:table-cell table:number-columns-repeated="1638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BASE([.A31];16;2)" office:value-type="string" office:string-value="1D" calcext:value-type="string">
            <text:p>1D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BASE([.A32];16;2)" office:value-type="string" office:string-value="1E" calcext:value-type="string">
            <text:p>1E</text:p>
          </table:table-cell>
          <table:table-cell table:number-columns-repeated="1638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BASE([.A33];16;2)" office:value-type="string" office:string-value="1F" calcext:value-type="string">
            <text:p>1F</text:p>
          </table:table-cell>
          <table:table-cell table:number-columns-repeated="1638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BASE([.A34];16;2)" office:value-type="string" office:string-value="20" calcext:value-type="string">
            <text:p>20</text:p>
          </table:table-cell>
          <table:table-cell office:value-type="string" calcext:value-type="string">
            <text:p>JSR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BASE([.A35];16;2)" office:value-type="string" office:string-value="21" calcext:value-type="string">
            <text:p>21</text:p>
          </table:table-cell>
          <table:table-cell table:number-columns-repeated="1638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BASE([.A36];16;2)" office:value-type="string" office:string-value="22" calcext:value-type="string">
            <text:p>22</text:p>
          </table:table-cell>
          <table:table-cell table:number-columns-repeated="1638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BASE([.A37];16;2)" office:value-type="string" office:string-value="23" calcext:value-type="string">
            <text:p>23</text:p>
          </table:table-cell>
          <table:table-cell table:number-columns-repeated="1638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BASE([.A38];16;2)" office:value-type="string" office:string-value="24" calcext:value-type="string">
            <text:p>24</text:p>
          </table:table-cell>
          <table:table-cell table:number-columns-repeated="1638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BASE([.A39];16;2)" office:value-type="string" office:string-value="25" calcext:value-type="string">
            <text:p>25</text:p>
          </table:table-cell>
          <table:table-cell table:number-columns-repeated="1638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BASE([.A40];16;2)" office:value-type="string" office:string-value="26" calcext:value-type="string">
            <text:p>26</text:p>
          </table:table-cell>
          <table:table-cell table:number-columns-repeated="1638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BASE([.A41];16;2)" office:value-type="string" office:string-value="27" calcext:value-type="string">
            <text:p>27</text:p>
          </table:table-cell>
          <table:table-cell table:number-columns-repeated="1638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BASE([.A42];16;2)" office:value-type="string" office:string-value="28" calcext:value-type="string">
            <text:p>28</text:p>
          </table:table-cell>
          <table:table-cell table:number-columns-repeated="1638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BASE([.A43];16;2)" office:value-type="string" office:string-value="29" calcext:value-type="string">
            <text:p>29</text:p>
          </table:table-cell>
          <table:table-cell table:number-columns-repeated="1638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BASE([.A44];16;2)" office:value-type="string" office:string-value="2A" calcext:value-type="string">
            <text:p>2A</text:p>
          </table:table-cell>
          <table:table-cell table:number-columns-repeated="1638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BASE([.A45];16;2)" office:value-type="string" office:string-value="2B" calcext:value-type="string">
            <text:p>2B</text:p>
          </table:table-cell>
          <table:table-cell table:number-columns-repeated="1638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BASE([.A46];16;2)" office:value-type="string" office:string-value="2C" calcext:value-type="string">
            <text:p>2C</text:p>
          </table:table-cell>
          <table:table-cell table:number-columns-repeated="1638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BASE([.A47];16;2)" office:value-type="string" office:string-value="2D" calcext:value-type="string">
            <text:p>2D</text:p>
          </table:table-cell>
          <table:table-cell table:number-columns-repeated="1638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BASE([.A48];16;2)" office:value-type="string" office:string-value="2E" calcext:value-type="string">
            <text:p>2E</text:p>
          </table:table-cell>
          <table:table-cell table:number-columns-repeated="1638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BASE([.A49];16;2)" office:value-type="string" office:string-value="2F" calcext:value-type="string">
            <text:p>2F</text:p>
          </table:table-cell>
          <table:table-cell table:number-columns-repeated="1638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BASE([.A50];16;2)" office:value-type="string" office:string-value="30" calcext:value-type="string">
            <text:p>30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BASE([.A51];16;2)" office:value-type="string" office:string-value="31" calcext:value-type="string">
            <text:p>31</text:p>
          </table:table-cell>
          <table:table-cell table:number-columns-repeated="1638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BASE([.A52];16;2)" office:value-type="string" office:string-value="32" calcext:value-type="string">
            <text:p>32</text:p>
          </table:table-cell>
          <table:table-cell table:number-columns-repeated="1638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BASE([.A53];16;2)" office:value-type="string" office:string-value="33" calcext:value-type="string">
            <text:p>33</text:p>
          </table:table-cell>
          <table:table-cell table:number-columns-repeated="1638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BASE([.A54];16;2)" office:value-type="string" office:string-value="34" calcext:value-type="string">
            <text:p>34</text:p>
          </table:table-cell>
          <table:table-cell table:number-columns-repeated="1638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BASE([.A55];16;2)" office:value-type="string" office:string-value="35" calcext:value-type="string">
            <text:p>35</text:p>
          </table:table-cell>
          <table:table-cell table:number-columns-repeated="1638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BASE([.A56];16;2)" office:value-type="string" office:string-value="36" calcext:value-type="string">
            <text:p>36</text:p>
          </table:table-cell>
          <table:table-cell table:number-columns-repeated="1638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BASE([.A57];16;2)" office:value-type="string" office:string-value="37" calcext:value-type="string">
            <text:p>37</text:p>
          </table:table-cell>
          <table:table-cell table:number-columns-repeated="1638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BASE([.A58];16;2)" office:value-type="string" office:string-value="38" calcext:value-type="string">
            <text:p>38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BASE([.A59];16;2)" office:value-type="string" office:string-value="39" calcext:value-type="string">
            <text:p>39</text:p>
          </table:table-cell>
          <table:table-cell table:number-columns-repeated="1638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BASE([.A60];16;2)" office:value-type="string" office:string-value="3A" calcext:value-type="string">
            <text:p>3A</text:p>
          </table:table-cell>
          <table:table-cell table:number-columns-repeated="1638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BASE([.A61];16;2)" office:value-type="string" office:string-value="3B" calcext:value-type="string">
            <text:p>3B</text:p>
          </table:table-cell>
          <table:table-cell table:number-columns-repeated="1638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BASE([.A62];16;2)" office:value-type="string" office:string-value="3C" calcext:value-type="string">
            <text:p>3C</text:p>
          </table:table-cell>
          <table:table-cell table:number-columns-repeated="1638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BASE([.A63];16;2)" office:value-type="string" office:string-value="3D" calcext:value-type="string">
            <text:p>3D</text:p>
          </table:table-cell>
          <table:table-cell table:number-columns-repeated="1638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BASE([.A64];16;2)" office:value-type="string" office:string-value="3E" calcext:value-type="string">
            <text:p>3E</text:p>
          </table:table-cell>
          <table:table-cell table:number-columns-repeated="1638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BASE([.A65];16;2)" office:value-type="string" office:string-value="3F" calcext:value-type="string">
            <text:p>3F</text:p>
          </table:table-cell>
          <table:table-cell table:number-columns-repeated="1638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BASE([.A66];16;2)" office:value-type="string" office:string-value="40" calcext:value-type="string">
            <text:p>40</text:p>
          </table:table-cell>
          <table:table-cell office:value-type="string" calcext:value-type="string">
            <text:p>RTI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16377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BASE([.A67];16;2)" office:value-type="string" office:string-value="41" calcext:value-type="string">
            <text:p>41</text:p>
          </table:table-cell>
          <table:table-cell table:number-columns-repeated="1638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BASE([.A68];16;2)" office:value-type="string" office:string-value="42" calcext:value-type="string">
            <text:p>42</text:p>
          </table:table-cell>
          <table:table-cell table:number-columns-repeated="1638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BASE([.A69];16;2)" office:value-type="string" office:string-value="43" calcext:value-type="string">
            <text:p>43</text:p>
          </table:table-cell>
          <table:table-cell table:number-columns-repeated="1638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BASE([.A70];16;2)" office:value-type="string" office:string-value="44" calcext:value-type="string">
            <text:p>44</text:p>
          </table:table-cell>
          <table:table-cell table:number-columns-repeated="1638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BASE([.A71];16;2)" office:value-type="string" office:string-value="45" calcext:value-type="string">
            <text:p>45</text:p>
          </table:table-cell>
          <table:table-cell table:number-columns-repeated="1638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BASE([.A72];16;2)" office:value-type="string" office:string-value="46" calcext:value-type="string">
            <text:p>46</text:p>
          </table:table-cell>
          <table:table-cell table:number-columns-repeated="1638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BASE([.A73];16;2)" office:value-type="string" office:string-value="47" calcext:value-type="string">
            <text:p>47</text:p>
          </table:table-cell>
          <table:table-cell table:number-columns-repeated="1638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BASE([.A74];16;2)" office:value-type="string" office:string-value="48" calcext:value-type="string">
            <text:p>48</text:p>
          </table:table-cell>
          <table:table-cell office:value-type="string" calcext:value-type="string">
            <text:p>PH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BASE([.A75];16;2)" office:value-type="string" office:string-value="49" calcext:value-type="string">
            <text:p>49</text:p>
          </table:table-cell>
          <table:table-cell table:number-columns-repeated="1638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BASE([.A76];16;2)" office:value-type="string" office:string-value="4A" calcext:value-type="string">
            <text:p>4A</text:p>
          </table:table-cell>
          <table:table-cell table:number-columns-repeated="1638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BASE([.A77];16;2)" office:value-type="string" office:string-value="4B" calcext:value-type="string">
            <text:p>4B</text:p>
          </table:table-cell>
          <table:table-cell table:number-columns-repeated="1638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BASE([.A78];16;2)" office:value-type="string" office:string-value="4C" calcext:value-type="string">
            <text:p>4C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ab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BASE([.A79];16;2)" office:value-type="string" office:string-value="4D" calcext:value-type="string">
            <text:p>4D</text:p>
          </table:table-cell>
          <table:table-cell table:number-columns-repeated="1638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BASE([.A80];16;2)" office:value-type="string" office:string-value="4E" calcext:value-type="string">
            <text:p>4E</text:p>
          </table:table-cell>
          <table:table-cell table:number-columns-repeated="1638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BASE([.A81];16;2)" office:value-type="string" office:string-value="4F" calcext:value-type="string">
            <text:p>4F</text:p>
          </table:table-cell>
          <table:table-cell table:number-columns-repeated="1638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BASE([.A82];16;2)" office:value-type="string" office:string-value="50" calcext:value-type="string">
            <text:p>50</text:p>
          </table:table-cell>
          <table:table-cell office:value-type="string" calcext:value-type="string">
            <text:p>BVC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BASE([.A83];16;2)" office:value-type="string" office:string-value="51" calcext:value-type="string">
            <text:p>51</text:p>
          </table:table-cell>
          <table:table-cell table:number-columns-repeated="1638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BASE([.A84];16;2)" office:value-type="string" office:string-value="52" calcext:value-type="string">
            <text:p>52</text:p>
          </table:table-cell>
          <table:table-cell table:number-columns-repeated="1638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BASE([.A85];16;2)" office:value-type="string" office:string-value="53" calcext:value-type="string">
            <text:p>53</text:p>
          </table:table-cell>
          <table:table-cell table:number-columns-repeated="1638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BASE([.A86];16;2)" office:value-type="string" office:string-value="54" calcext:value-type="string">
            <text:p>54</text:p>
          </table:table-cell>
          <table:table-cell table:number-columns-repeated="1638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BASE([.A87];16;2)" office:value-type="string" office:string-value="55" calcext:value-type="string">
            <text:p>55</text:p>
          </table:table-cell>
          <table:table-cell table:number-columns-repeated="1638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BASE([.A88];16;2)" office:value-type="string" office:string-value="56" calcext:value-type="string">
            <text:p>56</text:p>
          </table:table-cell>
          <table:table-cell table:number-columns-repeated="1638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BASE([.A89];16;2)" office:value-type="string" office:string-value="57" calcext:value-type="string">
            <text:p>57</text:p>
          </table:table-cell>
          <table:table-cell table:number-columns-repeated="1638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BASE([.A90];16;2)" office:value-type="string" office:string-value="58" calcext:value-type="string">
            <text:p>58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BASE([.A91];16;2)" office:value-type="string" office:string-value="59" calcext:value-type="string">
            <text:p>59</text:p>
          </table:table-cell>
          <table:table-cell table:number-columns-repeated="1638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BASE([.A92];16;2)" office:value-type="string" office:string-value="5A" calcext:value-type="string">
            <text:p>5A</text:p>
          </table:table-cell>
          <table:table-cell table:number-columns-repeated="1638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BASE([.A93];16;2)" office:value-type="string" office:string-value="5B" calcext:value-type="string">
            <text:p>5B</text:p>
          </table:table-cell>
          <table:table-cell table:number-columns-repeated="1638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BASE([.A94];16;2)" office:value-type="string" office:string-value="5C" calcext:value-type="string">
            <text:p>5C</text:p>
          </table:table-cell>
          <table:table-cell table:number-columns-repeated="1638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BASE([.A95];16;2)" office:value-type="string" office:string-value="5D" calcext:value-type="string">
            <text:p>5D</text:p>
          </table:table-cell>
          <table:table-cell table:number-columns-repeated="1638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BASE([.A96];16;2)" office:value-type="string" office:string-value="5E" calcext:value-type="string">
            <text:p>5E</text:p>
          </table:table-cell>
          <table:table-cell table:number-columns-repeated="1638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BASE([.A97];16;2)" office:value-type="string" office:string-value="5F" calcext:value-type="string">
            <text:p>5F</text:p>
          </table:table-cell>
          <table:table-cell table:number-columns-repeated="1638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BASE([.A98];16;2)" office:value-type="string" office:string-value="60" calcext:value-type="string">
            <text:p>60</text:p>
          </table:table-cell>
          <table:table-cell office:value-type="string" calcext:value-type="string">
            <text:p>RTS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BASE([.A99];16;2)" office:value-type="string" office:string-value="61" calcext:value-type="string">
            <text:p>61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BASE([.A100];16;2)" office:value-type="string" office:string-value="62" calcext:value-type="string">
            <text:p>62</text:p>
          </table:table-cell>
          <table:table-cell table:number-columns-repeated="1638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BASE([.A101];16;2)" office:value-type="string" office:string-value="63" calcext:value-type="string">
            <text:p>63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BASE([.A102];16;2)" office:value-type="string" office:string-value="64" calcext:value-type="string">
            <text:p>64</text:p>
          </table:table-cell>
          <table:table-cell table:number-columns-repeated="1638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BASE([.A103];16;2)" office:value-type="string" office:string-value="65" calcext:value-type="string">
            <text:p>6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BASE([.A104];16;2)" office:value-type="string" office:string-value="66" calcext:value-type="string">
            <text:p>66</text:p>
          </table:table-cell>
          <table:table-cell table:number-columns-repeated="1638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BASE([.A105];16;2)" office:value-type="string" office:string-value="67" calcext:value-type="string">
            <text:p>67</text:p>
          </table:table-cell>
          <table:table-cell table:number-columns-repeated="1638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BASE([.A106];16;2)" office:value-type="string" office:string-value="68" calcext:value-type="string">
            <text:p>68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BASE([.A107];16;2)" office:value-type="string" office:string-value="69" calcext:value-type="string">
            <text:p>69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im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BASE([.A108];16;2)" office:value-type="string" office:string-value="6A" calcext:value-type="string">
            <text:p>6A</text:p>
          </table:table-cell>
          <table:table-cell table:number-columns-repeated="1638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BASE([.A109];16;2)" office:value-type="string" office:string-value="6B" calcext:value-type="string">
            <text:p>6B</text:p>
          </table:table-cell>
          <table:table-cell table:number-columns-repeated="1638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BASE([.A110];16;2)" office:value-type="string" office:string-value="6C" calcext:value-type="string">
            <text:p>6C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in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BASE([.A111];16;2)" office:value-type="string" office:string-value="6D" calcext:value-type="string">
            <text:p>6D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BASE([.A112];16;2)" office:value-type="string" office:string-value="6E" calcext:value-type="string">
            <text:p>6E</text:p>
          </table:table-cell>
          <table:table-cell table:number-columns-repeated="1638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BASE([.A113];16;2)" office:value-type="string" office:string-value="6F" calcext:value-type="string">
            <text:p>6F</text:p>
          </table:table-cell>
          <table:table-cell table:number-columns-repeated="1638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BASE([.A114];16;2)" office:value-type="string" office:string-value="70" calcext:value-type="string">
            <text:p>70</text:p>
          </table:table-cell>
          <table:table-cell office:value-type="string" calcext:value-type="string">
            <text:p>BVS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BASE([.A115];16;2)" office:value-type="string" office:string-value="71" calcext:value-type="string">
            <text:p>71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BASE([.A116];16;2)" office:value-type="string" office:string-value="72" calcext:value-type="string">
            <text:p>72</text:p>
          </table:table-cell>
          <table:table-cell table:number-columns-repeated="1638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BASE([.A117];16;2)" office:value-type="string" office:string-value="73" calcext:value-type="string">
            <text:p>73</text:p>
          </table:table-cell>
          <table:table-cell table:number-columns-repeated="1638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BASE([.A118];16;2)" office:value-type="string" office:string-value="74" calcext:value-type="string">
            <text:p>74</text:p>
          </table:table-cell>
          <table:table-cell table:number-columns-repeated="1638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BASE([.A119];16;2)" office:value-type="string" office:string-value="75" calcext:value-type="string">
            <text:p>7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BASE([.A120];16;2)" office:value-type="string" office:string-value="76" calcext:value-type="string">
            <text:p>76</text:p>
          </table:table-cell>
          <table:table-cell table:number-columns-repeated="1638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BASE([.A121];16;2)" office:value-type="string" office:string-value="77" calcext:value-type="string">
            <text:p>77</text:p>
          </table:table-cell>
          <table:table-cell table:number-columns-repeated="1638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BASE([.A122];16;2)" office:value-type="string" office:string-value="78" calcext:value-type="string">
            <text:p>78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BASE([.A123];16;2)" office:value-type="string" office:string-value="79" calcext:value-type="string">
            <text:p>79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BASE([.A124];16;2)" office:value-type="string" office:string-value="7A" calcext:value-type="string">
            <text:p>7A</text:p>
          </table:table-cell>
          <table:table-cell table:number-columns-repeated="1638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BASE([.A125];16;2)" office:value-type="string" office:string-value="7B" calcext:value-type="string">
            <text:p>7B</text:p>
          </table:table-cell>
          <table:table-cell table:number-columns-repeated="1638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BASE([.A126];16;2)" office:value-type="string" office:string-value="7C" calcext:value-type="string">
            <text:p>7C</text:p>
          </table:table-cell>
          <table:table-cell table:number-columns-repeated="1638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BASE([.A127];16;2)" office:value-type="string" office:string-value="7D" calcext:value-type="string">
            <text:p>7D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BASE([.A128];16;2)" office:value-type="string" office:string-value="7E" calcext:value-type="string">
            <text:p>7E</text:p>
          </table:table-cell>
          <table:table-cell table:number-columns-repeated="1638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BASE([.A129];16;2)" office:value-type="string" office:string-value="7F" calcext:value-type="string">
            <text:p>7F</text:p>
          </table:table-cell>
          <table:table-cell table:number-columns-repeated="1638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BASE([.A130];16;2)" office:value-type="string" office:string-value="80" calcext:value-type="string">
            <text:p>80</text:p>
          </table:table-cell>
          <table:table-cell table:number-columns-repeated="1638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BASE([.A131];16;2)" office:value-type="string" office:string-value="81" calcext:value-type="string">
            <text:p>81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BASE([.A132];16;2)" office:value-type="string" office:string-value="82" calcext:value-type="string">
            <text:p>82</text:p>
          </table:table-cell>
          <table:table-cell table:number-columns-repeated="1638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BASE([.A133];16;2)" office:value-type="string" office:string-value="83" calcext:value-type="string">
            <text:p>83</text:p>
          </table:table-cell>
          <table:table-cell table:number-columns-repeated="1638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BASE([.A134];16;2)" office:value-type="string" office:string-value="84" calcext:value-type="string">
            <text:p>84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BASE([.A135];16;2)" office:value-type="string" office:string-value="85" calcext:value-type="string">
            <text:p>8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BASE([.A136];16;2)" office:value-type="string" office:string-value="86" calcext:value-type="string">
            <text:p>86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BASE([.A137];16;2)" office:value-type="string" office:string-value="87" calcext:value-type="string">
            <text:p>87</text:p>
          </table:table-cell>
          <table:table-cell table:number-columns-repeated="1638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BASE([.A138];16;2)" office:value-type="string" office:string-value="88" calcext:value-type="string">
            <text:p>88</text:p>
          </table:table-cell>
          <table:table-cell office:value-type="string" calcext:value-type="string">
            <text:p>DE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BASE([.A139];16;2)" office:value-type="string" office:string-value="89" calcext:value-type="string">
            <text:p>89</text:p>
          </table:table-cell>
          <table:table-cell table:number-columns-repeated="1638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BASE([.A140];16;2)" office:value-type="string" office:string-value="8A" calcext:value-type="string">
            <text:p>8A</text:p>
          </table:table-cell>
          <table:table-cell office:value-type="string" calcext:value-type="string">
            <text:p>TX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BASE([.A141];16;2)" office:value-type="string" office:string-value="8B" calcext:value-type="string">
            <text:p>8B</text:p>
          </table:table-cell>
          <table:table-cell table:number-columns-repeated="1638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BASE([.A142];16;2)" office:value-type="string" office:string-value="8C" calcext:value-type="string">
            <text:p>8C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BASE([.A143];16;2)" office:value-type="string" office:string-value="8D" calcext:value-type="string">
            <text:p>8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BASE([.A144];16;2)" office:value-type="string" office:string-value="8E" calcext:value-type="string">
            <text:p>8E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BASE([.A145];16;2)" office:value-type="string" office:string-value="8F" calcext:value-type="string">
            <text:p>8F</text:p>
          </table:table-cell>
          <table:table-cell table:number-columns-repeated="1638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BASE([.A146];16;2)" office:value-type="string" office:string-value="90" calcext:value-type="string">
            <text:p>90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BASE([.A147];16;2)" office:value-type="string" office:string-value="91" calcext:value-type="string">
            <text:p>91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BASE([.A148];16;2)" office:value-type="string" office:string-value="92" calcext:value-type="string">
            <text:p>92</text:p>
          </table:table-cell>
          <table:table-cell table:number-columns-repeated="1638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BASE([.A149];16;2)" office:value-type="string" office:string-value="93" calcext:value-type="string">
            <text:p>93</text:p>
          </table:table-cell>
          <table:table-cell table:number-columns-repeated="1638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BASE([.A150];16;2)" office:value-type="string" office:string-value="94" calcext:value-type="string">
            <text:p>94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BASE([.A151];16;2)" office:value-type="string" office:string-value="95" calcext:value-type="string">
            <text:p>9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BASE([.A152];16;2)" office:value-type="string" office:string-value="96" calcext:value-type="string">
            <text:p>96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zpg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BASE([.A153];16;2)" office:value-type="string" office:string-value="97" calcext:value-type="string">
            <text:p>97</text:p>
          </table:table-cell>
          <table:table-cell table:number-columns-repeated="1638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BASE([.A154];16;2)" office:value-type="string" office:string-value="98" calcext:value-type="string">
            <text:p>98</text:p>
          </table:table-cell>
          <table:table-cell office:value-type="string" calcext:value-type="string">
            <text:p>TY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BASE([.A155];16;2)" office:value-type="string" office:string-value="99" calcext:value-type="string">
            <text:p>99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BASE([.A156];16;2)" office:value-type="string" office:string-value="9A" calcext:value-type="string">
            <text:p>9A</text:p>
          </table:table-cell>
          <table:table-cell office:value-type="string" calcext:value-type="string">
            <text:p>TXS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BASE([.A157];16;2)" office:value-type="string" office:string-value="9B" calcext:value-type="string">
            <text:p>9B</text:p>
          </table:table-cell>
          <table:table-cell table:number-columns-repeated="1638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BASE([.A158];16;2)" office:value-type="string" office:string-value="9C" calcext:value-type="string">
            <text:p>9C</text:p>
          </table:table-cell>
          <table:table-cell table:number-columns-repeated="1638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BASE([.A159];16;2)" office:value-type="string" office:string-value="9D" calcext:value-type="string">
            <text:p>9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BASE([.A160];16;2)" office:value-type="string" office:string-value="9E" calcext:value-type="string">
            <text:p>9E</text:p>
          </table:table-cell>
          <table:table-cell table:number-columns-repeated="1638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BASE([.A161];16;2)" office:value-type="string" office:string-value="9F" calcext:value-type="string">
            <text:p>9F</text:p>
          </table:table-cell>
          <table:table-cell table:number-columns-repeated="1638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BASE([.A162];16;2)" office:value-type="string" office:string-value="A0" calcext:value-type="string">
            <text:p>A0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BASE([.A163];16;2)" office:value-type="string" office:string-value="A1" calcext:value-type="string">
            <text:p>A1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BASE([.A164];16;2)" office:value-type="string" office:string-value="A2" calcext:value-type="string">
            <text:p>A2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BASE([.A165];16;2)" office:value-type="string" office:string-value="A3" calcext:value-type="string">
            <text:p>A3</text:p>
          </table:table-cell>
          <table:table-cell table:number-columns-repeated="1638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BASE([.A166];16;2)" office:value-type="string" office:string-value="A4" calcext:value-type="string">
            <text:p>A4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BASE([.A167];16;2)" office:value-type="string" office:string-value="A5" calcext:value-type="string">
            <text:p>A5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BASE([.A168];16;2)" office:value-type="string" office:string-value="A6" calcext:value-type="string">
            <text:p>A6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BASE([.A169];16;2)" office:value-type="string" office:string-value="A7" calcext:value-type="string">
            <text:p>A7</text:p>
          </table:table-cell>
          <table:table-cell table:number-columns-repeated="1638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BASE([.A170];16;2)" office:value-type="string" office:string-value="A8" calcext:value-type="string">
            <text:p>A8</text:p>
          </table:table-cell>
          <table:table-cell office:value-type="string" calcext:value-type="string">
            <text:p>TA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BASE([.A171];16;2)" office:value-type="string" office:string-value="A9" calcext:value-type="string">
            <text:p>A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BASE([.A172];16;2)" office:value-type="string" office:string-value="AA" calcext:value-type="string">
            <text:p>A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BASE([.A173];16;2)" office:value-type="string" office:string-value="AB" calcext:value-type="string">
            <text:p>AB</text:p>
          </table:table-cell>
          <table:table-cell table:number-columns-repeated="1638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BASE([.A174];16;2)" office:value-type="string" office:string-value="AC" calcext:value-type="string">
            <text:p>AC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BASE([.A175];16;2)" office:value-type="string" office:string-value="AD" calcext:value-type="string">
            <text:p>AD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BASE([.A176];16;2)" office:value-type="string" office:string-value="AE" calcext:value-type="string">
            <text:p>AE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BASE([.A177];16;2)" office:value-type="string" office:string-value="AF" calcext:value-type="string">
            <text:p>AF</text:p>
          </table:table-cell>
          <table:table-cell table:number-columns-repeated="1638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BASE([.A178];16;2)" office:value-type="string" office:string-value="B0" calcext:value-type="string">
            <text:p>B0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BASE([.A179];16;2)" office:value-type="string" office:string-value="B1" calcext:value-type="string">
            <text:p>B1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BASE([.A180];16;2)" office:value-type="string" office:string-value="B2" calcext:value-type="string">
            <text:p>B2</text:p>
          </table:table-cell>
          <table:table-cell table:number-columns-repeated="1638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BASE([.A181];16;2)" office:value-type="string" office:string-value="B3" calcext:value-type="string">
            <text:p>B3</text:p>
          </table:table-cell>
          <table:table-cell table:number-columns-repeated="1638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BASE([.A182];16;2)" office:value-type="string" office:string-value="B4" calcext:value-type="string">
            <text:p>B4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BASE([.A183];16;2)" office:value-type="string" office:string-value="B5" calcext:value-type="string">
            <text:p>B5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BASE([.A184];16;2)" office:value-type="string" office:string-value="B6" calcext:value-type="string">
            <text:p>B6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zpg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BASE([.A185];16;2)" office:value-type="string" office:string-value="B7" calcext:value-type="string">
            <text:p>B7</text:p>
          </table:table-cell>
          <table:table-cell table:number-columns-repeated="1638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BASE([.A186];16;2)" office:value-type="string" office:string-value="B8" calcext:value-type="string">
            <text:p>B8</text:p>
          </table:table-cell>
          <table:table-cell office:value-type="string" calcext:value-type="string">
            <text:p>CLV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BASE([.A187];16;2)" office:value-type="string" office:string-value="B9" calcext:value-type="string">
            <text:p>B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BASE([.A188];16;2)" office:value-type="string" office:string-value="BA" calcext:value-type="string">
            <text:p>BA</text:p>
          </table:table-cell>
          <table:table-cell office:value-type="string" calcext:value-type="string">
            <text:p>TS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BASE([.A189];16;2)" office:value-type="string" office:string-value="BB" calcext:value-type="string">
            <text:p>BB</text:p>
          </table:table-cell>
          <table:table-cell table:number-columns-repeated="1638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BASE([.A190];16;2)" office:value-type="string" office:string-value="BC" calcext:value-type="string">
            <text:p>BC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BASE([.A191];16;2)" office:value-type="string" office:string-value="BD" calcext:value-type="string">
            <text:p>BD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BASE([.A192];16;2)" office:value-type="string" office:string-value="BE" calcext:value-type="string">
            <text:p>BE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BASE([.A193];16;2)" office:value-type="string" office:string-value="BF" calcext:value-type="string">
            <text:p>BF</text:p>
          </table:table-cell>
          <table:table-cell table:number-columns-repeated="1638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BASE([.A194];16;2)" office:value-type="string" office:string-value="C0" calcext:value-type="string">
            <text:p>C0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BASE([.A195];16;2)" office:value-type="string" office:string-value="C1" calcext:value-type="string">
            <text:p>C1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BASE([.A196];16;2)" office:value-type="string" office:string-value="C2" calcext:value-type="string">
            <text:p>C2</text:p>
          </table:table-cell>
          <table:table-cell table:number-columns-repeated="1638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BASE([.A197];16;2)" office:value-type="string" office:string-value="C3" calcext:value-type="string">
            <text:p>C3</text:p>
          </table:table-cell>
          <table:table-cell table:number-columns-repeated="1638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BASE([.A198];16;2)" office:value-type="string" office:string-value="C4" calcext:value-type="string">
            <text:p>C4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BASE([.A199];16;2)" office:value-type="string" office:string-value="C5" calcext:value-type="string">
            <text:p>C5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BASE([.A200];16;2)" office:value-type="string" office:string-value="C6" calcext:value-type="string">
            <text:p>C6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BASE([.A201];16;2)" office:value-type="string" office:string-value="C7" calcext:value-type="string">
            <text:p>C7</text:p>
          </table:table-cell>
          <table:table-cell table:number-columns-repeated="1638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BASE([.A202];16;2)" office:value-type="string" office:string-value="C8" calcext:value-type="string">
            <text:p>C8</text:p>
          </table:table-cell>
          <table:table-cell office:value-type="string" calcext:value-type="string">
            <text:p>IN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BASE([.A203];16;2)" office:value-type="string" office:string-value="C9" calcext:value-type="string">
            <text:p>C9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BASE([.A204];16;2)" office:value-type="string" office:string-value="CA" calcext:value-type="string">
            <text:p>CA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BASE([.A205];16;2)" office:value-type="string" office:string-value="CB" calcext:value-type="string">
            <text:p>CB</text:p>
          </table:table-cell>
          <table:table-cell table:number-columns-repeated="1638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BASE([.A206];16;2)" office:value-type="string" office:string-value="CC" calcext:value-type="string">
            <text:p>CC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BASE([.A207];16;2)" office:value-type="string" office:string-value="CD" calcext:value-type="string">
            <text:p>CD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BASE([.A208];16;2)" office:value-type="string" office:string-value="CE" calcext:value-type="string">
            <text:p>CE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BASE([.A209];16;2)" office:value-type="string" office:string-value="CF" calcext:value-type="string">
            <text:p>CF</text:p>
          </table:table-cell>
          <table:table-cell table:number-columns-repeated="1638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BASE([.A210];16;2)" office:value-type="string" office:string-value="D0" calcext:value-type="string">
            <text:p>D0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BASE([.A211];16;2)" office:value-type="string" office:string-value="D1" calcext:value-type="string">
            <text:p>D1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BASE([.A212];16;2)" office:value-type="string" office:string-value="D2" calcext:value-type="string">
            <text:p>D2</text:p>
          </table:table-cell>
          <table:table-cell table:number-columns-repeated="1638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BASE([.A213];16;2)" office:value-type="string" office:string-value="D3" calcext:value-type="string">
            <text:p>D3</text:p>
          </table:table-cell>
          <table:table-cell table:number-columns-repeated="1638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BASE([.A214];16;2)" office:value-type="string" office:string-value="D4" calcext:value-type="string">
            <text:p>D4</text:p>
          </table:table-cell>
          <table:table-cell table:number-columns-repeated="1638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BASE([.A215];16;2)" office:value-type="string" office:string-value="D5" calcext:value-type="string">
            <text:p>D5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BASE([.A216];16;2)" office:value-type="string" office:string-value="D6" calcext:value-type="string">
            <text:p>D6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BASE([.A217];16;2)" office:value-type="string" office:string-value="D7" calcext:value-type="string">
            <text:p>D7</text:p>
          </table:table-cell>
          <table:table-cell table:number-columns-repeated="1638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BASE([.A218];16;2)" office:value-type="string" office:string-value="D8" calcext:value-type="string">
            <text:p>D8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BASE([.A219];16;2)" office:value-type="string" office:string-value="D9" calcext:value-type="string">
            <text:p>D9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BASE([.A220];16;2)" office:value-type="string" office:string-value="DA" calcext:value-type="string">
            <text:p>DA</text:p>
          </table:table-cell>
          <table:table-cell table:number-columns-repeated="1638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BASE([.A221];16;2)" office:value-type="string" office:string-value="DB" calcext:value-type="string">
            <text:p>DB</text:p>
          </table:table-cell>
          <table:table-cell table:number-columns-repeated="1638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BASE([.A222];16;2)" office:value-type="string" office:string-value="DC" calcext:value-type="string">
            <text:p>DC</text:p>
          </table:table-cell>
          <table:table-cell table:number-columns-repeated="1638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BASE([.A223];16;2)" office:value-type="string" office:string-value="DD" calcext:value-type="string">
            <text:p>DD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BASE([.A224];16;2)" office:value-type="string" office:string-value="DE" calcext:value-type="string">
            <text:p>DE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BASE([.A225];16;2)" office:value-type="string" office:string-value="DF" calcext:value-type="string">
            <text:p>DF</text:p>
          </table:table-cell>
          <table:table-cell table:number-columns-repeated="1638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BASE([.A226];16;2)" office:value-type="string" office:string-value="E0" calcext:value-type="string">
            <text:p>E0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BASE([.A227];16;2)" office:value-type="string" office:string-value="E1" calcext:value-type="string">
            <text:p>E1</text:p>
          </table:table-cell>
          <table:table-cell table:number-columns-repeated="1638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BASE([.A228];16;2)" office:value-type="string" office:string-value="E2" calcext:value-type="string">
            <text:p>E2</text:p>
          </table:table-cell>
          <table:table-cell table:number-columns-repeated="1638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BASE([.A229];16;2)" office:value-type="string" office:string-value="E3" calcext:value-type="string">
            <text:p>E3</text:p>
          </table:table-cell>
          <table:table-cell table:number-columns-repeated="1638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BASE([.A230];16;2)" office:value-type="string" office:string-value="E4" calcext:value-type="string">
            <text:p>E4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BASE([.A231];16;2)" office:value-type="string" office:string-value="E5" calcext:value-type="string">
            <text:p>E5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BASE([.A232];16;2)" office:value-type="string" office:string-value="E6" calcext:value-type="string">
            <text:p>E6</text:p>
          </table:table-cell>
          <table:table-cell table:number-columns-repeated="1638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BASE([.A233];16;2)" office:value-type="string" office:string-value="E7" calcext:value-type="string">
            <text:p>E7</text:p>
          </table:table-cell>
          <table:table-cell table:number-columns-repeated="1638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BASE([.A234];16;2)" office:value-type="string" office:string-value="E8" calcext:value-type="string">
            <text:p>E8</text:p>
          </table:table-cell>
          <table:table-cell office:value-type="string" calcext:value-type="string">
            <text:p>IN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BASE([.A235];16;2)" office:value-type="string" office:string-value="E9" calcext:value-type="string">
            <text:p>E9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BASE([.A236];16;2)" office:value-type="string" office:string-value="EA" calcext:value-type="string">
            <text:p>EA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BASE([.A237];16;2)" office:value-type="string" office:string-value="EB" calcext:value-type="string">
            <text:p>EB</text:p>
          </table:table-cell>
          <table:table-cell table:number-columns-repeated="1638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BASE([.A238];16;2)" office:value-type="string" office:string-value="EC" calcext:value-type="string">
            <text:p>EC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BASE([.A239];16;2)" office:value-type="string" office:string-value="ED" calcext:value-type="string">
            <text:p>ED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BASE([.A240];16;2)" office:value-type="string" office:string-value="EE" calcext:value-type="string">
            <text:p>EE</text:p>
          </table:table-cell>
          <table:table-cell table:number-columns-repeated="1638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BASE([.A241];16;2)" office:value-type="string" office:string-value="EF" calcext:value-type="string">
            <text:p>EF</text:p>
          </table:table-cell>
          <table:table-cell table:number-columns-repeated="1638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BASE([.A242];16;2)" office:value-type="string" office:string-value="F0" calcext:value-type="string">
            <text:p>F0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BASE([.A243];16;2)" office:value-type="string" office:string-value="F1" calcext:value-type="string">
            <text:p>F1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BASE([.A244];16;2)" office:value-type="string" office:string-value="F2" calcext:value-type="string">
            <text:p>F2</text:p>
          </table:table-cell>
          <table:table-cell table:number-columns-repeated="1638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BASE([.A245];16;2)" office:value-type="string" office:string-value="F3" calcext:value-type="string">
            <text:p>F3</text:p>
          </table:table-cell>
          <table:table-cell table:number-columns-repeated="1638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BASE([.A246];16;2)" office:value-type="string" office:string-value="F4" calcext:value-type="string">
            <text:p>F4</text:p>
          </table:table-cell>
          <table:table-cell table:number-columns-repeated="1638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BASE([.A247];16;2)" office:value-type="string" office:string-value="F5" calcext:value-type="string">
            <text:p>F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BASE([.A248];16;2)" office:value-type="string" office:string-value="F6" calcext:value-type="string">
            <text:p>F6</text:p>
          </table:table-cell>
          <table:table-cell table:number-columns-repeated="1638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BASE([.A249];16;2)" office:value-type="string" office:string-value="F7" calcext:value-type="string">
            <text:p>F7</text:p>
          </table:table-cell>
          <table:table-cell table:number-columns-repeated="1638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BASE([.A250];16;2)" office:value-type="string" office:string-value="F8" calcext:value-type="string">
            <text:p>F8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BASE([.A251];16;2)" office:value-type="string" office:string-value="F9" calcext:value-type="string">
            <text:p>F9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BASE([.A252];16;2)" office:value-type="string" office:string-value="FA" calcext:value-type="string">
            <text:p>FA</text:p>
          </table:table-cell>
          <table:table-cell table:number-columns-repeated="1638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BASE([.A253];16;2)" office:value-type="string" office:string-value="FB" calcext:value-type="string">
            <text:p>FB</text:p>
          </table:table-cell>
          <table:table-cell table:number-columns-repeated="1638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BASE([.A254];16;2)" office:value-type="string" office:string-value="FC" calcext:value-type="string">
            <text:p>FC</text:p>
          </table:table-cell>
          <table:table-cell table:number-columns-repeated="1638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BASE([.A255];16;2)" office:value-type="string" office:string-value="FD" calcext:value-type="string">
            <text:p>FD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BASE([.A256];16;2)" office:value-type="string" office:string-value="FE" calcext:value-type="string">
            <text:p>FE</text:p>
          </table:table-cell>
          <table:table-cell table:number-columns-repeated="1638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BASE([.A257];16;2)" office:value-type="string" office:string-value="FF" calcext:value-type="string">
            <text:p>FF</text:p>
          </table:table-cell>
          <table:table-cell table:number-columns-repeated="16382"/>
        </table:table-row>
      </table:table>
      <table:table table:name="FunctionList" table:style-name="ta1">
        <office:forms form:automatic-focus="false" form:apply-design-mode="false"/>
        <table:table-column table:style-name="co2" table:default-cell-style-name="Default"/>
        <table:table-row table:style-name="ro1">
          <table:table-cell office:value-type="string" calcext:value-type="string">
            <text:p>{</text:p>
          </table:table-cell>
        </table:table-row>
        <table:table-row table:style-name="ro1">
          <table:table-cell table:formula="of:=IF(ISBLANK([$OpCodes.C2]);&quot;do_NOP_impl&quot;;&quot;do_&quot;&amp;[$OpCodes.C2]&amp;&quot;_&quot;&amp;[$OpCodes.D2])&amp;&quot;, &quot;&amp;CHAR(9)&amp;&quot;// 0x&quot;&amp;[$OpCodes.B2]" office:value-type="string" office:string-value="do_BRK_impl, &#9;// 0x00" calcext:value-type="string">
            <text:p>do_BRK_impl, <text:tab/>// 0x00</text:p>
          </table:table-cell>
        </table:table-row>
        <table:table-row table:style-name="ro1">
          <table:table-cell table:formula="of:=IF(ISBLANK([$OpCodes.C3]);&quot;do_NOP_impl&quot;;&quot;do_&quot;&amp;[$OpCodes.C3]&amp;&quot;_&quot;&amp;[$OpCodes.D3])&amp;&quot;, &quot;&amp;CHAR(9)&amp;&quot;// 0x&quot;&amp;[$OpCodes.B3]" office:value-type="string" office:string-value="do_ORA_Xind, &#9;// 0x01" calcext:value-type="string">
            <text:p>do_ORA_Xind, <text:tab/>// 0x01</text:p>
          </table:table-cell>
        </table:table-row>
        <table:table-row table:style-name="ro1">
          <table:table-cell table:formula="of:=IF(ISBLANK([$OpCodes.C4]);&quot;do_NOP_impl&quot;;&quot;do_&quot;&amp;[$OpCodes.C4]&amp;&quot;_&quot;&amp;[$OpCodes.D4])&amp;&quot;, &quot;&amp;CHAR(9)&amp;&quot;// 0x&quot;&amp;[$OpCodes.B4]" office:value-type="string" office:string-value="do_NOP_impl, &#9;// 0x02" calcext:value-type="string">
            <text:p>do_NOP_impl, <text:tab/>// 0x02</text:p>
          </table:table-cell>
        </table:table-row>
        <table:table-row table:style-name="ro1">
          <table:table-cell table:formula="of:=IF(ISBLANK([$OpCodes.C5]);&quot;do_NOP_impl&quot;;&quot;do_&quot;&amp;[$OpCodes.C5]&amp;&quot;_&quot;&amp;[$OpCodes.D5])&amp;&quot;, &quot;&amp;CHAR(9)&amp;&quot;// 0x&quot;&amp;[$OpCodes.B5]" office:value-type="string" office:string-value="do_NOP_impl, &#9;// 0x03" calcext:value-type="string">
            <text:p>do_NOP_impl, <text:tab/>// 0x03</text:p>
          </table:table-cell>
        </table:table-row>
        <table:table-row table:style-name="ro1">
          <table:table-cell table:formula="of:=IF(ISBLANK([$OpCodes.C6]);&quot;do_NOP_impl&quot;;&quot;do_&quot;&amp;[$OpCodes.C6]&amp;&quot;_&quot;&amp;[$OpCodes.D6])&amp;&quot;, &quot;&amp;CHAR(9)&amp;&quot;// 0x&quot;&amp;[$OpCodes.B6]" office:value-type="string" office:string-value="do_NOP_impl, &#9;// 0x04" calcext:value-type="string">
            <text:p>do_NOP_impl, <text:tab/>// 0x04</text:p>
          </table:table-cell>
        </table:table-row>
        <table:table-row table:style-name="ro1">
          <table:table-cell table:formula="of:=IF(ISBLANK([$OpCodes.C7]);&quot;do_NOP_impl&quot;;&quot;do_&quot;&amp;[$OpCodes.C7]&amp;&quot;_&quot;&amp;[$OpCodes.D7])&amp;&quot;, &quot;&amp;CHAR(9)&amp;&quot;// 0x&quot;&amp;[$OpCodes.B7]" office:value-type="string" office:string-value="do_ORA_zpg, &#9;// 0x05" calcext:value-type="string">
            <text:p>do_ORA_zpg, <text:tab/>// 0x05</text:p>
          </table:table-cell>
        </table:table-row>
        <table:table-row table:style-name="ro1">
          <table:table-cell table:formula="of:=IF(ISBLANK([$OpCodes.C8]);&quot;do_NOP_impl&quot;;&quot;do_&quot;&amp;[$OpCodes.C8]&amp;&quot;_&quot;&amp;[$OpCodes.D8])&amp;&quot;, &quot;&amp;CHAR(9)&amp;&quot;// 0x&quot;&amp;[$OpCodes.B8]" office:value-type="string" office:string-value="do_NOP_impl, &#9;// 0x06" calcext:value-type="string">
            <text:p>do_NOP_impl, <text:tab/>// 0x06</text:p>
          </table:table-cell>
        </table:table-row>
        <table:table-row table:style-name="ro1">
          <table:table-cell table:formula="of:=IF(ISBLANK([$OpCodes.C9]);&quot;do_NOP_impl&quot;;&quot;do_&quot;&amp;[$OpCodes.C9]&amp;&quot;_&quot;&amp;[$OpCodes.D9])&amp;&quot;, &quot;&amp;CHAR(9)&amp;&quot;// 0x&quot;&amp;[$OpCodes.B9]" office:value-type="string" office:string-value="do_NOP_impl, &#9;// 0x07" calcext:value-type="string">
            <text:p>do_NOP_impl, <text:tab/>// 0x07</text:p>
          </table:table-cell>
        </table:table-row>
        <table:table-row table:style-name="ro1">
          <table:table-cell table:formula="of:=IF(ISBLANK([$OpCodes.C10]);&quot;do_NOP_impl&quot;;&quot;do_&quot;&amp;[$OpCodes.C10]&amp;&quot;_&quot;&amp;[$OpCodes.D10])&amp;&quot;, &quot;&amp;CHAR(9)&amp;&quot;// 0x&quot;&amp;[$OpCodes.B10]" office:value-type="string" office:string-value="do_PHP_impl, &#9;// 0x08" calcext:value-type="string">
            <text:p>do_PHP_impl, <text:tab/>// 0x08</text:p>
          </table:table-cell>
        </table:table-row>
        <table:table-row table:style-name="ro1">
          <table:table-cell table:formula="of:=IF(ISBLANK([$OpCodes.C11]);&quot;do_NOP_impl&quot;;&quot;do_&quot;&amp;[$OpCodes.C11]&amp;&quot;_&quot;&amp;[$OpCodes.D11])&amp;&quot;, &quot;&amp;CHAR(9)&amp;&quot;// 0x&quot;&amp;[$OpCodes.B11]" office:value-type="string" office:string-value="do_ORA_imm, &#9;// 0x09" calcext:value-type="string">
            <text:p>do_ORA_imm, <text:tab/>// 0x09</text:p>
          </table:table-cell>
        </table:table-row>
        <table:table-row table:style-name="ro1">
          <table:table-cell table:formula="of:=IF(ISBLANK([$OpCodes.C12]);&quot;do_NOP_impl&quot;;&quot;do_&quot;&amp;[$OpCodes.C12]&amp;&quot;_&quot;&amp;[$OpCodes.D12])&amp;&quot;, &quot;&amp;CHAR(9)&amp;&quot;// 0x&quot;&amp;[$OpCodes.B12]" office:value-type="string" office:string-value="do_NOP_impl, &#9;// 0x0A" calcext:value-type="string">
            <text:p>do_NOP_impl, <text:tab/>// 0x0A</text:p>
          </table:table-cell>
        </table:table-row>
        <table:table-row table:style-name="ro1">
          <table:table-cell table:formula="of:=IF(ISBLANK([$OpCodes.C13]);&quot;do_NOP_impl&quot;;&quot;do_&quot;&amp;[$OpCodes.C13]&amp;&quot;_&quot;&amp;[$OpCodes.D13])&amp;&quot;, &quot;&amp;CHAR(9)&amp;&quot;// 0x&quot;&amp;[$OpCodes.B13]" office:value-type="string" office:string-value="do_NOP_impl, &#9;// 0x0B" calcext:value-type="string">
            <text:p>do_NOP_impl, <text:tab/>// 0x0B</text:p>
          </table:table-cell>
        </table:table-row>
        <table:table-row table:style-name="ro1">
          <table:table-cell table:formula="of:=IF(ISBLANK([$OpCodes.C14]);&quot;do_NOP_impl&quot;;&quot;do_&quot;&amp;[$OpCodes.C14]&amp;&quot;_&quot;&amp;[$OpCodes.D14])&amp;&quot;, &quot;&amp;CHAR(9)&amp;&quot;// 0x&quot;&amp;[$OpCodes.B14]" office:value-type="string" office:string-value="do_NOP_impl, &#9;// 0x0C" calcext:value-type="string">
            <text:p>do_NOP_impl, <text:tab/>// 0x0C</text:p>
          </table:table-cell>
        </table:table-row>
        <table:table-row table:style-name="ro1">
          <table:table-cell table:formula="of:=IF(ISBLANK([$OpCodes.C15]);&quot;do_NOP_impl&quot;;&quot;do_&quot;&amp;[$OpCodes.C15]&amp;&quot;_&quot;&amp;[$OpCodes.D15])&amp;&quot;, &quot;&amp;CHAR(9)&amp;&quot;// 0x&quot;&amp;[$OpCodes.B15]" office:value-type="string" office:string-value="do_ORA_abs, &#9;// 0x0D" calcext:value-type="string">
            <text:p>do_ORA_abs, <text:tab/>// 0x0D</text:p>
          </table:table-cell>
        </table:table-row>
        <table:table-row table:style-name="ro1">
          <table:table-cell table:formula="of:=IF(ISBLANK([$OpCodes.C16]);&quot;do_NOP_impl&quot;;&quot;do_&quot;&amp;[$OpCodes.C16]&amp;&quot;_&quot;&amp;[$OpCodes.D16])&amp;&quot;, &quot;&amp;CHAR(9)&amp;&quot;// 0x&quot;&amp;[$OpCodes.B16]" office:value-type="string" office:string-value="do_NOP_impl, &#9;// 0x0E" calcext:value-type="string">
            <text:p>do_NOP_impl, <text:tab/>// 0x0E</text:p>
          </table:table-cell>
        </table:table-row>
        <table:table-row table:style-name="ro1">
          <table:table-cell table:formula="of:=IF(ISBLANK([$OpCodes.C17]);&quot;do_NOP_impl&quot;;&quot;do_&quot;&amp;[$OpCodes.C17]&amp;&quot;_&quot;&amp;[$OpCodes.D17])&amp;&quot;, &quot;&amp;CHAR(9)&amp;&quot;// 0x&quot;&amp;[$OpCodes.B17]" office:value-type="string" office:string-value="do_NOP_impl, &#9;// 0x0F" calcext:value-type="string">
            <text:p>do_NOP_impl, <text:tab/>// 0x0F</text:p>
          </table:table-cell>
        </table:table-row>
        <table:table-row table:style-name="ro1">
          <table:table-cell table:formula="of:=IF(ISBLANK([$OpCodes.C18]);&quot;do_NOP_impl&quot;;&quot;do_&quot;&amp;[$OpCodes.C18]&amp;&quot;_&quot;&amp;[$OpCodes.D18])&amp;&quot;, &quot;&amp;CHAR(9)&amp;&quot;// 0x&quot;&amp;[$OpCodes.B18]" office:value-type="string" office:string-value="do_BPL_rel, &#9;// 0x10" calcext:value-type="string">
            <text:p>do_BPL_rel, <text:tab/>// 0x10</text:p>
          </table:table-cell>
        </table:table-row>
        <table:table-row table:style-name="ro1">
          <table:table-cell table:formula="of:=IF(ISBLANK([$OpCodes.C19]);&quot;do_NOP_impl&quot;;&quot;do_&quot;&amp;[$OpCodes.C19]&amp;&quot;_&quot;&amp;[$OpCodes.D19])&amp;&quot;, &quot;&amp;CHAR(9)&amp;&quot;// 0x&quot;&amp;[$OpCodes.B19]" office:value-type="string" office:string-value="do_ORA_indY, &#9;// 0x11" calcext:value-type="string">
            <text:p>do_ORA_indY, <text:tab/>// 0x11</text:p>
          </table:table-cell>
        </table:table-row>
        <table:table-row table:style-name="ro1">
          <table:table-cell table:formula="of:=IF(ISBLANK([$OpCodes.C20]);&quot;do_NOP_impl&quot;;&quot;do_&quot;&amp;[$OpCodes.C20]&amp;&quot;_&quot;&amp;[$OpCodes.D20])&amp;&quot;, &quot;&amp;CHAR(9)&amp;&quot;// 0x&quot;&amp;[$OpCodes.B20]" office:value-type="string" office:string-value="do_NOP_impl, &#9;// 0x12" calcext:value-type="string">
            <text:p>do_NOP_impl, <text:tab/>// 0x12</text:p>
          </table:table-cell>
        </table:table-row>
        <table:table-row table:style-name="ro1">
          <table:table-cell table:formula="of:=IF(ISBLANK([$OpCodes.C21]);&quot;do_NOP_impl&quot;;&quot;do_&quot;&amp;[$OpCodes.C21]&amp;&quot;_&quot;&amp;[$OpCodes.D21])&amp;&quot;, &quot;&amp;CHAR(9)&amp;&quot;// 0x&quot;&amp;[$OpCodes.B21]" office:value-type="string" office:string-value="do_NOP_impl, &#9;// 0x13" calcext:value-type="string">
            <text:p>do_NOP_impl, <text:tab/>// 0x13</text:p>
          </table:table-cell>
        </table:table-row>
        <table:table-row table:style-name="ro1">
          <table:table-cell table:formula="of:=IF(ISBLANK([$OpCodes.C22]);&quot;do_NOP_impl&quot;;&quot;do_&quot;&amp;[$OpCodes.C22]&amp;&quot;_&quot;&amp;[$OpCodes.D22])&amp;&quot;, &quot;&amp;CHAR(9)&amp;&quot;// 0x&quot;&amp;[$OpCodes.B22]" office:value-type="string" office:string-value="do_NOP_impl, &#9;// 0x14" calcext:value-type="string">
            <text:p>do_NOP_impl, <text:tab/>// 0x14</text:p>
          </table:table-cell>
        </table:table-row>
        <table:table-row table:style-name="ro1">
          <table:table-cell table:formula="of:=IF(ISBLANK([$OpCodes.C23]);&quot;do_NOP_impl&quot;;&quot;do_&quot;&amp;[$OpCodes.C23]&amp;&quot;_&quot;&amp;[$OpCodes.D23])&amp;&quot;, &quot;&amp;CHAR(9)&amp;&quot;// 0x&quot;&amp;[$OpCodes.B23]" office:value-type="string" office:string-value="do_ORA_zpgX, &#9;// 0x15" calcext:value-type="string">
            <text:p>do_ORA_zpgX, <text:tab/>// 0x15</text:p>
          </table:table-cell>
        </table:table-row>
        <table:table-row table:style-name="ro1">
          <table:table-cell table:formula="of:=IF(ISBLANK([$OpCodes.C24]);&quot;do_NOP_impl&quot;;&quot;do_&quot;&amp;[$OpCodes.C24]&amp;&quot;_&quot;&amp;[$OpCodes.D24])&amp;&quot;, &quot;&amp;CHAR(9)&amp;&quot;// 0x&quot;&amp;[$OpCodes.B24]" office:value-type="string" office:string-value="do_NOP_impl, &#9;// 0x16" calcext:value-type="string">
            <text:p>do_NOP_impl, <text:tab/>// 0x16</text:p>
          </table:table-cell>
        </table:table-row>
        <table:table-row table:style-name="ro1">
          <table:table-cell table:formula="of:=IF(ISBLANK([$OpCodes.C25]);&quot;do_NOP_impl&quot;;&quot;do_&quot;&amp;[$OpCodes.C25]&amp;&quot;_&quot;&amp;[$OpCodes.D25])&amp;&quot;, &quot;&amp;CHAR(9)&amp;&quot;// 0x&quot;&amp;[$OpCodes.B25]" office:value-type="string" office:string-value="do_NOP_impl, &#9;// 0x17" calcext:value-type="string">
            <text:p>do_NOP_impl, <text:tab/>// 0x17</text:p>
          </table:table-cell>
        </table:table-row>
        <table:table-row table:style-name="ro1">
          <table:table-cell table:formula="of:=IF(ISBLANK([$OpCodes.C26]);&quot;do_NOP_impl&quot;;&quot;do_&quot;&amp;[$OpCodes.C26]&amp;&quot;_&quot;&amp;[$OpCodes.D26])&amp;&quot;, &quot;&amp;CHAR(9)&amp;&quot;// 0x&quot;&amp;[$OpCodes.B26]" office:value-type="string" office:string-value="do_CLC_impl, &#9;// 0x18" calcext:value-type="string">
            <text:p>do_CLC_impl, <text:tab/>// 0x18</text:p>
          </table:table-cell>
        </table:table-row>
        <table:table-row table:style-name="ro1">
          <table:table-cell table:formula="of:=IF(ISBLANK([$OpCodes.C27]);&quot;do_NOP_impl&quot;;&quot;do_&quot;&amp;[$OpCodes.C27]&amp;&quot;_&quot;&amp;[$OpCodes.D27])&amp;&quot;, &quot;&amp;CHAR(9)&amp;&quot;// 0x&quot;&amp;[$OpCodes.B27]" office:value-type="string" office:string-value="do_ORA_absY, &#9;// 0x19" calcext:value-type="string">
            <text:p>do_ORA_absY, <text:tab/>// 0x19</text:p>
          </table:table-cell>
        </table:table-row>
        <table:table-row table:style-name="ro1">
          <table:table-cell table:formula="of:=IF(ISBLANK([$OpCodes.C28]);&quot;do_NOP_impl&quot;;&quot;do_&quot;&amp;[$OpCodes.C28]&amp;&quot;_&quot;&amp;[$OpCodes.D28])&amp;&quot;, &quot;&amp;CHAR(9)&amp;&quot;// 0x&quot;&amp;[$OpCodes.B28]" office:value-type="string" office:string-value="do_NOP_impl, &#9;// 0x1A" calcext:value-type="string">
            <text:p>do_NOP_impl, <text:tab/>// 0x1A</text:p>
          </table:table-cell>
        </table:table-row>
        <table:table-row table:style-name="ro1">
          <table:table-cell table:formula="of:=IF(ISBLANK([$OpCodes.C29]);&quot;do_NOP_impl&quot;;&quot;do_&quot;&amp;[$OpCodes.C29]&amp;&quot;_&quot;&amp;[$OpCodes.D29])&amp;&quot;, &quot;&amp;CHAR(9)&amp;&quot;// 0x&quot;&amp;[$OpCodes.B29]" office:value-type="string" office:string-value="do_NOP_impl, &#9;// 0x1B" calcext:value-type="string">
            <text:p>do_NOP_impl, <text:tab/>// 0x1B</text:p>
          </table:table-cell>
        </table:table-row>
        <table:table-row table:style-name="ro1">
          <table:table-cell table:formula="of:=IF(ISBLANK([$OpCodes.C30]);&quot;do_NOP_impl&quot;;&quot;do_&quot;&amp;[$OpCodes.C30]&amp;&quot;_&quot;&amp;[$OpCodes.D30])&amp;&quot;, &quot;&amp;CHAR(9)&amp;&quot;// 0x&quot;&amp;[$OpCodes.B30]" office:value-type="string" office:string-value="do_NOP_impl, &#9;// 0x1C" calcext:value-type="string">
            <text:p>do_NOP_impl, <text:tab/>// 0x1C</text:p>
          </table:table-cell>
        </table:table-row>
        <table:table-row table:style-name="ro1">
          <table:table-cell table:formula="of:=IF(ISBLANK([$OpCodes.C31]);&quot;do_NOP_impl&quot;;&quot;do_&quot;&amp;[$OpCodes.C31]&amp;&quot;_&quot;&amp;[$OpCodes.D31])&amp;&quot;, &quot;&amp;CHAR(9)&amp;&quot;// 0x&quot;&amp;[$OpCodes.B31]" office:value-type="string" office:string-value="do_ORA_absX, &#9;// 0x1D" calcext:value-type="string">
            <text:p>do_ORA_absX, <text:tab/>// 0x1D</text:p>
          </table:table-cell>
        </table:table-row>
        <table:table-row table:style-name="ro1">
          <table:table-cell table:formula="of:=IF(ISBLANK([$OpCodes.C32]);&quot;do_NOP_impl&quot;;&quot;do_&quot;&amp;[$OpCodes.C32]&amp;&quot;_&quot;&amp;[$OpCodes.D32])&amp;&quot;, &quot;&amp;CHAR(9)&amp;&quot;// 0x&quot;&amp;[$OpCodes.B32]" office:value-type="string" office:string-value="do_NOP_impl, &#9;// 0x1E" calcext:value-type="string">
            <text:p>do_NOP_impl, <text:tab/>// 0x1E</text:p>
          </table:table-cell>
        </table:table-row>
        <table:table-row table:style-name="ro1">
          <table:table-cell table:formula="of:=IF(ISBLANK([$OpCodes.C33]);&quot;do_NOP_impl&quot;;&quot;do_&quot;&amp;[$OpCodes.C33]&amp;&quot;_&quot;&amp;[$OpCodes.D33])&amp;&quot;, &quot;&amp;CHAR(9)&amp;&quot;// 0x&quot;&amp;[$OpCodes.B33]" office:value-type="string" office:string-value="do_NOP_impl, &#9;// 0x1F" calcext:value-type="string">
            <text:p>do_NOP_impl, <text:tab/>// 0x1F</text:p>
          </table:table-cell>
        </table:table-row>
        <table:table-row table:style-name="ro1">
          <table:table-cell table:formula="of:=IF(ISBLANK([$OpCodes.C34]);&quot;do_NOP_impl&quot;;&quot;do_&quot;&amp;[$OpCodes.C34]&amp;&quot;_&quot;&amp;[$OpCodes.D34])&amp;&quot;, &quot;&amp;CHAR(9)&amp;&quot;// 0x&quot;&amp;[$OpCodes.B34]" office:value-type="string" office:string-value="do_JSR_abs, &#9;// 0x20" calcext:value-type="string">
            <text:p>do_JSR_abs, <text:tab/>// 0x20</text:p>
          </table:table-cell>
        </table:table-row>
        <table:table-row table:style-name="ro1">
          <table:table-cell table:formula="of:=IF(ISBLANK([$OpCodes.C35]);&quot;do_NOP_impl&quot;;&quot;do_&quot;&amp;[$OpCodes.C35]&amp;&quot;_&quot;&amp;[$OpCodes.D35])&amp;&quot;, &quot;&amp;CHAR(9)&amp;&quot;// 0x&quot;&amp;[$OpCodes.B35]" office:value-type="string" office:string-value="do_NOP_impl, &#9;// 0x21" calcext:value-type="string">
            <text:p>do_NOP_impl, <text:tab/>// 0x21</text:p>
          </table:table-cell>
        </table:table-row>
        <table:table-row table:style-name="ro1">
          <table:table-cell table:formula="of:=IF(ISBLANK([$OpCodes.C36]);&quot;do_NOP_impl&quot;;&quot;do_&quot;&amp;[$OpCodes.C36]&amp;&quot;_&quot;&amp;[$OpCodes.D36])&amp;&quot;, &quot;&amp;CHAR(9)&amp;&quot;// 0x&quot;&amp;[$OpCodes.B36]" office:value-type="string" office:string-value="do_NOP_impl, &#9;// 0x22" calcext:value-type="string">
            <text:p>do_NOP_impl, <text:tab/>// 0x22</text:p>
          </table:table-cell>
        </table:table-row>
        <table:table-row table:style-name="ro1">
          <table:table-cell table:formula="of:=IF(ISBLANK([$OpCodes.C37]);&quot;do_NOP_impl&quot;;&quot;do_&quot;&amp;[$OpCodes.C37]&amp;&quot;_&quot;&amp;[$OpCodes.D37])&amp;&quot;, &quot;&amp;CHAR(9)&amp;&quot;// 0x&quot;&amp;[$OpCodes.B37]" office:value-type="string" office:string-value="do_NOP_impl, &#9;// 0x23" calcext:value-type="string">
            <text:p>do_NOP_impl, <text:tab/>// 0x23</text:p>
          </table:table-cell>
        </table:table-row>
        <table:table-row table:style-name="ro1">
          <table:table-cell table:formula="of:=IF(ISBLANK([$OpCodes.C38]);&quot;do_NOP_impl&quot;;&quot;do_&quot;&amp;[$OpCodes.C38]&amp;&quot;_&quot;&amp;[$OpCodes.D38])&amp;&quot;, &quot;&amp;CHAR(9)&amp;&quot;// 0x&quot;&amp;[$OpCodes.B38]" office:value-type="string" office:string-value="do_NOP_impl, &#9;// 0x24" calcext:value-type="string">
            <text:p>do_NOP_impl, <text:tab/>// 0x24</text:p>
          </table:table-cell>
        </table:table-row>
        <table:table-row table:style-name="ro1">
          <table:table-cell table:formula="of:=IF(ISBLANK([$OpCodes.C39]);&quot;do_NOP_impl&quot;;&quot;do_&quot;&amp;[$OpCodes.C39]&amp;&quot;_&quot;&amp;[$OpCodes.D39])&amp;&quot;, &quot;&amp;CHAR(9)&amp;&quot;// 0x&quot;&amp;[$OpCodes.B39]" office:value-type="string" office:string-value="do_NOP_impl, &#9;// 0x25" calcext:value-type="string">
            <text:p>do_NOP_impl, <text:tab/>// 0x25</text:p>
          </table:table-cell>
        </table:table-row>
        <table:table-row table:style-name="ro1">
          <table:table-cell table:formula="of:=IF(ISBLANK([$OpCodes.C40]);&quot;do_NOP_impl&quot;;&quot;do_&quot;&amp;[$OpCodes.C40]&amp;&quot;_&quot;&amp;[$OpCodes.D40])&amp;&quot;, &quot;&amp;CHAR(9)&amp;&quot;// 0x&quot;&amp;[$OpCodes.B40]" office:value-type="string" office:string-value="do_NOP_impl, &#9;// 0x26" calcext:value-type="string">
            <text:p>do_NOP_impl, <text:tab/>// 0x26</text:p>
          </table:table-cell>
        </table:table-row>
        <table:table-row table:style-name="ro1">
          <table:table-cell table:formula="of:=IF(ISBLANK([$OpCodes.C41]);&quot;do_NOP_impl&quot;;&quot;do_&quot;&amp;[$OpCodes.C41]&amp;&quot;_&quot;&amp;[$OpCodes.D41])&amp;&quot;, &quot;&amp;CHAR(9)&amp;&quot;// 0x&quot;&amp;[$OpCodes.B41]" office:value-type="string" office:string-value="do_NOP_impl, &#9;// 0x27" calcext:value-type="string">
            <text:p>do_NOP_impl, <text:tab/>// 0x27</text:p>
          </table:table-cell>
        </table:table-row>
        <table:table-row table:style-name="ro1">
          <table:table-cell table:formula="of:=IF(ISBLANK([$OpCodes.C42]);&quot;do_NOP_impl&quot;;&quot;do_&quot;&amp;[$OpCodes.C42]&amp;&quot;_&quot;&amp;[$OpCodes.D42])&amp;&quot;, &quot;&amp;CHAR(9)&amp;&quot;// 0x&quot;&amp;[$OpCodes.B42]" office:value-type="string" office:string-value="do_NOP_impl, &#9;// 0x28" calcext:value-type="string">
            <text:p>do_NOP_impl, <text:tab/>// 0x28</text:p>
          </table:table-cell>
        </table:table-row>
        <table:table-row table:style-name="ro1">
          <table:table-cell table:formula="of:=IF(ISBLANK([$OpCodes.C43]);&quot;do_NOP_impl&quot;;&quot;do_&quot;&amp;[$OpCodes.C43]&amp;&quot;_&quot;&amp;[$OpCodes.D43])&amp;&quot;, &quot;&amp;CHAR(9)&amp;&quot;// 0x&quot;&amp;[$OpCodes.B43]" office:value-type="string" office:string-value="do_NOP_impl, &#9;// 0x29" calcext:value-type="string">
            <text:p>do_NOP_impl, <text:tab/>// 0x29</text:p>
          </table:table-cell>
        </table:table-row>
        <table:table-row table:style-name="ro1">
          <table:table-cell table:formula="of:=IF(ISBLANK([$OpCodes.C44]);&quot;do_NOP_impl&quot;;&quot;do_&quot;&amp;[$OpCodes.C44]&amp;&quot;_&quot;&amp;[$OpCodes.D44])&amp;&quot;, &quot;&amp;CHAR(9)&amp;&quot;// 0x&quot;&amp;[$OpCodes.B44]" office:value-type="string" office:string-value="do_NOP_impl, &#9;// 0x2A" calcext:value-type="string">
            <text:p>do_NOP_impl, <text:tab/>// 0x2A</text:p>
          </table:table-cell>
        </table:table-row>
        <table:table-row table:style-name="ro1">
          <table:table-cell table:formula="of:=IF(ISBLANK([$OpCodes.C45]);&quot;do_NOP_impl&quot;;&quot;do_&quot;&amp;[$OpCodes.C45]&amp;&quot;_&quot;&amp;[$OpCodes.D45])&amp;&quot;, &quot;&amp;CHAR(9)&amp;&quot;// 0x&quot;&amp;[$OpCodes.B45]" office:value-type="string" office:string-value="do_NOP_impl, &#9;// 0x2B" calcext:value-type="string">
            <text:p>do_NOP_impl, <text:tab/>// 0x2B</text:p>
          </table:table-cell>
        </table:table-row>
        <table:table-row table:style-name="ro1">
          <table:table-cell table:formula="of:=IF(ISBLANK([$OpCodes.C46]);&quot;do_NOP_impl&quot;;&quot;do_&quot;&amp;[$OpCodes.C46]&amp;&quot;_&quot;&amp;[$OpCodes.D46])&amp;&quot;, &quot;&amp;CHAR(9)&amp;&quot;// 0x&quot;&amp;[$OpCodes.B46]" office:value-type="string" office:string-value="do_NOP_impl, &#9;// 0x2C" calcext:value-type="string">
            <text:p>do_NOP_impl, <text:tab/>// 0x2C</text:p>
          </table:table-cell>
        </table:table-row>
        <table:table-row table:style-name="ro1">
          <table:table-cell table:formula="of:=IF(ISBLANK([$OpCodes.C47]);&quot;do_NOP_impl&quot;;&quot;do_&quot;&amp;[$OpCodes.C47]&amp;&quot;_&quot;&amp;[$OpCodes.D47])&amp;&quot;, &quot;&amp;CHAR(9)&amp;&quot;// 0x&quot;&amp;[$OpCodes.B47]" office:value-type="string" office:string-value="do_NOP_impl, &#9;// 0x2D" calcext:value-type="string">
            <text:p>do_NOP_impl, <text:tab/>// 0x2D</text:p>
          </table:table-cell>
        </table:table-row>
        <table:table-row table:style-name="ro1">
          <table:table-cell table:formula="of:=IF(ISBLANK([$OpCodes.C48]);&quot;do_NOP_impl&quot;;&quot;do_&quot;&amp;[$OpCodes.C48]&amp;&quot;_&quot;&amp;[$OpCodes.D48])&amp;&quot;, &quot;&amp;CHAR(9)&amp;&quot;// 0x&quot;&amp;[$OpCodes.B48]" office:value-type="string" office:string-value="do_NOP_impl, &#9;// 0x2E" calcext:value-type="string">
            <text:p>do_NOP_impl, <text:tab/>// 0x2E</text:p>
          </table:table-cell>
        </table:table-row>
        <table:table-row table:style-name="ro1">
          <table:table-cell table:formula="of:=IF(ISBLANK([$OpCodes.C49]);&quot;do_NOP_impl&quot;;&quot;do_&quot;&amp;[$OpCodes.C49]&amp;&quot;_&quot;&amp;[$OpCodes.D49])&amp;&quot;, &quot;&amp;CHAR(9)&amp;&quot;// 0x&quot;&amp;[$OpCodes.B49]" office:value-type="string" office:string-value="do_NOP_impl, &#9;// 0x2F" calcext:value-type="string">
            <text:p>do_NOP_impl, <text:tab/>// 0x2F</text:p>
          </table:table-cell>
        </table:table-row>
        <table:table-row table:style-name="ro1">
          <table:table-cell table:formula="of:=IF(ISBLANK([$OpCodes.C50]);&quot;do_NOP_impl&quot;;&quot;do_&quot;&amp;[$OpCodes.C50]&amp;&quot;_&quot;&amp;[$OpCodes.D50])&amp;&quot;, &quot;&amp;CHAR(9)&amp;&quot;// 0x&quot;&amp;[$OpCodes.B50]" office:value-type="string" office:string-value="do_BMI_rel, &#9;// 0x30" calcext:value-type="string">
            <text:p>do_BMI_rel, <text:tab/>// 0x30</text:p>
          </table:table-cell>
        </table:table-row>
        <table:table-row table:style-name="ro1">
          <table:table-cell table:formula="of:=IF(ISBLANK([$OpCodes.C51]);&quot;do_NOP_impl&quot;;&quot;do_&quot;&amp;[$OpCodes.C51]&amp;&quot;_&quot;&amp;[$OpCodes.D51])&amp;&quot;, &quot;&amp;CHAR(9)&amp;&quot;// 0x&quot;&amp;[$OpCodes.B51]" office:value-type="string" office:string-value="do_NOP_impl, &#9;// 0x31" calcext:value-type="string">
            <text:p>do_NOP_impl, <text:tab/>// 0x31</text:p>
          </table:table-cell>
        </table:table-row>
        <table:table-row table:style-name="ro1">
          <table:table-cell table:formula="of:=IF(ISBLANK([$OpCodes.C52]);&quot;do_NOP_impl&quot;;&quot;do_&quot;&amp;[$OpCodes.C52]&amp;&quot;_&quot;&amp;[$OpCodes.D52])&amp;&quot;, &quot;&amp;CHAR(9)&amp;&quot;// 0x&quot;&amp;[$OpCodes.B52]" office:value-type="string" office:string-value="do_NOP_impl, &#9;// 0x32" calcext:value-type="string">
            <text:p>do_NOP_impl, <text:tab/>// 0x32</text:p>
          </table:table-cell>
        </table:table-row>
        <table:table-row table:style-name="ro1">
          <table:table-cell table:formula="of:=IF(ISBLANK([$OpCodes.C53]);&quot;do_NOP_impl&quot;;&quot;do_&quot;&amp;[$OpCodes.C53]&amp;&quot;_&quot;&amp;[$OpCodes.D53])&amp;&quot;, &quot;&amp;CHAR(9)&amp;&quot;// 0x&quot;&amp;[$OpCodes.B53]" office:value-type="string" office:string-value="do_NOP_impl, &#9;// 0x33" calcext:value-type="string">
            <text:p>do_NOP_impl, <text:tab/>// 0x33</text:p>
          </table:table-cell>
        </table:table-row>
        <table:table-row table:style-name="ro1">
          <table:table-cell table:formula="of:=IF(ISBLANK([$OpCodes.C54]);&quot;do_NOP_impl&quot;;&quot;do_&quot;&amp;[$OpCodes.C54]&amp;&quot;_&quot;&amp;[$OpCodes.D54])&amp;&quot;, &quot;&amp;CHAR(9)&amp;&quot;// 0x&quot;&amp;[$OpCodes.B54]" office:value-type="string" office:string-value="do_NOP_impl, &#9;// 0x34" calcext:value-type="string">
            <text:p>do_NOP_impl, <text:tab/>// 0x34</text:p>
          </table:table-cell>
        </table:table-row>
        <table:table-row table:style-name="ro1">
          <table:table-cell table:formula="of:=IF(ISBLANK([$OpCodes.C55]);&quot;do_NOP_impl&quot;;&quot;do_&quot;&amp;[$OpCodes.C55]&amp;&quot;_&quot;&amp;[$OpCodes.D55])&amp;&quot;, &quot;&amp;CHAR(9)&amp;&quot;// 0x&quot;&amp;[$OpCodes.B55]" office:value-type="string" office:string-value="do_NOP_impl, &#9;// 0x35" calcext:value-type="string">
            <text:p>do_NOP_impl, <text:tab/>// 0x35</text:p>
          </table:table-cell>
        </table:table-row>
        <table:table-row table:style-name="ro1">
          <table:table-cell table:formula="of:=IF(ISBLANK([$OpCodes.C56]);&quot;do_NOP_impl&quot;;&quot;do_&quot;&amp;[$OpCodes.C56]&amp;&quot;_&quot;&amp;[$OpCodes.D56])&amp;&quot;, &quot;&amp;CHAR(9)&amp;&quot;// 0x&quot;&amp;[$OpCodes.B56]" office:value-type="string" office:string-value="do_NOP_impl, &#9;// 0x36" calcext:value-type="string">
            <text:p>do_NOP_impl, <text:tab/>// 0x36</text:p>
          </table:table-cell>
        </table:table-row>
        <table:table-row table:style-name="ro1">
          <table:table-cell table:formula="of:=IF(ISBLANK([$OpCodes.C57]);&quot;do_NOP_impl&quot;;&quot;do_&quot;&amp;[$OpCodes.C57]&amp;&quot;_&quot;&amp;[$OpCodes.D57])&amp;&quot;, &quot;&amp;CHAR(9)&amp;&quot;// 0x&quot;&amp;[$OpCodes.B57]" office:value-type="string" office:string-value="do_NOP_impl, &#9;// 0x37" calcext:value-type="string">
            <text:p>do_NOP_impl, <text:tab/>// 0x37</text:p>
          </table:table-cell>
        </table:table-row>
        <table:table-row table:style-name="ro1">
          <table:table-cell table:formula="of:=IF(ISBLANK([$OpCodes.C58]);&quot;do_NOP_impl&quot;;&quot;do_&quot;&amp;[$OpCodes.C58]&amp;&quot;_&quot;&amp;[$OpCodes.D58])&amp;&quot;, &quot;&amp;CHAR(9)&amp;&quot;// 0x&quot;&amp;[$OpCodes.B58]" office:value-type="string" office:string-value="do_SEC_impl, &#9;// 0x38" calcext:value-type="string">
            <text:p>do_SEC_impl, <text:tab/>// 0x38</text:p>
          </table:table-cell>
        </table:table-row>
        <table:table-row table:style-name="ro1">
          <table:table-cell table:formula="of:=IF(ISBLANK([$OpCodes.C59]);&quot;do_NOP_impl&quot;;&quot;do_&quot;&amp;[$OpCodes.C59]&amp;&quot;_&quot;&amp;[$OpCodes.D59])&amp;&quot;, &quot;&amp;CHAR(9)&amp;&quot;// 0x&quot;&amp;[$OpCodes.B59]" office:value-type="string" office:string-value="do_NOP_impl, &#9;// 0x39" calcext:value-type="string">
            <text:p>do_NOP_impl, <text:tab/>// 0x39</text:p>
          </table:table-cell>
        </table:table-row>
        <table:table-row table:style-name="ro1">
          <table:table-cell table:formula="of:=IF(ISBLANK([$OpCodes.C60]);&quot;do_NOP_impl&quot;;&quot;do_&quot;&amp;[$OpCodes.C60]&amp;&quot;_&quot;&amp;[$OpCodes.D60])&amp;&quot;, &quot;&amp;CHAR(9)&amp;&quot;// 0x&quot;&amp;[$OpCodes.B60]" office:value-type="string" office:string-value="do_NOP_impl, &#9;// 0x3A" calcext:value-type="string">
            <text:p>do_NOP_impl, <text:tab/>// 0x3A</text:p>
          </table:table-cell>
        </table:table-row>
        <table:table-row table:style-name="ro1">
          <table:table-cell table:formula="of:=IF(ISBLANK([$OpCodes.C61]);&quot;do_NOP_impl&quot;;&quot;do_&quot;&amp;[$OpCodes.C61]&amp;&quot;_&quot;&amp;[$OpCodes.D61])&amp;&quot;, &quot;&amp;CHAR(9)&amp;&quot;// 0x&quot;&amp;[$OpCodes.B61]" office:value-type="string" office:string-value="do_NOP_impl, &#9;// 0x3B" calcext:value-type="string">
            <text:p>do_NOP_impl, <text:tab/>// 0x3B</text:p>
          </table:table-cell>
        </table:table-row>
        <table:table-row table:style-name="ro1">
          <table:table-cell table:formula="of:=IF(ISBLANK([$OpCodes.C62]);&quot;do_NOP_impl&quot;;&quot;do_&quot;&amp;[$OpCodes.C62]&amp;&quot;_&quot;&amp;[$OpCodes.D62])&amp;&quot;, &quot;&amp;CHAR(9)&amp;&quot;// 0x&quot;&amp;[$OpCodes.B62]" office:value-type="string" office:string-value="do_NOP_impl, &#9;// 0x3C" calcext:value-type="string">
            <text:p>do_NOP_impl, <text:tab/>// 0x3C</text:p>
          </table:table-cell>
        </table:table-row>
        <table:table-row table:style-name="ro1">
          <table:table-cell table:formula="of:=IF(ISBLANK([$OpCodes.C63]);&quot;do_NOP_impl&quot;;&quot;do_&quot;&amp;[$OpCodes.C63]&amp;&quot;_&quot;&amp;[$OpCodes.D63])&amp;&quot;, &quot;&amp;CHAR(9)&amp;&quot;// 0x&quot;&amp;[$OpCodes.B63]" office:value-type="string" office:string-value="do_NOP_impl, &#9;// 0x3D" calcext:value-type="string">
            <text:p>do_NOP_impl, <text:tab/>// 0x3D</text:p>
          </table:table-cell>
        </table:table-row>
        <table:table-row table:style-name="ro1">
          <table:table-cell table:formula="of:=IF(ISBLANK([$OpCodes.C64]);&quot;do_NOP_impl&quot;;&quot;do_&quot;&amp;[$OpCodes.C64]&amp;&quot;_&quot;&amp;[$OpCodes.D64])&amp;&quot;, &quot;&amp;CHAR(9)&amp;&quot;// 0x&quot;&amp;[$OpCodes.B64]" office:value-type="string" office:string-value="do_NOP_impl, &#9;// 0x3E" calcext:value-type="string">
            <text:p>do_NOP_impl, <text:tab/>// 0x3E</text:p>
          </table:table-cell>
        </table:table-row>
        <table:table-row table:style-name="ro1">
          <table:table-cell table:formula="of:=IF(ISBLANK([$OpCodes.C65]);&quot;do_NOP_impl&quot;;&quot;do_&quot;&amp;[$OpCodes.C65]&amp;&quot;_&quot;&amp;[$OpCodes.D65])&amp;&quot;, &quot;&amp;CHAR(9)&amp;&quot;// 0x&quot;&amp;[$OpCodes.B65]" office:value-type="string" office:string-value="do_NOP_impl, &#9;// 0x3F" calcext:value-type="string">
            <text:p>do_NOP_impl, <text:tab/>// 0x3F</text:p>
          </table:table-cell>
        </table:table-row>
        <table:table-row table:style-name="ro1">
          <table:table-cell table:formula="of:=IF(ISBLANK([$OpCodes.C66]);&quot;do_NOP_impl&quot;;&quot;do_&quot;&amp;[$OpCodes.C66]&amp;&quot;_&quot;&amp;[$OpCodes.D66])&amp;&quot;, &quot;&amp;CHAR(9)&amp;&quot;// 0x&quot;&amp;[$OpCodes.B66]" office:value-type="string" office:string-value="do_RTI_impl, &#9;// 0x40" calcext:value-type="string">
            <text:p>do_RTI_impl, <text:tab/>// 0x40</text:p>
          </table:table-cell>
        </table:table-row>
        <table:table-row table:style-name="ro1">
          <table:table-cell table:formula="of:=IF(ISBLANK([$OpCodes.C67]);&quot;do_NOP_impl&quot;;&quot;do_&quot;&amp;[$OpCodes.C67]&amp;&quot;_&quot;&amp;[$OpCodes.D67])&amp;&quot;, &quot;&amp;CHAR(9)&amp;&quot;// 0x&quot;&amp;[$OpCodes.B67]" office:value-type="string" office:string-value="do_NOP_impl, &#9;// 0x41" calcext:value-type="string">
            <text:p>do_NOP_impl, <text:tab/>// 0x41</text:p>
          </table:table-cell>
        </table:table-row>
        <table:table-row table:style-name="ro1">
          <table:table-cell table:formula="of:=IF(ISBLANK([$OpCodes.C68]);&quot;do_NOP_impl&quot;;&quot;do_&quot;&amp;[$OpCodes.C68]&amp;&quot;_&quot;&amp;[$OpCodes.D68])&amp;&quot;, &quot;&amp;CHAR(9)&amp;&quot;// 0x&quot;&amp;[$OpCodes.B68]" office:value-type="string" office:string-value="do_NOP_impl, &#9;// 0x42" calcext:value-type="string">
            <text:p>do_NOP_impl, <text:tab/>// 0x42</text:p>
          </table:table-cell>
        </table:table-row>
        <table:table-row table:style-name="ro1">
          <table:table-cell table:formula="of:=IF(ISBLANK([$OpCodes.C69]);&quot;do_NOP_impl&quot;;&quot;do_&quot;&amp;[$OpCodes.C69]&amp;&quot;_&quot;&amp;[$OpCodes.D69])&amp;&quot;, &quot;&amp;CHAR(9)&amp;&quot;// 0x&quot;&amp;[$OpCodes.B69]" office:value-type="string" office:string-value="do_NOP_impl, &#9;// 0x43" calcext:value-type="string">
            <text:p>do_NOP_impl, <text:tab/>// 0x43</text:p>
          </table:table-cell>
        </table:table-row>
        <table:table-row table:style-name="ro1">
          <table:table-cell table:formula="of:=IF(ISBLANK([$OpCodes.C70]);&quot;do_NOP_impl&quot;;&quot;do_&quot;&amp;[$OpCodes.C70]&amp;&quot;_&quot;&amp;[$OpCodes.D70])&amp;&quot;, &quot;&amp;CHAR(9)&amp;&quot;// 0x&quot;&amp;[$OpCodes.B70]" office:value-type="string" office:string-value="do_NOP_impl, &#9;// 0x44" calcext:value-type="string">
            <text:p>do_NOP_impl, <text:tab/>// 0x44</text:p>
          </table:table-cell>
        </table:table-row>
        <table:table-row table:style-name="ro1">
          <table:table-cell table:formula="of:=IF(ISBLANK([$OpCodes.C71]);&quot;do_NOP_impl&quot;;&quot;do_&quot;&amp;[$OpCodes.C71]&amp;&quot;_&quot;&amp;[$OpCodes.D71])&amp;&quot;, &quot;&amp;CHAR(9)&amp;&quot;// 0x&quot;&amp;[$OpCodes.B71]" office:value-type="string" office:string-value="do_NOP_impl, &#9;// 0x45" calcext:value-type="string">
            <text:p>do_NOP_impl, <text:tab/>// 0x45</text:p>
          </table:table-cell>
        </table:table-row>
        <table:table-row table:style-name="ro1">
          <table:table-cell table:formula="of:=IF(ISBLANK([$OpCodes.C72]);&quot;do_NOP_impl&quot;;&quot;do_&quot;&amp;[$OpCodes.C72]&amp;&quot;_&quot;&amp;[$OpCodes.D72])&amp;&quot;, &quot;&amp;CHAR(9)&amp;&quot;// 0x&quot;&amp;[$OpCodes.B72]" office:value-type="string" office:string-value="do_NOP_impl, &#9;// 0x46" calcext:value-type="string">
            <text:p>do_NOP_impl, <text:tab/>// 0x46</text:p>
          </table:table-cell>
        </table:table-row>
        <table:table-row table:style-name="ro1">
          <table:table-cell table:formula="of:=IF(ISBLANK([$OpCodes.C73]);&quot;do_NOP_impl&quot;;&quot;do_&quot;&amp;[$OpCodes.C73]&amp;&quot;_&quot;&amp;[$OpCodes.D73])&amp;&quot;, &quot;&amp;CHAR(9)&amp;&quot;// 0x&quot;&amp;[$OpCodes.B73]" office:value-type="string" office:string-value="do_NOP_impl, &#9;// 0x47" calcext:value-type="string">
            <text:p>do_NOP_impl, <text:tab/>// 0x47</text:p>
          </table:table-cell>
        </table:table-row>
        <table:table-row table:style-name="ro1">
          <table:table-cell table:formula="of:=IF(ISBLANK([$OpCodes.C74]);&quot;do_NOP_impl&quot;;&quot;do_&quot;&amp;[$OpCodes.C74]&amp;&quot;_&quot;&amp;[$OpCodes.D74])&amp;&quot;, &quot;&amp;CHAR(9)&amp;&quot;// 0x&quot;&amp;[$OpCodes.B74]" office:value-type="string" office:string-value="do_PHA_1, &#9;// 0x48" calcext:value-type="string">
            <text:p>do_PHA_1, <text:tab/>// 0x48</text:p>
          </table:table-cell>
        </table:table-row>
        <table:table-row table:style-name="ro1">
          <table:table-cell table:formula="of:=IF(ISBLANK([$OpCodes.C75]);&quot;do_NOP_impl&quot;;&quot;do_&quot;&amp;[$OpCodes.C75]&amp;&quot;_&quot;&amp;[$OpCodes.D75])&amp;&quot;, &quot;&amp;CHAR(9)&amp;&quot;// 0x&quot;&amp;[$OpCodes.B75]" office:value-type="string" office:string-value="do_NOP_impl, &#9;// 0x49" calcext:value-type="string">
            <text:p>do_NOP_impl, <text:tab/>// 0x49</text:p>
          </table:table-cell>
        </table:table-row>
        <table:table-row table:style-name="ro1">
          <table:table-cell table:formula="of:=IF(ISBLANK([$OpCodes.C76]);&quot;do_NOP_impl&quot;;&quot;do_&quot;&amp;[$OpCodes.C76]&amp;&quot;_&quot;&amp;[$OpCodes.D76])&amp;&quot;, &quot;&amp;CHAR(9)&amp;&quot;// 0x&quot;&amp;[$OpCodes.B76]" office:value-type="string" office:string-value="do_NOP_impl, &#9;// 0x4A" calcext:value-type="string">
            <text:p>do_NOP_impl, <text:tab/>// 0x4A</text:p>
          </table:table-cell>
        </table:table-row>
        <table:table-row table:style-name="ro1">
          <table:table-cell table:formula="of:=IF(ISBLANK([$OpCodes.C77]);&quot;do_NOP_impl&quot;;&quot;do_&quot;&amp;[$OpCodes.C77]&amp;&quot;_&quot;&amp;[$OpCodes.D77])&amp;&quot;, &quot;&amp;CHAR(9)&amp;&quot;// 0x&quot;&amp;[$OpCodes.B77]" office:value-type="string" office:string-value="do_NOP_impl, &#9;// 0x4B" calcext:value-type="string">
            <text:p>do_NOP_impl, <text:tab/>// 0x4B</text:p>
          </table:table-cell>
        </table:table-row>
        <table:table-row table:style-name="ro1">
          <table:table-cell table:formula="of:=IF(ISBLANK([$OpCodes.C78]);&quot;do_NOP_impl&quot;;&quot;do_&quot;&amp;[$OpCodes.C78]&amp;&quot;_&quot;&amp;[$OpCodes.D78])&amp;&quot;, &quot;&amp;CHAR(9)&amp;&quot;// 0x&quot;&amp;[$OpCodes.B78]" office:value-type="string" office:string-value="do_JMP_abs, &#9;// 0x4C" calcext:value-type="string">
            <text:p>do_JMP_abs, <text:tab/>// 0x4C</text:p>
          </table:table-cell>
        </table:table-row>
        <table:table-row table:style-name="ro1">
          <table:table-cell table:formula="of:=IF(ISBLANK([$OpCodes.C79]);&quot;do_NOP_impl&quot;;&quot;do_&quot;&amp;[$OpCodes.C79]&amp;&quot;_&quot;&amp;[$OpCodes.D79])&amp;&quot;, &quot;&amp;CHAR(9)&amp;&quot;// 0x&quot;&amp;[$OpCodes.B79]" office:value-type="string" office:string-value="do_NOP_impl, &#9;// 0x4D" calcext:value-type="string">
            <text:p>do_NOP_impl, <text:tab/>// 0x4D</text:p>
          </table:table-cell>
        </table:table-row>
        <table:table-row table:style-name="ro1">
          <table:table-cell table:formula="of:=IF(ISBLANK([$OpCodes.C80]);&quot;do_NOP_impl&quot;;&quot;do_&quot;&amp;[$OpCodes.C80]&amp;&quot;_&quot;&amp;[$OpCodes.D80])&amp;&quot;, &quot;&amp;CHAR(9)&amp;&quot;// 0x&quot;&amp;[$OpCodes.B80]" office:value-type="string" office:string-value="do_NOP_impl, &#9;// 0x4E" calcext:value-type="string">
            <text:p>do_NOP_impl, <text:tab/>// 0x4E</text:p>
          </table:table-cell>
        </table:table-row>
        <table:table-row table:style-name="ro1">
          <table:table-cell table:formula="of:=IF(ISBLANK([$OpCodes.C81]);&quot;do_NOP_impl&quot;;&quot;do_&quot;&amp;[$OpCodes.C81]&amp;&quot;_&quot;&amp;[$OpCodes.D81])&amp;&quot;, &quot;&amp;CHAR(9)&amp;&quot;// 0x&quot;&amp;[$OpCodes.B81]" office:value-type="string" office:string-value="do_NOP_impl, &#9;// 0x4F" calcext:value-type="string">
            <text:p>do_NOP_impl, <text:tab/>// 0x4F</text:p>
          </table:table-cell>
        </table:table-row>
        <table:table-row table:style-name="ro1">
          <table:table-cell table:formula="of:=IF(ISBLANK([$OpCodes.C82]);&quot;do_NOP_impl&quot;;&quot;do_&quot;&amp;[$OpCodes.C82]&amp;&quot;_&quot;&amp;[$OpCodes.D82])&amp;&quot;, &quot;&amp;CHAR(9)&amp;&quot;// 0x&quot;&amp;[$OpCodes.B82]" office:value-type="string" office:string-value="do_BVC_rel, &#9;// 0x50" calcext:value-type="string">
            <text:p>do_BVC_rel, <text:tab/>// 0x50</text:p>
          </table:table-cell>
        </table:table-row>
        <table:table-row table:style-name="ro1">
          <table:table-cell table:formula="of:=IF(ISBLANK([$OpCodes.C83]);&quot;do_NOP_impl&quot;;&quot;do_&quot;&amp;[$OpCodes.C83]&amp;&quot;_&quot;&amp;[$OpCodes.D83])&amp;&quot;, &quot;&amp;CHAR(9)&amp;&quot;// 0x&quot;&amp;[$OpCodes.B83]" office:value-type="string" office:string-value="do_NOP_impl, &#9;// 0x51" calcext:value-type="string">
            <text:p>do_NOP_impl, <text:tab/>// 0x51</text:p>
          </table:table-cell>
        </table:table-row>
        <table:table-row table:style-name="ro1">
          <table:table-cell table:formula="of:=IF(ISBLANK([$OpCodes.C84]);&quot;do_NOP_impl&quot;;&quot;do_&quot;&amp;[$OpCodes.C84]&amp;&quot;_&quot;&amp;[$OpCodes.D84])&amp;&quot;, &quot;&amp;CHAR(9)&amp;&quot;// 0x&quot;&amp;[$OpCodes.B84]" office:value-type="string" office:string-value="do_NOP_impl, &#9;// 0x52" calcext:value-type="string">
            <text:p>do_NOP_impl, <text:tab/>// 0x52</text:p>
          </table:table-cell>
        </table:table-row>
        <table:table-row table:style-name="ro1">
          <table:table-cell table:formula="of:=IF(ISBLANK([$OpCodes.C85]);&quot;do_NOP_impl&quot;;&quot;do_&quot;&amp;[$OpCodes.C85]&amp;&quot;_&quot;&amp;[$OpCodes.D85])&amp;&quot;, &quot;&amp;CHAR(9)&amp;&quot;// 0x&quot;&amp;[$OpCodes.B85]" office:value-type="string" office:string-value="do_NOP_impl, &#9;// 0x53" calcext:value-type="string">
            <text:p>do_NOP_impl, <text:tab/>// 0x53</text:p>
          </table:table-cell>
        </table:table-row>
        <table:table-row table:style-name="ro1">
          <table:table-cell table:formula="of:=IF(ISBLANK([$OpCodes.C86]);&quot;do_NOP_impl&quot;;&quot;do_&quot;&amp;[$OpCodes.C86]&amp;&quot;_&quot;&amp;[$OpCodes.D86])&amp;&quot;, &quot;&amp;CHAR(9)&amp;&quot;// 0x&quot;&amp;[$OpCodes.B86]" office:value-type="string" office:string-value="do_NOP_impl, &#9;// 0x54" calcext:value-type="string">
            <text:p>do_NOP_impl, <text:tab/>// 0x54</text:p>
          </table:table-cell>
        </table:table-row>
        <table:table-row table:style-name="ro1">
          <table:table-cell table:formula="of:=IF(ISBLANK([$OpCodes.C87]);&quot;do_NOP_impl&quot;;&quot;do_&quot;&amp;[$OpCodes.C87]&amp;&quot;_&quot;&amp;[$OpCodes.D87])&amp;&quot;, &quot;&amp;CHAR(9)&amp;&quot;// 0x&quot;&amp;[$OpCodes.B87]" office:value-type="string" office:string-value="do_NOP_impl, &#9;// 0x55" calcext:value-type="string">
            <text:p>do_NOP_impl, <text:tab/>// 0x55</text:p>
          </table:table-cell>
        </table:table-row>
        <table:table-row table:style-name="ro1">
          <table:table-cell table:formula="of:=IF(ISBLANK([$OpCodes.C88]);&quot;do_NOP_impl&quot;;&quot;do_&quot;&amp;[$OpCodes.C88]&amp;&quot;_&quot;&amp;[$OpCodes.D88])&amp;&quot;, &quot;&amp;CHAR(9)&amp;&quot;// 0x&quot;&amp;[$OpCodes.B88]" office:value-type="string" office:string-value="do_NOP_impl, &#9;// 0x56" calcext:value-type="string">
            <text:p>do_NOP_impl, <text:tab/>// 0x56</text:p>
          </table:table-cell>
        </table:table-row>
        <table:table-row table:style-name="ro1">
          <table:table-cell table:formula="of:=IF(ISBLANK([$OpCodes.C89]);&quot;do_NOP_impl&quot;;&quot;do_&quot;&amp;[$OpCodes.C89]&amp;&quot;_&quot;&amp;[$OpCodes.D89])&amp;&quot;, &quot;&amp;CHAR(9)&amp;&quot;// 0x&quot;&amp;[$OpCodes.B89]" office:value-type="string" office:string-value="do_NOP_impl, &#9;// 0x57" calcext:value-type="string">
            <text:p>do_NOP_impl, <text:tab/>// 0x57</text:p>
          </table:table-cell>
        </table:table-row>
        <table:table-row table:style-name="ro1">
          <table:table-cell table:formula="of:=IF(ISBLANK([$OpCodes.C90]);&quot;do_NOP_impl&quot;;&quot;do_&quot;&amp;[$OpCodes.C90]&amp;&quot;_&quot;&amp;[$OpCodes.D90])&amp;&quot;, &quot;&amp;CHAR(9)&amp;&quot;// 0x&quot;&amp;[$OpCodes.B90]" office:value-type="string" office:string-value="do_CLI_impl, &#9;// 0x58" calcext:value-type="string">
            <text:p>do_CLI_impl, <text:tab/>// 0x58</text:p>
          </table:table-cell>
        </table:table-row>
        <table:table-row table:style-name="ro1">
          <table:table-cell table:formula="of:=IF(ISBLANK([$OpCodes.C91]);&quot;do_NOP_impl&quot;;&quot;do_&quot;&amp;[$OpCodes.C91]&amp;&quot;_&quot;&amp;[$OpCodes.D91])&amp;&quot;, &quot;&amp;CHAR(9)&amp;&quot;// 0x&quot;&amp;[$OpCodes.B91]" office:value-type="string" office:string-value="do_NOP_impl, &#9;// 0x59" calcext:value-type="string">
            <text:p>do_NOP_impl, <text:tab/>// 0x59</text:p>
          </table:table-cell>
        </table:table-row>
        <table:table-row table:style-name="ro1">
          <table:table-cell table:formula="of:=IF(ISBLANK([$OpCodes.C92]);&quot;do_NOP_impl&quot;;&quot;do_&quot;&amp;[$OpCodes.C92]&amp;&quot;_&quot;&amp;[$OpCodes.D92])&amp;&quot;, &quot;&amp;CHAR(9)&amp;&quot;// 0x&quot;&amp;[$OpCodes.B92]" office:value-type="string" office:string-value="do_NOP_impl, &#9;// 0x5A" calcext:value-type="string">
            <text:p>do_NOP_impl, <text:tab/>// 0x5A</text:p>
          </table:table-cell>
        </table:table-row>
        <table:table-row table:style-name="ro1">
          <table:table-cell table:formula="of:=IF(ISBLANK([$OpCodes.C93]);&quot;do_NOP_impl&quot;;&quot;do_&quot;&amp;[$OpCodes.C93]&amp;&quot;_&quot;&amp;[$OpCodes.D93])&amp;&quot;, &quot;&amp;CHAR(9)&amp;&quot;// 0x&quot;&amp;[$OpCodes.B93]" office:value-type="string" office:string-value="do_NOP_impl, &#9;// 0x5B" calcext:value-type="string">
            <text:p>do_NOP_impl, <text:tab/>// 0x5B</text:p>
          </table:table-cell>
        </table:table-row>
        <table:table-row table:style-name="ro1">
          <table:table-cell table:formula="of:=IF(ISBLANK([$OpCodes.C94]);&quot;do_NOP_impl&quot;;&quot;do_&quot;&amp;[$OpCodes.C94]&amp;&quot;_&quot;&amp;[$OpCodes.D94])&amp;&quot;, &quot;&amp;CHAR(9)&amp;&quot;// 0x&quot;&amp;[$OpCodes.B94]" office:value-type="string" office:string-value="do_NOP_impl, &#9;// 0x5C" calcext:value-type="string">
            <text:p>do_NOP_impl, <text:tab/>// 0x5C</text:p>
          </table:table-cell>
        </table:table-row>
        <table:table-row table:style-name="ro1">
          <table:table-cell table:formula="of:=IF(ISBLANK([$OpCodes.C95]);&quot;do_NOP_impl&quot;;&quot;do_&quot;&amp;[$OpCodes.C95]&amp;&quot;_&quot;&amp;[$OpCodes.D95])&amp;&quot;, &quot;&amp;CHAR(9)&amp;&quot;// 0x&quot;&amp;[$OpCodes.B95]" office:value-type="string" office:string-value="do_NOP_impl, &#9;// 0x5D" calcext:value-type="string">
            <text:p>do_NOP_impl, <text:tab/>// 0x5D</text:p>
          </table:table-cell>
        </table:table-row>
        <table:table-row table:style-name="ro1">
          <table:table-cell table:formula="of:=IF(ISBLANK([$OpCodes.C96]);&quot;do_NOP_impl&quot;;&quot;do_&quot;&amp;[$OpCodes.C96]&amp;&quot;_&quot;&amp;[$OpCodes.D96])&amp;&quot;, &quot;&amp;CHAR(9)&amp;&quot;// 0x&quot;&amp;[$OpCodes.B96]" office:value-type="string" office:string-value="do_NOP_impl, &#9;// 0x5E" calcext:value-type="string">
            <text:p>do_NOP_impl, <text:tab/>// 0x5E</text:p>
          </table:table-cell>
        </table:table-row>
        <table:table-row table:style-name="ro1">
          <table:table-cell table:formula="of:=IF(ISBLANK([$OpCodes.C97]);&quot;do_NOP_impl&quot;;&quot;do_&quot;&amp;[$OpCodes.C97]&amp;&quot;_&quot;&amp;[$OpCodes.D97])&amp;&quot;, &quot;&amp;CHAR(9)&amp;&quot;// 0x&quot;&amp;[$OpCodes.B97]" office:value-type="string" office:string-value="do_NOP_impl, &#9;// 0x5F" calcext:value-type="string">
            <text:p>do_NOP_impl, <text:tab/>// 0x5F</text:p>
          </table:table-cell>
        </table:table-row>
        <table:table-row table:style-name="ro1">
          <table:table-cell table:formula="of:=IF(ISBLANK([$OpCodes.C98]);&quot;do_NOP_impl&quot;;&quot;do_&quot;&amp;[$OpCodes.C98]&amp;&quot;_&quot;&amp;[$OpCodes.D98])&amp;&quot;, &quot;&amp;CHAR(9)&amp;&quot;// 0x&quot;&amp;[$OpCodes.B98]" office:value-type="string" office:string-value="do_RTS_impl, &#9;// 0x60" calcext:value-type="string">
            <text:p>do_RTS_impl, <text:tab/>// 0x60</text:p>
          </table:table-cell>
        </table:table-row>
        <table:table-row table:style-name="ro1">
          <table:table-cell table:formula="of:=IF(ISBLANK([$OpCodes.C99]);&quot;do_NOP_impl&quot;;&quot;do_&quot;&amp;[$OpCodes.C99]&amp;&quot;_&quot;&amp;[$OpCodes.D99])&amp;&quot;, &quot;&amp;CHAR(9)&amp;&quot;// 0x&quot;&amp;[$OpCodes.B99]" office:value-type="string" office:string-value="do_ADC_Xind, &#9;// 0x61" calcext:value-type="string">
            <text:p>do_ADC_Xind, <text:tab/>// 0x61</text:p>
          </table:table-cell>
        </table:table-row>
        <table:table-row table:style-name="ro1">
          <table:table-cell table:formula="of:=IF(ISBLANK([$OpCodes.C100]);&quot;do_NOP_impl&quot;;&quot;do_&quot;&amp;[$OpCodes.C100]&amp;&quot;_&quot;&amp;[$OpCodes.D100])&amp;&quot;, &quot;&amp;CHAR(9)&amp;&quot;// 0x&quot;&amp;[$OpCodes.B100]" office:value-type="string" office:string-value="do_NOP_impl, &#9;// 0x62" calcext:value-type="string">
            <text:p>do_NOP_impl, <text:tab/>// 0x62</text:p>
          </table:table-cell>
        </table:table-row>
        <table:table-row table:style-name="ro1">
          <table:table-cell table:formula="of:=IF(ISBLANK([$OpCodes.C101]);&quot;do_NOP_impl&quot;;&quot;do_&quot;&amp;[$OpCodes.C101]&amp;&quot;_&quot;&amp;[$OpCodes.D101])&amp;&quot;, &quot;&amp;CHAR(9)&amp;&quot;// 0x&quot;&amp;[$OpCodes.B101]" office:value-type="string" office:string-value="do_NOP_impl, &#9;// 0x63" calcext:value-type="string">
            <text:p>do_NOP_impl, <text:tab/>// 0x63</text:p>
          </table:table-cell>
        </table:table-row>
        <table:table-row table:style-name="ro1">
          <table:table-cell table:formula="of:=IF(ISBLANK([$OpCodes.C102]);&quot;do_NOP_impl&quot;;&quot;do_&quot;&amp;[$OpCodes.C102]&amp;&quot;_&quot;&amp;[$OpCodes.D102])&amp;&quot;, &quot;&amp;CHAR(9)&amp;&quot;// 0x&quot;&amp;[$OpCodes.B102]" office:value-type="string" office:string-value="do_NOP_impl, &#9;// 0x64" calcext:value-type="string">
            <text:p>do_NOP_impl, <text:tab/>// 0x64</text:p>
          </table:table-cell>
        </table:table-row>
        <table:table-row table:style-name="ro1">
          <table:table-cell table:formula="of:=IF(ISBLANK([$OpCodes.C103]);&quot;do_NOP_impl&quot;;&quot;do_&quot;&amp;[$OpCodes.C103]&amp;&quot;_&quot;&amp;[$OpCodes.D103])&amp;&quot;, &quot;&amp;CHAR(9)&amp;&quot;// 0x&quot;&amp;[$OpCodes.B103]" office:value-type="string" office:string-value="do_ADC_zpg, &#9;// 0x65" calcext:value-type="string">
            <text:p>do_ADC_zpg, <text:tab/>// 0x65</text:p>
          </table:table-cell>
        </table:table-row>
        <table:table-row table:style-name="ro1">
          <table:table-cell table:formula="of:=IF(ISBLANK([$OpCodes.C104]);&quot;do_NOP_impl&quot;;&quot;do_&quot;&amp;[$OpCodes.C104]&amp;&quot;_&quot;&amp;[$OpCodes.D104])&amp;&quot;, &quot;&amp;CHAR(9)&amp;&quot;// 0x&quot;&amp;[$OpCodes.B104]" office:value-type="string" office:string-value="do_NOP_impl, &#9;// 0x66" calcext:value-type="string">
            <text:p>do_NOP_impl, <text:tab/>// 0x66</text:p>
          </table:table-cell>
        </table:table-row>
        <table:table-row table:style-name="ro1">
          <table:table-cell table:formula="of:=IF(ISBLANK([$OpCodes.C105]);&quot;do_NOP_impl&quot;;&quot;do_&quot;&amp;[$OpCodes.C105]&amp;&quot;_&quot;&amp;[$OpCodes.D105])&amp;&quot;, &quot;&amp;CHAR(9)&amp;&quot;// 0x&quot;&amp;[$OpCodes.B105]" office:value-type="string" office:string-value="do_NOP_impl, &#9;// 0x67" calcext:value-type="string">
            <text:p>do_NOP_impl, <text:tab/>// 0x67</text:p>
          </table:table-cell>
        </table:table-row>
        <table:table-row table:style-name="ro1">
          <table:table-cell table:formula="of:=IF(ISBLANK([$OpCodes.C106]);&quot;do_NOP_impl&quot;;&quot;do_&quot;&amp;[$OpCodes.C106]&amp;&quot;_&quot;&amp;[$OpCodes.D106])&amp;&quot;, &quot;&amp;CHAR(9)&amp;&quot;// 0x&quot;&amp;[$OpCodes.B106]" office:value-type="string" office:string-value="do_PLA_impl, &#9;// 0x68" calcext:value-type="string">
            <text:p>do_PLA_impl, <text:tab/>// 0x68</text:p>
          </table:table-cell>
        </table:table-row>
        <table:table-row table:style-name="ro1">
          <table:table-cell table:formula="of:=IF(ISBLANK([$OpCodes.C107]);&quot;do_NOP_impl&quot;;&quot;do_&quot;&amp;[$OpCodes.C107]&amp;&quot;_&quot;&amp;[$OpCodes.D107])&amp;&quot;, &quot;&amp;CHAR(9)&amp;&quot;// 0x&quot;&amp;[$OpCodes.B107]" office:value-type="string" office:string-value="do_ADC_imm, &#9;// 0x69" calcext:value-type="string">
            <text:p>do_ADC_imm, <text:tab/>// 0x69</text:p>
          </table:table-cell>
        </table:table-row>
        <table:table-row table:style-name="ro1">
          <table:table-cell table:formula="of:=IF(ISBLANK([$OpCodes.C108]);&quot;do_NOP_impl&quot;;&quot;do_&quot;&amp;[$OpCodes.C108]&amp;&quot;_&quot;&amp;[$OpCodes.D108])&amp;&quot;, &quot;&amp;CHAR(9)&amp;&quot;// 0x&quot;&amp;[$OpCodes.B108]" office:value-type="string" office:string-value="do_NOP_impl, &#9;// 0x6A" calcext:value-type="string">
            <text:p>do_NOP_impl, <text:tab/>// 0x6A</text:p>
          </table:table-cell>
        </table:table-row>
        <table:table-row table:style-name="ro1">
          <table:table-cell table:formula="of:=IF(ISBLANK([$OpCodes.C109]);&quot;do_NOP_impl&quot;;&quot;do_&quot;&amp;[$OpCodes.C109]&amp;&quot;_&quot;&amp;[$OpCodes.D109])&amp;&quot;, &quot;&amp;CHAR(9)&amp;&quot;// 0x&quot;&amp;[$OpCodes.B109]" office:value-type="string" office:string-value="do_NOP_impl, &#9;// 0x6B" calcext:value-type="string">
            <text:p>do_NOP_impl, <text:tab/>// 0x6B</text:p>
          </table:table-cell>
        </table:table-row>
        <table:table-row table:style-name="ro1">
          <table:table-cell table:formula="of:=IF(ISBLANK([$OpCodes.C110]);&quot;do_NOP_impl&quot;;&quot;do_&quot;&amp;[$OpCodes.C110]&amp;&quot;_&quot;&amp;[$OpCodes.D110])&amp;&quot;, &quot;&amp;CHAR(9)&amp;&quot;// 0x&quot;&amp;[$OpCodes.B110]" office:value-type="string" office:string-value="do_JMP_ind, &#9;// 0x6C" calcext:value-type="string">
            <text:p>do_JMP_ind, <text:tab/>// 0x6C</text:p>
          </table:table-cell>
        </table:table-row>
        <table:table-row table:style-name="ro1">
          <table:table-cell table:formula="of:=IF(ISBLANK([$OpCodes.C111]);&quot;do_NOP_impl&quot;;&quot;do_&quot;&amp;[$OpCodes.C111]&amp;&quot;_&quot;&amp;[$OpCodes.D111])&amp;&quot;, &quot;&amp;CHAR(9)&amp;&quot;// 0x&quot;&amp;[$OpCodes.B111]" office:value-type="string" office:string-value="do_ADC_abs, &#9;// 0x6D" calcext:value-type="string">
            <text:p>do_ADC_abs, <text:tab/>// 0x6D</text:p>
          </table:table-cell>
        </table:table-row>
        <table:table-row table:style-name="ro1">
          <table:table-cell table:formula="of:=IF(ISBLANK([$OpCodes.C112]);&quot;do_NOP_impl&quot;;&quot;do_&quot;&amp;[$OpCodes.C112]&amp;&quot;_&quot;&amp;[$OpCodes.D112])&amp;&quot;, &quot;&amp;CHAR(9)&amp;&quot;// 0x&quot;&amp;[$OpCodes.B112]" office:value-type="string" office:string-value="do_NOP_impl, &#9;// 0x6E" calcext:value-type="string">
            <text:p>do_NOP_impl, <text:tab/>// 0x6E</text:p>
          </table:table-cell>
        </table:table-row>
        <table:table-row table:style-name="ro1">
          <table:table-cell table:formula="of:=IF(ISBLANK([$OpCodes.C113]);&quot;do_NOP_impl&quot;;&quot;do_&quot;&amp;[$OpCodes.C113]&amp;&quot;_&quot;&amp;[$OpCodes.D113])&amp;&quot;, &quot;&amp;CHAR(9)&amp;&quot;// 0x&quot;&amp;[$OpCodes.B113]" office:value-type="string" office:string-value="do_NOP_impl, &#9;// 0x6F" calcext:value-type="string">
            <text:p>do_NOP_impl, <text:tab/>// 0x6F</text:p>
          </table:table-cell>
        </table:table-row>
        <table:table-row table:style-name="ro1">
          <table:table-cell table:formula="of:=IF(ISBLANK([$OpCodes.C114]);&quot;do_NOP_impl&quot;;&quot;do_&quot;&amp;[$OpCodes.C114]&amp;&quot;_&quot;&amp;[$OpCodes.D114])&amp;&quot;, &quot;&amp;CHAR(9)&amp;&quot;// 0x&quot;&amp;[$OpCodes.B114]" office:value-type="string" office:string-value="do_BVS_rel, &#9;// 0x70" calcext:value-type="string">
            <text:p>do_BVS_rel, <text:tab/>// 0x70</text:p>
          </table:table-cell>
        </table:table-row>
        <table:table-row table:style-name="ro1">
          <table:table-cell table:formula="of:=IF(ISBLANK([$OpCodes.C115]);&quot;do_NOP_impl&quot;;&quot;do_&quot;&amp;[$OpCodes.C115]&amp;&quot;_&quot;&amp;[$OpCodes.D115])&amp;&quot;, &quot;&amp;CHAR(9)&amp;&quot;// 0x&quot;&amp;[$OpCodes.B115]" office:value-type="string" office:string-value="do_ADC_indY, &#9;// 0x71" calcext:value-type="string">
            <text:p>do_ADC_indY, <text:tab/>// 0x71</text:p>
          </table:table-cell>
        </table:table-row>
        <table:table-row table:style-name="ro1">
          <table:table-cell table:formula="of:=IF(ISBLANK([$OpCodes.C116]);&quot;do_NOP_impl&quot;;&quot;do_&quot;&amp;[$OpCodes.C116]&amp;&quot;_&quot;&amp;[$OpCodes.D116])&amp;&quot;, &quot;&amp;CHAR(9)&amp;&quot;// 0x&quot;&amp;[$OpCodes.B116]" office:value-type="string" office:string-value="do_NOP_impl, &#9;// 0x72" calcext:value-type="string">
            <text:p>do_NOP_impl, <text:tab/>// 0x72</text:p>
          </table:table-cell>
        </table:table-row>
        <table:table-row table:style-name="ro1">
          <table:table-cell table:formula="of:=IF(ISBLANK([$OpCodes.C117]);&quot;do_NOP_impl&quot;;&quot;do_&quot;&amp;[$OpCodes.C117]&amp;&quot;_&quot;&amp;[$OpCodes.D117])&amp;&quot;, &quot;&amp;CHAR(9)&amp;&quot;// 0x&quot;&amp;[$OpCodes.B117]" office:value-type="string" office:string-value="do_NOP_impl, &#9;// 0x73" calcext:value-type="string">
            <text:p>do_NOP_impl, <text:tab/>// 0x73</text:p>
          </table:table-cell>
        </table:table-row>
        <table:table-row table:style-name="ro1">
          <table:table-cell table:formula="of:=IF(ISBLANK([$OpCodes.C118]);&quot;do_NOP_impl&quot;;&quot;do_&quot;&amp;[$OpCodes.C118]&amp;&quot;_&quot;&amp;[$OpCodes.D118])&amp;&quot;, &quot;&amp;CHAR(9)&amp;&quot;// 0x&quot;&amp;[$OpCodes.B118]" office:value-type="string" office:string-value="do_NOP_impl, &#9;// 0x74" calcext:value-type="string">
            <text:p>do_NOP_impl, <text:tab/>// 0x74</text:p>
          </table:table-cell>
        </table:table-row>
        <table:table-row table:style-name="ro1">
          <table:table-cell table:formula="of:=IF(ISBLANK([$OpCodes.C119]);&quot;do_NOP_impl&quot;;&quot;do_&quot;&amp;[$OpCodes.C119]&amp;&quot;_&quot;&amp;[$OpCodes.D119])&amp;&quot;, &quot;&amp;CHAR(9)&amp;&quot;// 0x&quot;&amp;[$OpCodes.B119]" office:value-type="string" office:string-value="do_ADC_zpgX, &#9;// 0x75" calcext:value-type="string">
            <text:p>do_ADC_zpgX, <text:tab/>// 0x75</text:p>
          </table:table-cell>
        </table:table-row>
        <table:table-row table:style-name="ro1">
          <table:table-cell table:formula="of:=IF(ISBLANK([$OpCodes.C120]);&quot;do_NOP_impl&quot;;&quot;do_&quot;&amp;[$OpCodes.C120]&amp;&quot;_&quot;&amp;[$OpCodes.D120])&amp;&quot;, &quot;&amp;CHAR(9)&amp;&quot;// 0x&quot;&amp;[$OpCodes.B120]" office:value-type="string" office:string-value="do_NOP_impl, &#9;// 0x76" calcext:value-type="string">
            <text:p>do_NOP_impl, <text:tab/>// 0x76</text:p>
          </table:table-cell>
        </table:table-row>
        <table:table-row table:style-name="ro1">
          <table:table-cell table:formula="of:=IF(ISBLANK([$OpCodes.C121]);&quot;do_NOP_impl&quot;;&quot;do_&quot;&amp;[$OpCodes.C121]&amp;&quot;_&quot;&amp;[$OpCodes.D121])&amp;&quot;, &quot;&amp;CHAR(9)&amp;&quot;// 0x&quot;&amp;[$OpCodes.B121]" office:value-type="string" office:string-value="do_NOP_impl, &#9;// 0x77" calcext:value-type="string">
            <text:p>do_NOP_impl, <text:tab/>// 0x77</text:p>
          </table:table-cell>
        </table:table-row>
        <table:table-row table:style-name="ro1">
          <table:table-cell table:formula="of:=IF(ISBLANK([$OpCodes.C122]);&quot;do_NOP_impl&quot;;&quot;do_&quot;&amp;[$OpCodes.C122]&amp;&quot;_&quot;&amp;[$OpCodes.D122])&amp;&quot;, &quot;&amp;CHAR(9)&amp;&quot;// 0x&quot;&amp;[$OpCodes.B122]" office:value-type="string" office:string-value="do_SEI_impl, &#9;// 0x78" calcext:value-type="string">
            <text:p>do_SEI_impl, <text:tab/>// 0x78</text:p>
          </table:table-cell>
        </table:table-row>
        <table:table-row table:style-name="ro1">
          <table:table-cell table:formula="of:=IF(ISBLANK([$OpCodes.C123]);&quot;do_NOP_impl&quot;;&quot;do_&quot;&amp;[$OpCodes.C123]&amp;&quot;_&quot;&amp;[$OpCodes.D123])&amp;&quot;, &quot;&amp;CHAR(9)&amp;&quot;// 0x&quot;&amp;[$OpCodes.B123]" office:value-type="string" office:string-value="do_ADC_absY, &#9;// 0x79" calcext:value-type="string">
            <text:p>do_ADC_absY, <text:tab/>// 0x79</text:p>
          </table:table-cell>
        </table:table-row>
        <table:table-row table:style-name="ro1">
          <table:table-cell table:formula="of:=IF(ISBLANK([$OpCodes.C124]);&quot;do_NOP_impl&quot;;&quot;do_&quot;&amp;[$OpCodes.C124]&amp;&quot;_&quot;&amp;[$OpCodes.D124])&amp;&quot;, &quot;&amp;CHAR(9)&amp;&quot;// 0x&quot;&amp;[$OpCodes.B124]" office:value-type="string" office:string-value="do_NOP_impl, &#9;// 0x7A" calcext:value-type="string">
            <text:p>do_NOP_impl, <text:tab/>// 0x7A</text:p>
          </table:table-cell>
        </table:table-row>
        <table:table-row table:style-name="ro1">
          <table:table-cell table:formula="of:=IF(ISBLANK([$OpCodes.C125]);&quot;do_NOP_impl&quot;;&quot;do_&quot;&amp;[$OpCodes.C125]&amp;&quot;_&quot;&amp;[$OpCodes.D125])&amp;&quot;, &quot;&amp;CHAR(9)&amp;&quot;// 0x&quot;&amp;[$OpCodes.B125]" office:value-type="string" office:string-value="do_NOP_impl, &#9;// 0x7B" calcext:value-type="string">
            <text:p>do_NOP_impl, <text:tab/>// 0x7B</text:p>
          </table:table-cell>
        </table:table-row>
        <table:table-row table:style-name="ro1">
          <table:table-cell table:formula="of:=IF(ISBLANK([$OpCodes.C126]);&quot;do_NOP_impl&quot;;&quot;do_&quot;&amp;[$OpCodes.C126]&amp;&quot;_&quot;&amp;[$OpCodes.D126])&amp;&quot;, &quot;&amp;CHAR(9)&amp;&quot;// 0x&quot;&amp;[$OpCodes.B126]" office:value-type="string" office:string-value="do_NOP_impl, &#9;// 0x7C" calcext:value-type="string">
            <text:p>do_NOP_impl, <text:tab/>// 0x7C</text:p>
          </table:table-cell>
        </table:table-row>
        <table:table-row table:style-name="ro1">
          <table:table-cell table:formula="of:=IF(ISBLANK([$OpCodes.C127]);&quot;do_NOP_impl&quot;;&quot;do_&quot;&amp;[$OpCodes.C127]&amp;&quot;_&quot;&amp;[$OpCodes.D127])&amp;&quot;, &quot;&amp;CHAR(9)&amp;&quot;// 0x&quot;&amp;[$OpCodes.B127]" office:value-type="string" office:string-value="do_ADC_absX, &#9;// 0x7D" calcext:value-type="string">
            <text:p>do_ADC_absX, <text:tab/>// 0x7D</text:p>
          </table:table-cell>
        </table:table-row>
        <table:table-row table:style-name="ro1">
          <table:table-cell table:formula="of:=IF(ISBLANK([$OpCodes.C128]);&quot;do_NOP_impl&quot;;&quot;do_&quot;&amp;[$OpCodes.C128]&amp;&quot;_&quot;&amp;[$OpCodes.D128])&amp;&quot;, &quot;&amp;CHAR(9)&amp;&quot;// 0x&quot;&amp;[$OpCodes.B128]" office:value-type="string" office:string-value="do_NOP_impl, &#9;// 0x7E" calcext:value-type="string">
            <text:p>do_NOP_impl, <text:tab/>// 0x7E</text:p>
          </table:table-cell>
        </table:table-row>
        <table:table-row table:style-name="ro1">
          <table:table-cell table:formula="of:=IF(ISBLANK([$OpCodes.C129]);&quot;do_NOP_impl&quot;;&quot;do_&quot;&amp;[$OpCodes.C129]&amp;&quot;_&quot;&amp;[$OpCodes.D129])&amp;&quot;, &quot;&amp;CHAR(9)&amp;&quot;// 0x&quot;&amp;[$OpCodes.B129]" office:value-type="string" office:string-value="do_NOP_impl, &#9;// 0x7F" calcext:value-type="string">
            <text:p>do_NOP_impl, <text:tab/>// 0x7F</text:p>
          </table:table-cell>
        </table:table-row>
        <table:table-row table:style-name="ro1">
          <table:table-cell table:formula="of:=IF(ISBLANK([$OpCodes.C130]);&quot;do_NOP_impl&quot;;&quot;do_&quot;&amp;[$OpCodes.C130]&amp;&quot;_&quot;&amp;[$OpCodes.D130])&amp;&quot;, &quot;&amp;CHAR(9)&amp;&quot;// 0x&quot;&amp;[$OpCodes.B130]" office:value-type="string" office:string-value="do_NOP_impl, &#9;// 0x80" calcext:value-type="string">
            <text:p>do_NOP_impl, <text:tab/>// 0x80</text:p>
          </table:table-cell>
        </table:table-row>
        <table:table-row table:style-name="ro1">
          <table:table-cell table:formula="of:=IF(ISBLANK([$OpCodes.C131]);&quot;do_NOP_impl&quot;;&quot;do_&quot;&amp;[$OpCodes.C131]&amp;&quot;_&quot;&amp;[$OpCodes.D131])&amp;&quot;, &quot;&amp;CHAR(9)&amp;&quot;// 0x&quot;&amp;[$OpCodes.B131]" office:value-type="string" office:string-value="do_STA_Xind, &#9;// 0x81" calcext:value-type="string">
            <text:p>do_STA_Xind, <text:tab/>// 0x81</text:p>
          </table:table-cell>
        </table:table-row>
        <table:table-row table:style-name="ro1">
          <table:table-cell table:formula="of:=IF(ISBLANK([$OpCodes.C132]);&quot;do_NOP_impl&quot;;&quot;do_&quot;&amp;[$OpCodes.C132]&amp;&quot;_&quot;&amp;[$OpCodes.D132])&amp;&quot;, &quot;&amp;CHAR(9)&amp;&quot;// 0x&quot;&amp;[$OpCodes.B132]" office:value-type="string" office:string-value="do_NOP_impl, &#9;// 0x82" calcext:value-type="string">
            <text:p>do_NOP_impl, <text:tab/>// 0x82</text:p>
          </table:table-cell>
        </table:table-row>
        <table:table-row table:style-name="ro1">
          <table:table-cell table:formula="of:=IF(ISBLANK([$OpCodes.C133]);&quot;do_NOP_impl&quot;;&quot;do_&quot;&amp;[$OpCodes.C133]&amp;&quot;_&quot;&amp;[$OpCodes.D133])&amp;&quot;, &quot;&amp;CHAR(9)&amp;&quot;// 0x&quot;&amp;[$OpCodes.B133]" office:value-type="string" office:string-value="do_NOP_impl, &#9;// 0x83" calcext:value-type="string">
            <text:p>do_NOP_impl, <text:tab/>// 0x83</text:p>
          </table:table-cell>
        </table:table-row>
        <table:table-row table:style-name="ro1">
          <table:table-cell table:formula="of:=IF(ISBLANK([$OpCodes.C134]);&quot;do_NOP_impl&quot;;&quot;do_&quot;&amp;[$OpCodes.C134]&amp;&quot;_&quot;&amp;[$OpCodes.D134])&amp;&quot;, &quot;&amp;CHAR(9)&amp;&quot;// 0x&quot;&amp;[$OpCodes.B134]" office:value-type="string" office:string-value="do_STY_zpg, &#9;// 0x84" calcext:value-type="string">
            <text:p>do_STY_zpg, <text:tab/>// 0x84</text:p>
          </table:table-cell>
        </table:table-row>
        <table:table-row table:style-name="ro1">
          <table:table-cell table:formula="of:=IF(ISBLANK([$OpCodes.C135]);&quot;do_NOP_impl&quot;;&quot;do_&quot;&amp;[$OpCodes.C135]&amp;&quot;_&quot;&amp;[$OpCodes.D135])&amp;&quot;, &quot;&amp;CHAR(9)&amp;&quot;// 0x&quot;&amp;[$OpCodes.B135]" office:value-type="string" office:string-value="do_STA_zpg, &#9;// 0x85" calcext:value-type="string">
            <text:p>do_STA_zpg, <text:tab/>// 0x85</text:p>
          </table:table-cell>
        </table:table-row>
        <table:table-row table:style-name="ro1">
          <table:table-cell table:formula="of:=IF(ISBLANK([$OpCodes.C136]);&quot;do_NOP_impl&quot;;&quot;do_&quot;&amp;[$OpCodes.C136]&amp;&quot;_&quot;&amp;[$OpCodes.D136])&amp;&quot;, &quot;&amp;CHAR(9)&amp;&quot;// 0x&quot;&amp;[$OpCodes.B136]" office:value-type="string" office:string-value="do_STX_zpg, &#9;// 0x86" calcext:value-type="string">
            <text:p>do_STX_zpg, <text:tab/>// 0x86</text:p>
          </table:table-cell>
        </table:table-row>
        <table:table-row table:style-name="ro1">
          <table:table-cell table:formula="of:=IF(ISBLANK([$OpCodes.C137]);&quot;do_NOP_impl&quot;;&quot;do_&quot;&amp;[$OpCodes.C137]&amp;&quot;_&quot;&amp;[$OpCodes.D137])&amp;&quot;, &quot;&amp;CHAR(9)&amp;&quot;// 0x&quot;&amp;[$OpCodes.B137]" office:value-type="string" office:string-value="do_NOP_impl, &#9;// 0x87" calcext:value-type="string">
            <text:p>do_NOP_impl, <text:tab/>// 0x87</text:p>
          </table:table-cell>
        </table:table-row>
        <table:table-row table:style-name="ro1">
          <table:table-cell table:formula="of:=IF(ISBLANK([$OpCodes.C138]);&quot;do_NOP_impl&quot;;&quot;do_&quot;&amp;[$OpCodes.C138]&amp;&quot;_&quot;&amp;[$OpCodes.D138])&amp;&quot;, &quot;&amp;CHAR(9)&amp;&quot;// 0x&quot;&amp;[$OpCodes.B138]" office:value-type="string" office:string-value="do_DEY_impl, &#9;// 0x88" calcext:value-type="string">
            <text:p>do_DEY_impl, <text:tab/>// 0x88</text:p>
          </table:table-cell>
        </table:table-row>
        <table:table-row table:style-name="ro1">
          <table:table-cell table:formula="of:=IF(ISBLANK([$OpCodes.C139]);&quot;do_NOP_impl&quot;;&quot;do_&quot;&amp;[$OpCodes.C139]&amp;&quot;_&quot;&amp;[$OpCodes.D139])&amp;&quot;, &quot;&amp;CHAR(9)&amp;&quot;// 0x&quot;&amp;[$OpCodes.B139]" office:value-type="string" office:string-value="do_NOP_impl, &#9;// 0x89" calcext:value-type="string">
            <text:p>do_NOP_impl, <text:tab/>// 0x89</text:p>
          </table:table-cell>
        </table:table-row>
        <table:table-row table:style-name="ro1">
          <table:table-cell table:formula="of:=IF(ISBLANK([$OpCodes.C140]);&quot;do_NOP_impl&quot;;&quot;do_&quot;&amp;[$OpCodes.C140]&amp;&quot;_&quot;&amp;[$OpCodes.D140])&amp;&quot;, &quot;&amp;CHAR(9)&amp;&quot;// 0x&quot;&amp;[$OpCodes.B140]" office:value-type="string" office:string-value="do_TXA_impl, &#9;// 0x8A" calcext:value-type="string">
            <text:p>do_TXA_impl, <text:tab/>// 0x8A</text:p>
          </table:table-cell>
        </table:table-row>
        <table:table-row table:style-name="ro1">
          <table:table-cell table:formula="of:=IF(ISBLANK([$OpCodes.C141]);&quot;do_NOP_impl&quot;;&quot;do_&quot;&amp;[$OpCodes.C141]&amp;&quot;_&quot;&amp;[$OpCodes.D141])&amp;&quot;, &quot;&amp;CHAR(9)&amp;&quot;// 0x&quot;&amp;[$OpCodes.B141]" office:value-type="string" office:string-value="do_NOP_impl, &#9;// 0x8B" calcext:value-type="string">
            <text:p>do_NOP_impl, <text:tab/>// 0x8B</text:p>
          </table:table-cell>
        </table:table-row>
        <table:table-row table:style-name="ro1">
          <table:table-cell table:formula="of:=IF(ISBLANK([$OpCodes.C142]);&quot;do_NOP_impl&quot;;&quot;do_&quot;&amp;[$OpCodes.C142]&amp;&quot;_&quot;&amp;[$OpCodes.D142])&amp;&quot;, &quot;&amp;CHAR(9)&amp;&quot;// 0x&quot;&amp;[$OpCodes.B142]" office:value-type="string" office:string-value="do_STY_abs, &#9;// 0x8C" calcext:value-type="string">
            <text:p>do_STY_abs, <text:tab/>// 0x8C</text:p>
          </table:table-cell>
        </table:table-row>
        <table:table-row table:style-name="ro1">
          <table:table-cell table:formula="of:=IF(ISBLANK([$OpCodes.C143]);&quot;do_NOP_impl&quot;;&quot;do_&quot;&amp;[$OpCodes.C143]&amp;&quot;_&quot;&amp;[$OpCodes.D143])&amp;&quot;, &quot;&amp;CHAR(9)&amp;&quot;// 0x&quot;&amp;[$OpCodes.B143]" office:value-type="string" office:string-value="do_STA_abs, &#9;// 0x8D" calcext:value-type="string">
            <text:p>do_STA_abs, <text:tab/>// 0x8D</text:p>
          </table:table-cell>
        </table:table-row>
        <table:table-row table:style-name="ro1">
          <table:table-cell table:formula="of:=IF(ISBLANK([$OpCodes.C144]);&quot;do_NOP_impl&quot;;&quot;do_&quot;&amp;[$OpCodes.C144]&amp;&quot;_&quot;&amp;[$OpCodes.D144])&amp;&quot;, &quot;&amp;CHAR(9)&amp;&quot;// 0x&quot;&amp;[$OpCodes.B144]" office:value-type="string" office:string-value="do_STX_abs, &#9;// 0x8E" calcext:value-type="string">
            <text:p>do_STX_abs, <text:tab/>// 0x8E</text:p>
          </table:table-cell>
        </table:table-row>
        <table:table-row table:style-name="ro1">
          <table:table-cell table:formula="of:=IF(ISBLANK([$OpCodes.C145]);&quot;do_NOP_impl&quot;;&quot;do_&quot;&amp;[$OpCodes.C145]&amp;&quot;_&quot;&amp;[$OpCodes.D145])&amp;&quot;, &quot;&amp;CHAR(9)&amp;&quot;// 0x&quot;&amp;[$OpCodes.B145]" office:value-type="string" office:string-value="do_NOP_impl, &#9;// 0x8F" calcext:value-type="string">
            <text:p>do_NOP_impl, <text:tab/>// 0x8F</text:p>
          </table:table-cell>
        </table:table-row>
        <table:table-row table:style-name="ro1">
          <table:table-cell table:formula="of:=IF(ISBLANK([$OpCodes.C146]);&quot;do_NOP_impl&quot;;&quot;do_&quot;&amp;[$OpCodes.C146]&amp;&quot;_&quot;&amp;[$OpCodes.D146])&amp;&quot;, &quot;&amp;CHAR(9)&amp;&quot;// 0x&quot;&amp;[$OpCodes.B146]" office:value-type="string" office:string-value="do_BCC_rel, &#9;// 0x90" calcext:value-type="string">
            <text:p>do_BCC_rel, <text:tab/>// 0x90</text:p>
          </table:table-cell>
        </table:table-row>
        <table:table-row table:style-name="ro1">
          <table:table-cell table:formula="of:=IF(ISBLANK([$OpCodes.C147]);&quot;do_NOP_impl&quot;;&quot;do_&quot;&amp;[$OpCodes.C147]&amp;&quot;_&quot;&amp;[$OpCodes.D147])&amp;&quot;, &quot;&amp;CHAR(9)&amp;&quot;// 0x&quot;&amp;[$OpCodes.B147]" office:value-type="string" office:string-value="do_STA_indY, &#9;// 0x91" calcext:value-type="string">
            <text:p>do_STA_indY, <text:tab/>// 0x91</text:p>
          </table:table-cell>
        </table:table-row>
        <table:table-row table:style-name="ro1">
          <table:table-cell table:formula="of:=IF(ISBLANK([$OpCodes.C148]);&quot;do_NOP_impl&quot;;&quot;do_&quot;&amp;[$OpCodes.C148]&amp;&quot;_&quot;&amp;[$OpCodes.D148])&amp;&quot;, &quot;&amp;CHAR(9)&amp;&quot;// 0x&quot;&amp;[$OpCodes.B148]" office:value-type="string" office:string-value="do_NOP_impl, &#9;// 0x92" calcext:value-type="string">
            <text:p>do_NOP_impl, <text:tab/>// 0x92</text:p>
          </table:table-cell>
        </table:table-row>
        <table:table-row table:style-name="ro1">
          <table:table-cell table:formula="of:=IF(ISBLANK([$OpCodes.C149]);&quot;do_NOP_impl&quot;;&quot;do_&quot;&amp;[$OpCodes.C149]&amp;&quot;_&quot;&amp;[$OpCodes.D149])&amp;&quot;, &quot;&amp;CHAR(9)&amp;&quot;// 0x&quot;&amp;[$OpCodes.B149]" office:value-type="string" office:string-value="do_NOP_impl, &#9;// 0x93" calcext:value-type="string">
            <text:p>do_NOP_impl, <text:tab/>// 0x93</text:p>
          </table:table-cell>
        </table:table-row>
        <table:table-row table:style-name="ro1">
          <table:table-cell table:formula="of:=IF(ISBLANK([$OpCodes.C150]);&quot;do_NOP_impl&quot;;&quot;do_&quot;&amp;[$OpCodes.C150]&amp;&quot;_&quot;&amp;[$OpCodes.D150])&amp;&quot;, &quot;&amp;CHAR(9)&amp;&quot;// 0x&quot;&amp;[$OpCodes.B150]" office:value-type="string" office:string-value="do_STY_zpgX, &#9;// 0x94" calcext:value-type="string">
            <text:p>do_STY_zpgX, <text:tab/>// 0x94</text:p>
          </table:table-cell>
        </table:table-row>
        <table:table-row table:style-name="ro1">
          <table:table-cell table:formula="of:=IF(ISBLANK([$OpCodes.C151]);&quot;do_NOP_impl&quot;;&quot;do_&quot;&amp;[$OpCodes.C151]&amp;&quot;_&quot;&amp;[$OpCodes.D151])&amp;&quot;, &quot;&amp;CHAR(9)&amp;&quot;// 0x&quot;&amp;[$OpCodes.B151]" office:value-type="string" office:string-value="do_STA_zpgX, &#9;// 0x95" calcext:value-type="string">
            <text:p>do_STA_zpgX, <text:tab/>// 0x95</text:p>
          </table:table-cell>
        </table:table-row>
        <table:table-row table:style-name="ro1">
          <table:table-cell table:formula="of:=IF(ISBLANK([$OpCodes.C152]);&quot;do_NOP_impl&quot;;&quot;do_&quot;&amp;[$OpCodes.C152]&amp;&quot;_&quot;&amp;[$OpCodes.D152])&amp;&quot;, &quot;&amp;CHAR(9)&amp;&quot;// 0x&quot;&amp;[$OpCodes.B152]" office:value-type="string" office:string-value="do_STX_zpgY, &#9;// 0x96" calcext:value-type="string">
            <text:p>do_STX_zpgY, <text:tab/>// 0x96</text:p>
          </table:table-cell>
        </table:table-row>
        <table:table-row table:style-name="ro1">
          <table:table-cell table:formula="of:=IF(ISBLANK([$OpCodes.C153]);&quot;do_NOP_impl&quot;;&quot;do_&quot;&amp;[$OpCodes.C153]&amp;&quot;_&quot;&amp;[$OpCodes.D153])&amp;&quot;, &quot;&amp;CHAR(9)&amp;&quot;// 0x&quot;&amp;[$OpCodes.B153]" office:value-type="string" office:string-value="do_NOP_impl, &#9;// 0x97" calcext:value-type="string">
            <text:p>do_NOP_impl, <text:tab/>// 0x97</text:p>
          </table:table-cell>
        </table:table-row>
        <table:table-row table:style-name="ro1">
          <table:table-cell table:formula="of:=IF(ISBLANK([$OpCodes.C154]);&quot;do_NOP_impl&quot;;&quot;do_&quot;&amp;[$OpCodes.C154]&amp;&quot;_&quot;&amp;[$OpCodes.D154])&amp;&quot;, &quot;&amp;CHAR(9)&amp;&quot;// 0x&quot;&amp;[$OpCodes.B154]" office:value-type="string" office:string-value="do_TYA_impl, &#9;// 0x98" calcext:value-type="string">
            <text:p>do_TYA_impl, <text:tab/>// 0x98</text:p>
          </table:table-cell>
        </table:table-row>
        <table:table-row table:style-name="ro1">
          <table:table-cell table:formula="of:=IF(ISBLANK([$OpCodes.C155]);&quot;do_NOP_impl&quot;;&quot;do_&quot;&amp;[$OpCodes.C155]&amp;&quot;_&quot;&amp;[$OpCodes.D155])&amp;&quot;, &quot;&amp;CHAR(9)&amp;&quot;// 0x&quot;&amp;[$OpCodes.B155]" office:value-type="string" office:string-value="do_STA_absY, &#9;// 0x99" calcext:value-type="string">
            <text:p>do_STA_absY, <text:tab/>// 0x99</text:p>
          </table:table-cell>
        </table:table-row>
        <table:table-row table:style-name="ro1">
          <table:table-cell table:formula="of:=IF(ISBLANK([$OpCodes.C156]);&quot;do_NOP_impl&quot;;&quot;do_&quot;&amp;[$OpCodes.C156]&amp;&quot;_&quot;&amp;[$OpCodes.D156])&amp;&quot;, &quot;&amp;CHAR(9)&amp;&quot;// 0x&quot;&amp;[$OpCodes.B156]" office:value-type="string" office:string-value="do_TXS_impl, &#9;// 0x9A" calcext:value-type="string">
            <text:p>do_TXS_impl, <text:tab/>// 0x9A</text:p>
          </table:table-cell>
        </table:table-row>
        <table:table-row table:style-name="ro1">
          <table:table-cell table:formula="of:=IF(ISBLANK([$OpCodes.C157]);&quot;do_NOP_impl&quot;;&quot;do_&quot;&amp;[$OpCodes.C157]&amp;&quot;_&quot;&amp;[$OpCodes.D157])&amp;&quot;, &quot;&amp;CHAR(9)&amp;&quot;// 0x&quot;&amp;[$OpCodes.B157]" office:value-type="string" office:string-value="do_NOP_impl, &#9;// 0x9B" calcext:value-type="string">
            <text:p>do_NOP_impl, <text:tab/>// 0x9B</text:p>
          </table:table-cell>
        </table:table-row>
        <table:table-row table:style-name="ro1">
          <table:table-cell table:formula="of:=IF(ISBLANK([$OpCodes.C158]);&quot;do_NOP_impl&quot;;&quot;do_&quot;&amp;[$OpCodes.C158]&amp;&quot;_&quot;&amp;[$OpCodes.D158])&amp;&quot;, &quot;&amp;CHAR(9)&amp;&quot;// 0x&quot;&amp;[$OpCodes.B158]" office:value-type="string" office:string-value="do_NOP_impl, &#9;// 0x9C" calcext:value-type="string">
            <text:p>do_NOP_impl, <text:tab/>// 0x9C</text:p>
          </table:table-cell>
        </table:table-row>
        <table:table-row table:style-name="ro1">
          <table:table-cell table:formula="of:=IF(ISBLANK([$OpCodes.C159]);&quot;do_NOP_impl&quot;;&quot;do_&quot;&amp;[$OpCodes.C159]&amp;&quot;_&quot;&amp;[$OpCodes.D159])&amp;&quot;, &quot;&amp;CHAR(9)&amp;&quot;// 0x&quot;&amp;[$OpCodes.B159]" office:value-type="string" office:string-value="do_STA_absX, &#9;// 0x9D" calcext:value-type="string">
            <text:p>do_STA_absX, <text:tab/>// 0x9D</text:p>
          </table:table-cell>
        </table:table-row>
        <table:table-row table:style-name="ro1">
          <table:table-cell table:formula="of:=IF(ISBLANK([$OpCodes.C160]);&quot;do_NOP_impl&quot;;&quot;do_&quot;&amp;[$OpCodes.C160]&amp;&quot;_&quot;&amp;[$OpCodes.D160])&amp;&quot;, &quot;&amp;CHAR(9)&amp;&quot;// 0x&quot;&amp;[$OpCodes.B160]" office:value-type="string" office:string-value="do_NOP_impl, &#9;// 0x9E" calcext:value-type="string">
            <text:p>do_NOP_impl, <text:tab/>// 0x9E</text:p>
          </table:table-cell>
        </table:table-row>
        <table:table-row table:style-name="ro1">
          <table:table-cell table:formula="of:=IF(ISBLANK([$OpCodes.C161]);&quot;do_NOP_impl&quot;;&quot;do_&quot;&amp;[$OpCodes.C161]&amp;&quot;_&quot;&amp;[$OpCodes.D161])&amp;&quot;, &quot;&amp;CHAR(9)&amp;&quot;// 0x&quot;&amp;[$OpCodes.B161]" office:value-type="string" office:string-value="do_NOP_impl, &#9;// 0x9F" calcext:value-type="string">
            <text:p>do_NOP_impl, <text:tab/>// 0x9F</text:p>
          </table:table-cell>
        </table:table-row>
        <table:table-row table:style-name="ro1">
          <table:table-cell table:formula="of:=IF(ISBLANK([$OpCodes.C162]);&quot;do_NOP_impl&quot;;&quot;do_&quot;&amp;[$OpCodes.C162]&amp;&quot;_&quot;&amp;[$OpCodes.D162])&amp;&quot;, &quot;&amp;CHAR(9)&amp;&quot;// 0x&quot;&amp;[$OpCodes.B162]" office:value-type="string" office:string-value="do_LDY_imm, &#9;// 0xA0" calcext:value-type="string">
            <text:p>do_LDY_imm, <text:tab/>// 0xA0</text:p>
          </table:table-cell>
        </table:table-row>
        <table:table-row table:style-name="ro1">
          <table:table-cell table:formula="of:=IF(ISBLANK([$OpCodes.C163]);&quot;do_NOP_impl&quot;;&quot;do_&quot;&amp;[$OpCodes.C163]&amp;&quot;_&quot;&amp;[$OpCodes.D163])&amp;&quot;, &quot;&amp;CHAR(9)&amp;&quot;// 0x&quot;&amp;[$OpCodes.B163]" office:value-type="string" office:string-value="do_LDA_Xind, &#9;// 0xA1" calcext:value-type="string">
            <text:p>do_LDA_Xind, <text:tab/>// 0xA1</text:p>
          </table:table-cell>
        </table:table-row>
        <table:table-row table:style-name="ro1">
          <table:table-cell table:formula="of:=IF(ISBLANK([$OpCodes.C164]);&quot;do_NOP_impl&quot;;&quot;do_&quot;&amp;[$OpCodes.C164]&amp;&quot;_&quot;&amp;[$OpCodes.D164])&amp;&quot;, &quot;&amp;CHAR(9)&amp;&quot;// 0x&quot;&amp;[$OpCodes.B164]" office:value-type="string" office:string-value="do_LDX_imm, &#9;// 0xA2" calcext:value-type="string">
            <text:p>do_LDX_imm, <text:tab/>// 0xA2</text:p>
          </table:table-cell>
        </table:table-row>
        <table:table-row table:style-name="ro1">
          <table:table-cell table:formula="of:=IF(ISBLANK([$OpCodes.C165]);&quot;do_NOP_impl&quot;;&quot;do_&quot;&amp;[$OpCodes.C165]&amp;&quot;_&quot;&amp;[$OpCodes.D165])&amp;&quot;, &quot;&amp;CHAR(9)&amp;&quot;// 0x&quot;&amp;[$OpCodes.B165]" office:value-type="string" office:string-value="do_NOP_impl, &#9;// 0xA3" calcext:value-type="string">
            <text:p>do_NOP_impl, <text:tab/>// 0xA3</text:p>
          </table:table-cell>
        </table:table-row>
        <table:table-row table:style-name="ro1">
          <table:table-cell table:formula="of:=IF(ISBLANK([$OpCodes.C166]);&quot;do_NOP_impl&quot;;&quot;do_&quot;&amp;[$OpCodes.C166]&amp;&quot;_&quot;&amp;[$OpCodes.D166])&amp;&quot;, &quot;&amp;CHAR(9)&amp;&quot;// 0x&quot;&amp;[$OpCodes.B166]" office:value-type="string" office:string-value="do_LDY_zpg, &#9;// 0xA4" calcext:value-type="string">
            <text:p>do_LDY_zpg, <text:tab/>// 0xA4</text:p>
          </table:table-cell>
        </table:table-row>
        <table:table-row table:style-name="ro1">
          <table:table-cell table:formula="of:=IF(ISBLANK([$OpCodes.C167]);&quot;do_NOP_impl&quot;;&quot;do_&quot;&amp;[$OpCodes.C167]&amp;&quot;_&quot;&amp;[$OpCodes.D167])&amp;&quot;, &quot;&amp;CHAR(9)&amp;&quot;// 0x&quot;&amp;[$OpCodes.B167]" office:value-type="string" office:string-value="do_LDA_zpg, &#9;// 0xA5" calcext:value-type="string">
            <text:p>do_LDA_zpg, <text:tab/>// 0xA5</text:p>
          </table:table-cell>
        </table:table-row>
        <table:table-row table:style-name="ro1">
          <table:table-cell table:formula="of:=IF(ISBLANK([$OpCodes.C168]);&quot;do_NOP_impl&quot;;&quot;do_&quot;&amp;[$OpCodes.C168]&amp;&quot;_&quot;&amp;[$OpCodes.D168])&amp;&quot;, &quot;&amp;CHAR(9)&amp;&quot;// 0x&quot;&amp;[$OpCodes.B168]" office:value-type="string" office:string-value="do_LDX_zpg, &#9;// 0xA6" calcext:value-type="string">
            <text:p>do_LDX_zpg, <text:tab/>// 0xA6</text:p>
          </table:table-cell>
        </table:table-row>
        <table:table-row table:style-name="ro1">
          <table:table-cell table:formula="of:=IF(ISBLANK([$OpCodes.C169]);&quot;do_NOP_impl&quot;;&quot;do_&quot;&amp;[$OpCodes.C169]&amp;&quot;_&quot;&amp;[$OpCodes.D169])&amp;&quot;, &quot;&amp;CHAR(9)&amp;&quot;// 0x&quot;&amp;[$OpCodes.B169]" office:value-type="string" office:string-value="do_NOP_impl, &#9;// 0xA7" calcext:value-type="string">
            <text:p>do_NOP_impl, <text:tab/>// 0xA7</text:p>
          </table:table-cell>
        </table:table-row>
        <table:table-row table:style-name="ro1">
          <table:table-cell table:formula="of:=IF(ISBLANK([$OpCodes.C170]);&quot;do_NOP_impl&quot;;&quot;do_&quot;&amp;[$OpCodes.C170]&amp;&quot;_&quot;&amp;[$OpCodes.D170])&amp;&quot;, &quot;&amp;CHAR(9)&amp;&quot;// 0x&quot;&amp;[$OpCodes.B170]" office:value-type="string" office:string-value="do_TAY_impl, &#9;// 0xA8" calcext:value-type="string">
            <text:p>do_TAY_impl, <text:tab/>// 0xA8</text:p>
          </table:table-cell>
        </table:table-row>
        <table:table-row table:style-name="ro1">
          <table:table-cell table:formula="of:=IF(ISBLANK([$OpCodes.C171]);&quot;do_NOP_impl&quot;;&quot;do_&quot;&amp;[$OpCodes.C171]&amp;&quot;_&quot;&amp;[$OpCodes.D171])&amp;&quot;, &quot;&amp;CHAR(9)&amp;&quot;// 0x&quot;&amp;[$OpCodes.B171]" office:value-type="string" office:string-value="do_LDA_imm, &#9;// 0xA9" calcext:value-type="string">
            <text:p>do_LDA_imm, <text:tab/>// 0xA9</text:p>
          </table:table-cell>
        </table:table-row>
        <table:table-row table:style-name="ro1">
          <table:table-cell table:formula="of:=IF(ISBLANK([$OpCodes.C172]);&quot;do_NOP_impl&quot;;&quot;do_&quot;&amp;[$OpCodes.C172]&amp;&quot;_&quot;&amp;[$OpCodes.D172])&amp;&quot;, &quot;&amp;CHAR(9)&amp;&quot;// 0x&quot;&amp;[$OpCodes.B172]" office:value-type="string" office:string-value="do_TAX_impl, &#9;// 0xAA" calcext:value-type="string">
            <text:p>do_TAX_impl, <text:tab/>// 0xAA</text:p>
          </table:table-cell>
        </table:table-row>
        <table:table-row table:style-name="ro1">
          <table:table-cell table:formula="of:=IF(ISBLANK([$OpCodes.C173]);&quot;do_NOP_impl&quot;;&quot;do_&quot;&amp;[$OpCodes.C173]&amp;&quot;_&quot;&amp;[$OpCodes.D173])&amp;&quot;, &quot;&amp;CHAR(9)&amp;&quot;// 0x&quot;&amp;[$OpCodes.B173]" office:value-type="string" office:string-value="do_NOP_impl, &#9;// 0xAB" calcext:value-type="string">
            <text:p>do_NOP_impl, <text:tab/>// 0xAB</text:p>
          </table:table-cell>
        </table:table-row>
        <table:table-row table:style-name="ro1">
          <table:table-cell table:formula="of:=IF(ISBLANK([$OpCodes.C174]);&quot;do_NOP_impl&quot;;&quot;do_&quot;&amp;[$OpCodes.C174]&amp;&quot;_&quot;&amp;[$OpCodes.D174])&amp;&quot;, &quot;&amp;CHAR(9)&amp;&quot;// 0x&quot;&amp;[$OpCodes.B174]" office:value-type="string" office:string-value="do_LDY_abs, &#9;// 0xAC" calcext:value-type="string">
            <text:p>do_LDY_abs, <text:tab/>// 0xAC</text:p>
          </table:table-cell>
        </table:table-row>
        <table:table-row table:style-name="ro1">
          <table:table-cell table:formula="of:=IF(ISBLANK([$OpCodes.C175]);&quot;do_NOP_impl&quot;;&quot;do_&quot;&amp;[$OpCodes.C175]&amp;&quot;_&quot;&amp;[$OpCodes.D175])&amp;&quot;, &quot;&amp;CHAR(9)&amp;&quot;// 0x&quot;&amp;[$OpCodes.B175]" office:value-type="string" office:string-value="do_LDA_abs, &#9;// 0xAD" calcext:value-type="string">
            <text:p>do_LDA_abs, <text:tab/>// 0xAD</text:p>
          </table:table-cell>
        </table:table-row>
        <table:table-row table:style-name="ro1">
          <table:table-cell table:formula="of:=IF(ISBLANK([$OpCodes.C176]);&quot;do_NOP_impl&quot;;&quot;do_&quot;&amp;[$OpCodes.C176]&amp;&quot;_&quot;&amp;[$OpCodes.D176])&amp;&quot;, &quot;&amp;CHAR(9)&amp;&quot;// 0x&quot;&amp;[$OpCodes.B176]" office:value-type="string" office:string-value="do_LDX_abs, &#9;// 0xAE" calcext:value-type="string">
            <text:p>do_LDX_abs, <text:tab/>// 0xAE</text:p>
          </table:table-cell>
        </table:table-row>
        <table:table-row table:style-name="ro1">
          <table:table-cell table:formula="of:=IF(ISBLANK([$OpCodes.C177]);&quot;do_NOP_impl&quot;;&quot;do_&quot;&amp;[$OpCodes.C177]&amp;&quot;_&quot;&amp;[$OpCodes.D177])&amp;&quot;, &quot;&amp;CHAR(9)&amp;&quot;// 0x&quot;&amp;[$OpCodes.B177]" office:value-type="string" office:string-value="do_NOP_impl, &#9;// 0xAF" calcext:value-type="string">
            <text:p>do_NOP_impl, <text:tab/>// 0xAF</text:p>
          </table:table-cell>
        </table:table-row>
        <table:table-row table:style-name="ro1">
          <table:table-cell table:formula="of:=IF(ISBLANK([$OpCodes.C178]);&quot;do_NOP_impl&quot;;&quot;do_&quot;&amp;[$OpCodes.C178]&amp;&quot;_&quot;&amp;[$OpCodes.D178])&amp;&quot;, &quot;&amp;CHAR(9)&amp;&quot;// 0x&quot;&amp;[$OpCodes.B178]" office:value-type="string" office:string-value="do_BCS_rel, &#9;// 0xB0" calcext:value-type="string">
            <text:p>do_BCS_rel, <text:tab/>// 0xB0</text:p>
          </table:table-cell>
        </table:table-row>
        <table:table-row table:style-name="ro1">
          <table:table-cell table:formula="of:=IF(ISBLANK([$OpCodes.C179]);&quot;do_NOP_impl&quot;;&quot;do_&quot;&amp;[$OpCodes.C179]&amp;&quot;_&quot;&amp;[$OpCodes.D179])&amp;&quot;, &quot;&amp;CHAR(9)&amp;&quot;// 0x&quot;&amp;[$OpCodes.B179]" office:value-type="string" office:string-value="do_LDA_indY, &#9;// 0xB1" calcext:value-type="string">
            <text:p>do_LDA_indY, <text:tab/>// 0xB1</text:p>
          </table:table-cell>
        </table:table-row>
        <table:table-row table:style-name="ro1">
          <table:table-cell table:formula="of:=IF(ISBLANK([$OpCodes.C180]);&quot;do_NOP_impl&quot;;&quot;do_&quot;&amp;[$OpCodes.C180]&amp;&quot;_&quot;&amp;[$OpCodes.D180])&amp;&quot;, &quot;&amp;CHAR(9)&amp;&quot;// 0x&quot;&amp;[$OpCodes.B180]" office:value-type="string" office:string-value="do_NOP_impl, &#9;// 0xB2" calcext:value-type="string">
            <text:p>do_NOP_impl, <text:tab/>// 0xB2</text:p>
          </table:table-cell>
        </table:table-row>
        <table:table-row table:style-name="ro1">
          <table:table-cell table:formula="of:=IF(ISBLANK([$OpCodes.C181]);&quot;do_NOP_impl&quot;;&quot;do_&quot;&amp;[$OpCodes.C181]&amp;&quot;_&quot;&amp;[$OpCodes.D181])&amp;&quot;, &quot;&amp;CHAR(9)&amp;&quot;// 0x&quot;&amp;[$OpCodes.B181]" office:value-type="string" office:string-value="do_NOP_impl, &#9;// 0xB3" calcext:value-type="string">
            <text:p>do_NOP_impl, <text:tab/>// 0xB3</text:p>
          </table:table-cell>
        </table:table-row>
        <table:table-row table:style-name="ro1">
          <table:table-cell table:formula="of:=IF(ISBLANK([$OpCodes.C182]);&quot;do_NOP_impl&quot;;&quot;do_&quot;&amp;[$OpCodes.C182]&amp;&quot;_&quot;&amp;[$OpCodes.D182])&amp;&quot;, &quot;&amp;CHAR(9)&amp;&quot;// 0x&quot;&amp;[$OpCodes.B182]" office:value-type="string" office:string-value="do_LDY_zpgX, &#9;// 0xB4" calcext:value-type="string">
            <text:p>do_LDY_zpgX, <text:tab/>// 0xB4</text:p>
          </table:table-cell>
        </table:table-row>
        <table:table-row table:style-name="ro1">
          <table:table-cell table:formula="of:=IF(ISBLANK([$OpCodes.C183]);&quot;do_NOP_impl&quot;;&quot;do_&quot;&amp;[$OpCodes.C183]&amp;&quot;_&quot;&amp;[$OpCodes.D183])&amp;&quot;, &quot;&amp;CHAR(9)&amp;&quot;// 0x&quot;&amp;[$OpCodes.B183]" office:value-type="string" office:string-value="do_LDA_zpgX, &#9;// 0xB5" calcext:value-type="string">
            <text:p>do_LDA_zpgX, <text:tab/>// 0xB5</text:p>
          </table:table-cell>
        </table:table-row>
        <table:table-row table:style-name="ro1">
          <table:table-cell table:formula="of:=IF(ISBLANK([$OpCodes.C184]);&quot;do_NOP_impl&quot;;&quot;do_&quot;&amp;[$OpCodes.C184]&amp;&quot;_&quot;&amp;[$OpCodes.D184])&amp;&quot;, &quot;&amp;CHAR(9)&amp;&quot;// 0x&quot;&amp;[$OpCodes.B184]" office:value-type="string" office:string-value="do_LDX_zpgY, &#9;// 0xB6" calcext:value-type="string">
            <text:p>do_LDX_zpgY, <text:tab/>// 0xB6</text:p>
          </table:table-cell>
        </table:table-row>
        <table:table-row table:style-name="ro1">
          <table:table-cell table:formula="of:=IF(ISBLANK([$OpCodes.C185]);&quot;do_NOP_impl&quot;;&quot;do_&quot;&amp;[$OpCodes.C185]&amp;&quot;_&quot;&amp;[$OpCodes.D185])&amp;&quot;, &quot;&amp;CHAR(9)&amp;&quot;// 0x&quot;&amp;[$OpCodes.B185]" office:value-type="string" office:string-value="do_NOP_impl, &#9;// 0xB7" calcext:value-type="string">
            <text:p>do_NOP_impl, <text:tab/>// 0xB7</text:p>
          </table:table-cell>
        </table:table-row>
        <table:table-row table:style-name="ro1">
          <table:table-cell table:formula="of:=IF(ISBLANK([$OpCodes.C186]);&quot;do_NOP_impl&quot;;&quot;do_&quot;&amp;[$OpCodes.C186]&amp;&quot;_&quot;&amp;[$OpCodes.D186])&amp;&quot;, &quot;&amp;CHAR(9)&amp;&quot;// 0x&quot;&amp;[$OpCodes.B186]" office:value-type="string" office:string-value="do_CLV_impl, &#9;// 0xB8" calcext:value-type="string">
            <text:p>do_CLV_impl, <text:tab/>// 0xB8</text:p>
          </table:table-cell>
        </table:table-row>
        <table:table-row table:style-name="ro1">
          <table:table-cell table:formula="of:=IF(ISBLANK([$OpCodes.C187]);&quot;do_NOP_impl&quot;;&quot;do_&quot;&amp;[$OpCodes.C187]&amp;&quot;_&quot;&amp;[$OpCodes.D187])&amp;&quot;, &quot;&amp;CHAR(9)&amp;&quot;// 0x&quot;&amp;[$OpCodes.B187]" office:value-type="string" office:string-value="do_LDA_absY, &#9;// 0xB9" calcext:value-type="string">
            <text:p>do_LDA_absY, <text:tab/>// 0xB9</text:p>
          </table:table-cell>
        </table:table-row>
        <table:table-row table:style-name="ro1">
          <table:table-cell table:formula="of:=IF(ISBLANK([$OpCodes.C188]);&quot;do_NOP_impl&quot;;&quot;do_&quot;&amp;[$OpCodes.C188]&amp;&quot;_&quot;&amp;[$OpCodes.D188])&amp;&quot;, &quot;&amp;CHAR(9)&amp;&quot;// 0x&quot;&amp;[$OpCodes.B188]" office:value-type="string" office:string-value="do_TSX_impl, &#9;// 0xBA" calcext:value-type="string">
            <text:p>do_TSX_impl, <text:tab/>// 0xBA</text:p>
          </table:table-cell>
        </table:table-row>
        <table:table-row table:style-name="ro1">
          <table:table-cell table:formula="of:=IF(ISBLANK([$OpCodes.C189]);&quot;do_NOP_impl&quot;;&quot;do_&quot;&amp;[$OpCodes.C189]&amp;&quot;_&quot;&amp;[$OpCodes.D189])&amp;&quot;, &quot;&amp;CHAR(9)&amp;&quot;// 0x&quot;&amp;[$OpCodes.B189]" office:value-type="string" office:string-value="do_NOP_impl, &#9;// 0xBB" calcext:value-type="string">
            <text:p>do_NOP_impl, <text:tab/>// 0xBB</text:p>
          </table:table-cell>
        </table:table-row>
        <table:table-row table:style-name="ro1">
          <table:table-cell table:formula="of:=IF(ISBLANK([$OpCodes.C190]);&quot;do_NOP_impl&quot;;&quot;do_&quot;&amp;[$OpCodes.C190]&amp;&quot;_&quot;&amp;[$OpCodes.D190])&amp;&quot;, &quot;&amp;CHAR(9)&amp;&quot;// 0x&quot;&amp;[$OpCodes.B190]" office:value-type="string" office:string-value="do_LDY_absX, &#9;// 0xBC" calcext:value-type="string">
            <text:p>do_LDY_absX, <text:tab/>// 0xBC</text:p>
          </table:table-cell>
        </table:table-row>
        <table:table-row table:style-name="ro1">
          <table:table-cell table:formula="of:=IF(ISBLANK([$OpCodes.C191]);&quot;do_NOP_impl&quot;;&quot;do_&quot;&amp;[$OpCodes.C191]&amp;&quot;_&quot;&amp;[$OpCodes.D191])&amp;&quot;, &quot;&amp;CHAR(9)&amp;&quot;// 0x&quot;&amp;[$OpCodes.B191]" office:value-type="string" office:string-value="do_LDA_absX, &#9;// 0xBD" calcext:value-type="string">
            <text:p>do_LDA_absX, <text:tab/>// 0xBD</text:p>
          </table:table-cell>
        </table:table-row>
        <table:table-row table:style-name="ro1">
          <table:table-cell table:formula="of:=IF(ISBLANK([$OpCodes.C192]);&quot;do_NOP_impl&quot;;&quot;do_&quot;&amp;[$OpCodes.C192]&amp;&quot;_&quot;&amp;[$OpCodes.D192])&amp;&quot;, &quot;&amp;CHAR(9)&amp;&quot;// 0x&quot;&amp;[$OpCodes.B192]" office:value-type="string" office:string-value="do_LDX_absY, &#9;// 0xBE" calcext:value-type="string">
            <text:p>do_LDX_absY, <text:tab/>// 0xBE</text:p>
          </table:table-cell>
        </table:table-row>
        <table:table-row table:style-name="ro1">
          <table:table-cell table:formula="of:=IF(ISBLANK([$OpCodes.C193]);&quot;do_NOP_impl&quot;;&quot;do_&quot;&amp;[$OpCodes.C193]&amp;&quot;_&quot;&amp;[$OpCodes.D193])&amp;&quot;, &quot;&amp;CHAR(9)&amp;&quot;// 0x&quot;&amp;[$OpCodes.B193]" office:value-type="string" office:string-value="do_NOP_impl, &#9;// 0xBF" calcext:value-type="string">
            <text:p>do_NOP_impl, <text:tab/>// 0xBF</text:p>
          </table:table-cell>
        </table:table-row>
        <table:table-row table:style-name="ro1">
          <table:table-cell table:formula="of:=IF(ISBLANK([$OpCodes.C194]);&quot;do_NOP_impl&quot;;&quot;do_&quot;&amp;[$OpCodes.C194]&amp;&quot;_&quot;&amp;[$OpCodes.D194])&amp;&quot;, &quot;&amp;CHAR(9)&amp;&quot;// 0x&quot;&amp;[$OpCodes.B194]" office:value-type="string" office:string-value="do_CPY_imm, &#9;// 0xC0" calcext:value-type="string">
            <text:p>do_CPY_imm, <text:tab/>// 0xC0</text:p>
          </table:table-cell>
        </table:table-row>
        <table:table-row table:style-name="ro1">
          <table:table-cell table:formula="of:=IF(ISBLANK([$OpCodes.C195]);&quot;do_NOP_impl&quot;;&quot;do_&quot;&amp;[$OpCodes.C195]&amp;&quot;_&quot;&amp;[$OpCodes.D195])&amp;&quot;, &quot;&amp;CHAR(9)&amp;&quot;// 0x&quot;&amp;[$OpCodes.B195]" office:value-type="string" office:string-value="do_CMP_Xind, &#9;// 0xC1" calcext:value-type="string">
            <text:p>do_CMP_Xind, <text:tab/>// 0xC1</text:p>
          </table:table-cell>
        </table:table-row>
        <table:table-row table:style-name="ro1">
          <table:table-cell table:formula="of:=IF(ISBLANK([$OpCodes.C196]);&quot;do_NOP_impl&quot;;&quot;do_&quot;&amp;[$OpCodes.C196]&amp;&quot;_&quot;&amp;[$OpCodes.D196])&amp;&quot;, &quot;&amp;CHAR(9)&amp;&quot;// 0x&quot;&amp;[$OpCodes.B196]" office:value-type="string" office:string-value="do_NOP_impl, &#9;// 0xC2" calcext:value-type="string">
            <text:p>do_NOP_impl, <text:tab/>// 0xC2</text:p>
          </table:table-cell>
        </table:table-row>
        <table:table-row table:style-name="ro1">
          <table:table-cell table:formula="of:=IF(ISBLANK([$OpCodes.C197]);&quot;do_NOP_impl&quot;;&quot;do_&quot;&amp;[$OpCodes.C197]&amp;&quot;_&quot;&amp;[$OpCodes.D197])&amp;&quot;, &quot;&amp;CHAR(9)&amp;&quot;// 0x&quot;&amp;[$OpCodes.B197]" office:value-type="string" office:string-value="do_NOP_impl, &#9;// 0xC3" calcext:value-type="string">
            <text:p>do_NOP_impl, <text:tab/>// 0xC3</text:p>
          </table:table-cell>
        </table:table-row>
        <table:table-row table:style-name="ro1">
          <table:table-cell table:formula="of:=IF(ISBLANK([$OpCodes.C198]);&quot;do_NOP_impl&quot;;&quot;do_&quot;&amp;[$OpCodes.C198]&amp;&quot;_&quot;&amp;[$OpCodes.D198])&amp;&quot;, &quot;&amp;CHAR(9)&amp;&quot;// 0x&quot;&amp;[$OpCodes.B198]" office:value-type="string" office:string-value="do_CPY_zpg, &#9;// 0xC4" calcext:value-type="string">
            <text:p>do_CPY_zpg, <text:tab/>// 0xC4</text:p>
          </table:table-cell>
        </table:table-row>
        <table:table-row table:style-name="ro1">
          <table:table-cell table:formula="of:=IF(ISBLANK([$OpCodes.C199]);&quot;do_NOP_impl&quot;;&quot;do_&quot;&amp;[$OpCodes.C199]&amp;&quot;_&quot;&amp;[$OpCodes.D199])&amp;&quot;, &quot;&amp;CHAR(9)&amp;&quot;// 0x&quot;&amp;[$OpCodes.B199]" office:value-type="string" office:string-value="do_CMP_zpg, &#9;// 0xC5" calcext:value-type="string">
            <text:p>do_CMP_zpg, <text:tab/>// 0xC5</text:p>
          </table:table-cell>
        </table:table-row>
        <table:table-row table:style-name="ro1">
          <table:table-cell table:formula="of:=IF(ISBLANK([$OpCodes.C200]);&quot;do_NOP_impl&quot;;&quot;do_&quot;&amp;[$OpCodes.C200]&amp;&quot;_&quot;&amp;[$OpCodes.D200])&amp;&quot;, &quot;&amp;CHAR(9)&amp;&quot;// 0x&quot;&amp;[$OpCodes.B200]" office:value-type="string" office:string-value="do_DEC_zpg, &#9;// 0xC6" calcext:value-type="string">
            <text:p>do_DEC_zpg, <text:tab/>// 0xC6</text:p>
          </table:table-cell>
        </table:table-row>
        <table:table-row table:style-name="ro1">
          <table:table-cell table:formula="of:=IF(ISBLANK([$OpCodes.C201]);&quot;do_NOP_impl&quot;;&quot;do_&quot;&amp;[$OpCodes.C201]&amp;&quot;_&quot;&amp;[$OpCodes.D201])&amp;&quot;, &quot;&amp;CHAR(9)&amp;&quot;// 0x&quot;&amp;[$OpCodes.B201]" office:value-type="string" office:string-value="do_NOP_impl, &#9;// 0xC7" calcext:value-type="string">
            <text:p>do_NOP_impl, <text:tab/>// 0xC7</text:p>
          </table:table-cell>
        </table:table-row>
        <table:table-row table:style-name="ro1">
          <table:table-cell table:formula="of:=IF(ISBLANK([$OpCodes.C202]);&quot;do_NOP_impl&quot;;&quot;do_&quot;&amp;[$OpCodes.C202]&amp;&quot;_&quot;&amp;[$OpCodes.D202])&amp;&quot;, &quot;&amp;CHAR(9)&amp;&quot;// 0x&quot;&amp;[$OpCodes.B202]" office:value-type="string" office:string-value="do_INY_impl, &#9;// 0xC8" calcext:value-type="string">
            <text:p>do_INY_impl, <text:tab/>// 0xC8</text:p>
          </table:table-cell>
        </table:table-row>
        <table:table-row table:style-name="ro1">
          <table:table-cell table:formula="of:=IF(ISBLANK([$OpCodes.C203]);&quot;do_NOP_impl&quot;;&quot;do_&quot;&amp;[$OpCodes.C203]&amp;&quot;_&quot;&amp;[$OpCodes.D203])&amp;&quot;, &quot;&amp;CHAR(9)&amp;&quot;// 0x&quot;&amp;[$OpCodes.B203]" office:value-type="string" office:string-value="do_CMP_imm, &#9;// 0xC9" calcext:value-type="string">
            <text:p>do_CMP_imm, <text:tab/>// 0xC9</text:p>
          </table:table-cell>
        </table:table-row>
        <table:table-row table:style-name="ro1">
          <table:table-cell table:formula="of:=IF(ISBLANK([$OpCodes.C204]);&quot;do_NOP_impl&quot;;&quot;do_&quot;&amp;[$OpCodes.C204]&amp;&quot;_&quot;&amp;[$OpCodes.D204])&amp;&quot;, &quot;&amp;CHAR(9)&amp;&quot;// 0x&quot;&amp;[$OpCodes.B204]" office:value-type="string" office:string-value="do_DEX_impl, &#9;// 0xCA" calcext:value-type="string">
            <text:p>do_DEX_impl, <text:tab/>// 0xCA</text:p>
          </table:table-cell>
        </table:table-row>
        <table:table-row table:style-name="ro1">
          <table:table-cell table:formula="of:=IF(ISBLANK([$OpCodes.C205]);&quot;do_NOP_impl&quot;;&quot;do_&quot;&amp;[$OpCodes.C205]&amp;&quot;_&quot;&amp;[$OpCodes.D205])&amp;&quot;, &quot;&amp;CHAR(9)&amp;&quot;// 0x&quot;&amp;[$OpCodes.B205]" office:value-type="string" office:string-value="do_NOP_impl, &#9;// 0xCB" calcext:value-type="string">
            <text:p>do_NOP_impl, <text:tab/>// 0xCB</text:p>
          </table:table-cell>
        </table:table-row>
        <table:table-row table:style-name="ro1">
          <table:table-cell table:formula="of:=IF(ISBLANK([$OpCodes.C206]);&quot;do_NOP_impl&quot;;&quot;do_&quot;&amp;[$OpCodes.C206]&amp;&quot;_&quot;&amp;[$OpCodes.D206])&amp;&quot;, &quot;&amp;CHAR(9)&amp;&quot;// 0x&quot;&amp;[$OpCodes.B206]" office:value-type="string" office:string-value="do_CPY_abs, &#9;// 0xCC" calcext:value-type="string">
            <text:p>do_CPY_abs, <text:tab/>// 0xCC</text:p>
          </table:table-cell>
        </table:table-row>
        <table:table-row table:style-name="ro1">
          <table:table-cell table:formula="of:=IF(ISBLANK([$OpCodes.C207]);&quot;do_NOP_impl&quot;;&quot;do_&quot;&amp;[$OpCodes.C207]&amp;&quot;_&quot;&amp;[$OpCodes.D207])&amp;&quot;, &quot;&amp;CHAR(9)&amp;&quot;// 0x&quot;&amp;[$OpCodes.B207]" office:value-type="string" office:string-value="do_CMP_abs, &#9;// 0xCD" calcext:value-type="string">
            <text:p>do_CMP_abs, <text:tab/>// 0xCD</text:p>
          </table:table-cell>
        </table:table-row>
        <table:table-row table:style-name="ro1">
          <table:table-cell table:formula="of:=IF(ISBLANK([$OpCodes.C208]);&quot;do_NOP_impl&quot;;&quot;do_&quot;&amp;[$OpCodes.C208]&amp;&quot;_&quot;&amp;[$OpCodes.D208])&amp;&quot;, &quot;&amp;CHAR(9)&amp;&quot;// 0x&quot;&amp;[$OpCodes.B208]" office:value-type="string" office:string-value="do_DEC_abs, &#9;// 0xCE" calcext:value-type="string">
            <text:p>do_DEC_abs, <text:tab/>// 0xCE</text:p>
          </table:table-cell>
        </table:table-row>
        <table:table-row table:style-name="ro1">
          <table:table-cell table:formula="of:=IF(ISBLANK([$OpCodes.C209]);&quot;do_NOP_impl&quot;;&quot;do_&quot;&amp;[$OpCodes.C209]&amp;&quot;_&quot;&amp;[$OpCodes.D209])&amp;&quot;, &quot;&amp;CHAR(9)&amp;&quot;// 0x&quot;&amp;[$OpCodes.B209]" office:value-type="string" office:string-value="do_NOP_impl, &#9;// 0xCF" calcext:value-type="string">
            <text:p>do_NOP_impl, <text:tab/>// 0xCF</text:p>
          </table:table-cell>
        </table:table-row>
        <table:table-row table:style-name="ro1">
          <table:table-cell table:formula="of:=IF(ISBLANK([$OpCodes.C210]);&quot;do_NOP_impl&quot;;&quot;do_&quot;&amp;[$OpCodes.C210]&amp;&quot;_&quot;&amp;[$OpCodes.D210])&amp;&quot;, &quot;&amp;CHAR(9)&amp;&quot;// 0x&quot;&amp;[$OpCodes.B210]" office:value-type="string" office:string-value="do_BNE_rel, &#9;// 0xD0" calcext:value-type="string">
            <text:p>do_BNE_rel, <text:tab/>// 0xD0</text:p>
          </table:table-cell>
        </table:table-row>
        <table:table-row table:style-name="ro1">
          <table:table-cell table:formula="of:=IF(ISBLANK([$OpCodes.C211]);&quot;do_NOP_impl&quot;;&quot;do_&quot;&amp;[$OpCodes.C211]&amp;&quot;_&quot;&amp;[$OpCodes.D211])&amp;&quot;, &quot;&amp;CHAR(9)&amp;&quot;// 0x&quot;&amp;[$OpCodes.B211]" office:value-type="string" office:string-value="do_CMP_indY, &#9;// 0xD1" calcext:value-type="string">
            <text:p>do_CMP_indY, <text:tab/>// 0xD1</text:p>
          </table:table-cell>
        </table:table-row>
        <table:table-row table:style-name="ro1">
          <table:table-cell table:formula="of:=IF(ISBLANK([$OpCodes.C212]);&quot;do_NOP_impl&quot;;&quot;do_&quot;&amp;[$OpCodes.C212]&amp;&quot;_&quot;&amp;[$OpCodes.D212])&amp;&quot;, &quot;&amp;CHAR(9)&amp;&quot;// 0x&quot;&amp;[$OpCodes.B212]" office:value-type="string" office:string-value="do_NOP_impl, &#9;// 0xD2" calcext:value-type="string">
            <text:p>do_NOP_impl, <text:tab/>// 0xD2</text:p>
          </table:table-cell>
        </table:table-row>
        <table:table-row table:style-name="ro1">
          <table:table-cell table:formula="of:=IF(ISBLANK([$OpCodes.C213]);&quot;do_NOP_impl&quot;;&quot;do_&quot;&amp;[$OpCodes.C213]&amp;&quot;_&quot;&amp;[$OpCodes.D213])&amp;&quot;, &quot;&amp;CHAR(9)&amp;&quot;// 0x&quot;&amp;[$OpCodes.B213]" office:value-type="string" office:string-value="do_NOP_impl, &#9;// 0xD3" calcext:value-type="string">
            <text:p>do_NOP_impl, <text:tab/>// 0xD3</text:p>
          </table:table-cell>
        </table:table-row>
        <table:table-row table:style-name="ro1">
          <table:table-cell table:formula="of:=IF(ISBLANK([$OpCodes.C214]);&quot;do_NOP_impl&quot;;&quot;do_&quot;&amp;[$OpCodes.C214]&amp;&quot;_&quot;&amp;[$OpCodes.D214])&amp;&quot;, &quot;&amp;CHAR(9)&amp;&quot;// 0x&quot;&amp;[$OpCodes.B214]" office:value-type="string" office:string-value="do_NOP_impl, &#9;// 0xD4" calcext:value-type="string">
            <text:p>do_NOP_impl, <text:tab/>// 0xD4</text:p>
          </table:table-cell>
        </table:table-row>
        <table:table-row table:style-name="ro1">
          <table:table-cell table:formula="of:=IF(ISBLANK([$OpCodes.C215]);&quot;do_NOP_impl&quot;;&quot;do_&quot;&amp;[$OpCodes.C215]&amp;&quot;_&quot;&amp;[$OpCodes.D215])&amp;&quot;, &quot;&amp;CHAR(9)&amp;&quot;// 0x&quot;&amp;[$OpCodes.B215]" office:value-type="string" office:string-value="do_CMP_zpgX, &#9;// 0xD5" calcext:value-type="string">
            <text:p>do_CMP_zpgX, <text:tab/>// 0xD5</text:p>
          </table:table-cell>
        </table:table-row>
        <table:table-row table:style-name="ro1">
          <table:table-cell table:formula="of:=IF(ISBLANK([$OpCodes.C216]);&quot;do_NOP_impl&quot;;&quot;do_&quot;&amp;[$OpCodes.C216]&amp;&quot;_&quot;&amp;[$OpCodes.D216])&amp;&quot;, &quot;&amp;CHAR(9)&amp;&quot;// 0x&quot;&amp;[$OpCodes.B216]" office:value-type="string" office:string-value="do_DEC_zpgX, &#9;// 0xD6" calcext:value-type="string">
            <text:p>do_DEC_zpgX, <text:tab/>// 0xD6</text:p>
          </table:table-cell>
        </table:table-row>
        <table:table-row table:style-name="ro1">
          <table:table-cell table:formula="of:=IF(ISBLANK([$OpCodes.C217]);&quot;do_NOP_impl&quot;;&quot;do_&quot;&amp;[$OpCodes.C217]&amp;&quot;_&quot;&amp;[$OpCodes.D217])&amp;&quot;, &quot;&amp;CHAR(9)&amp;&quot;// 0x&quot;&amp;[$OpCodes.B217]" office:value-type="string" office:string-value="do_NOP_impl, &#9;// 0xD7" calcext:value-type="string">
            <text:p>do_NOP_impl, <text:tab/>// 0xD7</text:p>
          </table:table-cell>
        </table:table-row>
        <table:table-row table:style-name="ro1">
          <table:table-cell table:formula="of:=IF(ISBLANK([$OpCodes.C218]);&quot;do_NOP_impl&quot;;&quot;do_&quot;&amp;[$OpCodes.C218]&amp;&quot;_&quot;&amp;[$OpCodes.D218])&amp;&quot;, &quot;&amp;CHAR(9)&amp;&quot;// 0x&quot;&amp;[$OpCodes.B218]" office:value-type="string" office:string-value="do_CLD_impl, &#9;// 0xD8" calcext:value-type="string">
            <text:p>do_CLD_impl, <text:tab/>// 0xD8</text:p>
          </table:table-cell>
        </table:table-row>
        <table:table-row table:style-name="ro1">
          <table:table-cell table:formula="of:=IF(ISBLANK([$OpCodes.C219]);&quot;do_NOP_impl&quot;;&quot;do_&quot;&amp;[$OpCodes.C219]&amp;&quot;_&quot;&amp;[$OpCodes.D219])&amp;&quot;, &quot;&amp;CHAR(9)&amp;&quot;// 0x&quot;&amp;[$OpCodes.B219]" office:value-type="string" office:string-value="do_CMP_absY, &#9;// 0xD9" calcext:value-type="string">
            <text:p>do_CMP_absY, <text:tab/>// 0xD9</text:p>
          </table:table-cell>
        </table:table-row>
        <table:table-row table:style-name="ro1">
          <table:table-cell table:formula="of:=IF(ISBLANK([$OpCodes.C220]);&quot;do_NOP_impl&quot;;&quot;do_&quot;&amp;[$OpCodes.C220]&amp;&quot;_&quot;&amp;[$OpCodes.D220])&amp;&quot;, &quot;&amp;CHAR(9)&amp;&quot;// 0x&quot;&amp;[$OpCodes.B220]" office:value-type="string" office:string-value="do_NOP_impl, &#9;// 0xDA" calcext:value-type="string">
            <text:p>do_NOP_impl, <text:tab/>// 0xDA</text:p>
          </table:table-cell>
        </table:table-row>
        <table:table-row table:style-name="ro1">
          <table:table-cell table:formula="of:=IF(ISBLANK([$OpCodes.C221]);&quot;do_NOP_impl&quot;;&quot;do_&quot;&amp;[$OpCodes.C221]&amp;&quot;_&quot;&amp;[$OpCodes.D221])&amp;&quot;, &quot;&amp;CHAR(9)&amp;&quot;// 0x&quot;&amp;[$OpCodes.B221]" office:value-type="string" office:string-value="do_NOP_impl, &#9;// 0xDB" calcext:value-type="string">
            <text:p>do_NOP_impl, <text:tab/>// 0xDB</text:p>
          </table:table-cell>
        </table:table-row>
        <table:table-row table:style-name="ro1">
          <table:table-cell table:formula="of:=IF(ISBLANK([$OpCodes.C222]);&quot;do_NOP_impl&quot;;&quot;do_&quot;&amp;[$OpCodes.C222]&amp;&quot;_&quot;&amp;[$OpCodes.D222])&amp;&quot;, &quot;&amp;CHAR(9)&amp;&quot;// 0x&quot;&amp;[$OpCodes.B222]" office:value-type="string" office:string-value="do_NOP_impl, &#9;// 0xDC" calcext:value-type="string">
            <text:p>do_NOP_impl, <text:tab/>// 0xDC</text:p>
          </table:table-cell>
        </table:table-row>
        <table:table-row table:style-name="ro1">
          <table:table-cell table:formula="of:=IF(ISBLANK([$OpCodes.C223]);&quot;do_NOP_impl&quot;;&quot;do_&quot;&amp;[$OpCodes.C223]&amp;&quot;_&quot;&amp;[$OpCodes.D223])&amp;&quot;, &quot;&amp;CHAR(9)&amp;&quot;// 0x&quot;&amp;[$OpCodes.B223]" office:value-type="string" office:string-value="do_CMP_absX, &#9;// 0xDD" calcext:value-type="string">
            <text:p>do_CMP_absX, <text:tab/>// 0xDD</text:p>
          </table:table-cell>
        </table:table-row>
        <table:table-row table:style-name="ro1">
          <table:table-cell table:formula="of:=IF(ISBLANK([$OpCodes.C224]);&quot;do_NOP_impl&quot;;&quot;do_&quot;&amp;[$OpCodes.C224]&amp;&quot;_&quot;&amp;[$OpCodes.D224])&amp;&quot;, &quot;&amp;CHAR(9)&amp;&quot;// 0x&quot;&amp;[$OpCodes.B224]" office:value-type="string" office:string-value="do_DEC_absX, &#9;// 0xDE" calcext:value-type="string">
            <text:p>do_DEC_absX, <text:tab/>// 0xDE</text:p>
          </table:table-cell>
        </table:table-row>
        <table:table-row table:style-name="ro1">
          <table:table-cell table:formula="of:=IF(ISBLANK([$OpCodes.C225]);&quot;do_NOP_impl&quot;;&quot;do_&quot;&amp;[$OpCodes.C225]&amp;&quot;_&quot;&amp;[$OpCodes.D225])&amp;&quot;, &quot;&amp;CHAR(9)&amp;&quot;// 0x&quot;&amp;[$OpCodes.B225]" office:value-type="string" office:string-value="do_NOP_impl, &#9;// 0xDF" calcext:value-type="string">
            <text:p>do_NOP_impl, <text:tab/>// 0xDF</text:p>
          </table:table-cell>
        </table:table-row>
        <table:table-row table:style-name="ro1">
          <table:table-cell table:formula="of:=IF(ISBLANK([$OpCodes.C226]);&quot;do_NOP_impl&quot;;&quot;do_&quot;&amp;[$OpCodes.C226]&amp;&quot;_&quot;&amp;[$OpCodes.D226])&amp;&quot;, &quot;&amp;CHAR(9)&amp;&quot;// 0x&quot;&amp;[$OpCodes.B226]" office:value-type="string" office:string-value="do_CPX_imm, &#9;// 0xE0" calcext:value-type="string">
            <text:p>do_CPX_imm, <text:tab/>// 0xE0</text:p>
          </table:table-cell>
        </table:table-row>
        <table:table-row table:style-name="ro1">
          <table:table-cell table:formula="of:=IF(ISBLANK([$OpCodes.C227]);&quot;do_NOP_impl&quot;;&quot;do_&quot;&amp;[$OpCodes.C227]&amp;&quot;_&quot;&amp;[$OpCodes.D227])&amp;&quot;, &quot;&amp;CHAR(9)&amp;&quot;// 0x&quot;&amp;[$OpCodes.B227]" office:value-type="string" office:string-value="do_NOP_impl, &#9;// 0xE1" calcext:value-type="string">
            <text:p>do_NOP_impl, <text:tab/>// 0xE1</text:p>
          </table:table-cell>
        </table:table-row>
        <table:table-row table:style-name="ro1">
          <table:table-cell table:formula="of:=IF(ISBLANK([$OpCodes.C228]);&quot;do_NOP_impl&quot;;&quot;do_&quot;&amp;[$OpCodes.C228]&amp;&quot;_&quot;&amp;[$OpCodes.D228])&amp;&quot;, &quot;&amp;CHAR(9)&amp;&quot;// 0x&quot;&amp;[$OpCodes.B228]" office:value-type="string" office:string-value="do_NOP_impl, &#9;// 0xE2" calcext:value-type="string">
            <text:p>do_NOP_impl, <text:tab/>// 0xE2</text:p>
          </table:table-cell>
        </table:table-row>
        <table:table-row table:style-name="ro1">
          <table:table-cell table:formula="of:=IF(ISBLANK([$OpCodes.C229]);&quot;do_NOP_impl&quot;;&quot;do_&quot;&amp;[$OpCodes.C229]&amp;&quot;_&quot;&amp;[$OpCodes.D229])&amp;&quot;, &quot;&amp;CHAR(9)&amp;&quot;// 0x&quot;&amp;[$OpCodes.B229]" office:value-type="string" office:string-value="do_NOP_impl, &#9;// 0xE3" calcext:value-type="string">
            <text:p>do_NOP_impl, <text:tab/>// 0xE3</text:p>
          </table:table-cell>
        </table:table-row>
        <table:table-row table:style-name="ro1">
          <table:table-cell table:formula="of:=IF(ISBLANK([$OpCodes.C230]);&quot;do_NOP_impl&quot;;&quot;do_&quot;&amp;[$OpCodes.C230]&amp;&quot;_&quot;&amp;[$OpCodes.D230])&amp;&quot;, &quot;&amp;CHAR(9)&amp;&quot;// 0x&quot;&amp;[$OpCodes.B230]" office:value-type="string" office:string-value="do_CPX_zpg, &#9;// 0xE4" calcext:value-type="string">
            <text:p>do_CPX_zpg, <text:tab/>// 0xE4</text:p>
          </table:table-cell>
        </table:table-row>
        <table:table-row table:style-name="ro1">
          <table:table-cell table:formula="of:=IF(ISBLANK([$OpCodes.C231]);&quot;do_NOP_impl&quot;;&quot;do_&quot;&amp;[$OpCodes.C231]&amp;&quot;_&quot;&amp;[$OpCodes.D231])&amp;&quot;, &quot;&amp;CHAR(9)&amp;&quot;// 0x&quot;&amp;[$OpCodes.B231]" office:value-type="string" office:string-value="do_SBC_zpg, &#9;// 0xE5" calcext:value-type="string">
            <text:p>do_SBC_zpg, <text:tab/>// 0xE5</text:p>
          </table:table-cell>
        </table:table-row>
        <table:table-row table:style-name="ro1">
          <table:table-cell table:formula="of:=IF(ISBLANK([$OpCodes.C232]);&quot;do_NOP_impl&quot;;&quot;do_&quot;&amp;[$OpCodes.C232]&amp;&quot;_&quot;&amp;[$OpCodes.D232])&amp;&quot;, &quot;&amp;CHAR(9)&amp;&quot;// 0x&quot;&amp;[$OpCodes.B232]" office:value-type="string" office:string-value="do_NOP_impl, &#9;// 0xE6" calcext:value-type="string">
            <text:p>do_NOP_impl, <text:tab/>// 0xE6</text:p>
          </table:table-cell>
        </table:table-row>
        <table:table-row table:style-name="ro1">
          <table:table-cell table:formula="of:=IF(ISBLANK([$OpCodes.C233]);&quot;do_NOP_impl&quot;;&quot;do_&quot;&amp;[$OpCodes.C233]&amp;&quot;_&quot;&amp;[$OpCodes.D233])&amp;&quot;, &quot;&amp;CHAR(9)&amp;&quot;// 0x&quot;&amp;[$OpCodes.B233]" office:value-type="string" office:string-value="do_NOP_impl, &#9;// 0xE7" calcext:value-type="string">
            <text:p>do_NOP_impl, <text:tab/>// 0xE7</text:p>
          </table:table-cell>
        </table:table-row>
        <table:table-row table:style-name="ro1">
          <table:table-cell table:formula="of:=IF(ISBLANK([$OpCodes.C234]);&quot;do_NOP_impl&quot;;&quot;do_&quot;&amp;[$OpCodes.C234]&amp;&quot;_&quot;&amp;[$OpCodes.D234])&amp;&quot;, &quot;&amp;CHAR(9)&amp;&quot;// 0x&quot;&amp;[$OpCodes.B234]" office:value-type="string" office:string-value="do_INX_impl, &#9;// 0xE8" calcext:value-type="string">
            <text:p>do_INX_impl, <text:tab/>// 0xE8</text:p>
          </table:table-cell>
        </table:table-row>
        <table:table-row table:style-name="ro1">
          <table:table-cell table:formula="of:=IF(ISBLANK([$OpCodes.C235]);&quot;do_NOP_impl&quot;;&quot;do_&quot;&amp;[$OpCodes.C235]&amp;&quot;_&quot;&amp;[$OpCodes.D235])&amp;&quot;, &quot;&amp;CHAR(9)&amp;&quot;// 0x&quot;&amp;[$OpCodes.B235]" office:value-type="string" office:string-value="do_SBC_imm, &#9;// 0xE9" calcext:value-type="string">
            <text:p>do_SBC_imm, <text:tab/>// 0xE9</text:p>
          </table:table-cell>
        </table:table-row>
        <table:table-row table:style-name="ro1">
          <table:table-cell table:formula="of:=IF(ISBLANK([$OpCodes.C236]);&quot;do_NOP_impl&quot;;&quot;do_&quot;&amp;[$OpCodes.C236]&amp;&quot;_&quot;&amp;[$OpCodes.D236])&amp;&quot;, &quot;&amp;CHAR(9)&amp;&quot;// 0x&quot;&amp;[$OpCodes.B236]" office:value-type="string" office:string-value="do_NOP_impl, &#9;// 0xEA" calcext:value-type="string">
            <text:p>do_NOP_impl, <text:tab/>// 0xEA</text:p>
          </table:table-cell>
        </table:table-row>
        <table:table-row table:style-name="ro1">
          <table:table-cell table:formula="of:=IF(ISBLANK([$OpCodes.C237]);&quot;do_NOP_impl&quot;;&quot;do_&quot;&amp;[$OpCodes.C237]&amp;&quot;_&quot;&amp;[$OpCodes.D237])&amp;&quot;, &quot;&amp;CHAR(9)&amp;&quot;// 0x&quot;&amp;[$OpCodes.B237]" office:value-type="string" office:string-value="do_NOP_impl, &#9;// 0xEB" calcext:value-type="string">
            <text:p>do_NOP_impl, <text:tab/>// 0xEB</text:p>
          </table:table-cell>
        </table:table-row>
        <table:table-row table:style-name="ro1">
          <table:table-cell table:formula="of:=IF(ISBLANK([$OpCodes.C238]);&quot;do_NOP_impl&quot;;&quot;do_&quot;&amp;[$OpCodes.C238]&amp;&quot;_&quot;&amp;[$OpCodes.D238])&amp;&quot;, &quot;&amp;CHAR(9)&amp;&quot;// 0x&quot;&amp;[$OpCodes.B238]" office:value-type="string" office:string-value="do_CPX_abs, &#9;// 0xEC" calcext:value-type="string">
            <text:p>do_CPX_abs, <text:tab/>// 0xEC</text:p>
          </table:table-cell>
        </table:table-row>
        <table:table-row table:style-name="ro1">
          <table:table-cell table:formula="of:=IF(ISBLANK([$OpCodes.C239]);&quot;do_NOP_impl&quot;;&quot;do_&quot;&amp;[$OpCodes.C239]&amp;&quot;_&quot;&amp;[$OpCodes.D239])&amp;&quot;, &quot;&amp;CHAR(9)&amp;&quot;// 0x&quot;&amp;[$OpCodes.B239]" office:value-type="string" office:string-value="do_SBC_abs, &#9;// 0xED" calcext:value-type="string">
            <text:p>do_SBC_abs, <text:tab/>// 0xED</text:p>
          </table:table-cell>
        </table:table-row>
        <table:table-row table:style-name="ro1">
          <table:table-cell table:formula="of:=IF(ISBLANK([$OpCodes.C240]);&quot;do_NOP_impl&quot;;&quot;do_&quot;&amp;[$OpCodes.C240]&amp;&quot;_&quot;&amp;[$OpCodes.D240])&amp;&quot;, &quot;&amp;CHAR(9)&amp;&quot;// 0x&quot;&amp;[$OpCodes.B240]" office:value-type="string" office:string-value="do_NOP_impl, &#9;// 0xEE" calcext:value-type="string">
            <text:p>do_NOP_impl, <text:tab/>// 0xEE</text:p>
          </table:table-cell>
        </table:table-row>
        <table:table-row table:style-name="ro1">
          <table:table-cell table:formula="of:=IF(ISBLANK([$OpCodes.C241]);&quot;do_NOP_impl&quot;;&quot;do_&quot;&amp;[$OpCodes.C241]&amp;&quot;_&quot;&amp;[$OpCodes.D241])&amp;&quot;, &quot;&amp;CHAR(9)&amp;&quot;// 0x&quot;&amp;[$OpCodes.B241]" office:value-type="string" office:string-value="do_NOP_impl, &#9;// 0xEF" calcext:value-type="string">
            <text:p>do_NOP_impl, <text:tab/>// 0xEF</text:p>
          </table:table-cell>
        </table:table-row>
        <table:table-row table:style-name="ro1">
          <table:table-cell table:formula="of:=IF(ISBLANK([$OpCodes.C242]);&quot;do_NOP_impl&quot;;&quot;do_&quot;&amp;[$OpCodes.C242]&amp;&quot;_&quot;&amp;[$OpCodes.D242])&amp;&quot;, &quot;&amp;CHAR(9)&amp;&quot;// 0x&quot;&amp;[$OpCodes.B242]" office:value-type="string" office:string-value="do_BEQ_rel, &#9;// 0xF0" calcext:value-type="string">
            <text:p>do_BEQ_rel, <text:tab/>// 0xF0</text:p>
          </table:table-cell>
        </table:table-row>
        <table:table-row table:style-name="ro1">
          <table:table-cell table:formula="of:=IF(ISBLANK([$OpCodes.C243]);&quot;do_NOP_impl&quot;;&quot;do_&quot;&amp;[$OpCodes.C243]&amp;&quot;_&quot;&amp;[$OpCodes.D243])&amp;&quot;, &quot;&amp;CHAR(9)&amp;&quot;// 0x&quot;&amp;[$OpCodes.B243]" office:value-type="string" office:string-value="do_SBC_indY, &#9;// 0xF1" calcext:value-type="string">
            <text:p>do_SBC_indY, <text:tab/>// 0xF1</text:p>
          </table:table-cell>
        </table:table-row>
        <table:table-row table:style-name="ro1">
          <table:table-cell table:formula="of:=IF(ISBLANK([$OpCodes.C244]);&quot;do_NOP_impl&quot;;&quot;do_&quot;&amp;[$OpCodes.C244]&amp;&quot;_&quot;&amp;[$OpCodes.D244])&amp;&quot;, &quot;&amp;CHAR(9)&amp;&quot;// 0x&quot;&amp;[$OpCodes.B244]" office:value-type="string" office:string-value="do_NOP_impl, &#9;// 0xF2" calcext:value-type="string">
            <text:p>do_NOP_impl, <text:tab/>// 0xF2</text:p>
          </table:table-cell>
        </table:table-row>
        <table:table-row table:style-name="ro1">
          <table:table-cell table:formula="of:=IF(ISBLANK([$OpCodes.C245]);&quot;do_NOP_impl&quot;;&quot;do_&quot;&amp;[$OpCodes.C245]&amp;&quot;_&quot;&amp;[$OpCodes.D245])&amp;&quot;, &quot;&amp;CHAR(9)&amp;&quot;// 0x&quot;&amp;[$OpCodes.B245]" office:value-type="string" office:string-value="do_NOP_impl, &#9;// 0xF3" calcext:value-type="string">
            <text:p>do_NOP_impl, <text:tab/>// 0xF3</text:p>
          </table:table-cell>
        </table:table-row>
        <table:table-row table:style-name="ro1">
          <table:table-cell table:formula="of:=IF(ISBLANK([$OpCodes.C246]);&quot;do_NOP_impl&quot;;&quot;do_&quot;&amp;[$OpCodes.C246]&amp;&quot;_&quot;&amp;[$OpCodes.D246])&amp;&quot;, &quot;&amp;CHAR(9)&amp;&quot;// 0x&quot;&amp;[$OpCodes.B246]" office:value-type="string" office:string-value="do_NOP_impl, &#9;// 0xF4" calcext:value-type="string">
            <text:p>do_NOP_impl, <text:tab/>// 0xF4</text:p>
          </table:table-cell>
        </table:table-row>
        <table:table-row table:style-name="ro1">
          <table:table-cell table:formula="of:=IF(ISBLANK([$OpCodes.C247]);&quot;do_NOP_impl&quot;;&quot;do_&quot;&amp;[$OpCodes.C247]&amp;&quot;_&quot;&amp;[$OpCodes.D247])&amp;&quot;, &quot;&amp;CHAR(9)&amp;&quot;// 0x&quot;&amp;[$OpCodes.B247]" office:value-type="string" office:string-value="do_ADC_zpgX, &#9;// 0xF5" calcext:value-type="string">
            <text:p>do_ADC_zpgX, <text:tab/>// 0xF5</text:p>
          </table:table-cell>
        </table:table-row>
        <table:table-row table:style-name="ro1">
          <table:table-cell table:formula="of:=IF(ISBLANK([$OpCodes.C248]);&quot;do_NOP_impl&quot;;&quot;do_&quot;&amp;[$OpCodes.C248]&amp;&quot;_&quot;&amp;[$OpCodes.D248])&amp;&quot;, &quot;&amp;CHAR(9)&amp;&quot;// 0x&quot;&amp;[$OpCodes.B248]" office:value-type="string" office:string-value="do_NOP_impl, &#9;// 0xF6" calcext:value-type="string">
            <text:p>do_NOP_impl, <text:tab/>// 0xF6</text:p>
          </table:table-cell>
        </table:table-row>
        <table:table-row table:style-name="ro1">
          <table:table-cell table:formula="of:=IF(ISBLANK([$OpCodes.C249]);&quot;do_NOP_impl&quot;;&quot;do_&quot;&amp;[$OpCodes.C249]&amp;&quot;_&quot;&amp;[$OpCodes.D249])&amp;&quot;, &quot;&amp;CHAR(9)&amp;&quot;// 0x&quot;&amp;[$OpCodes.B249]" office:value-type="string" office:string-value="do_NOP_impl, &#9;// 0xF7" calcext:value-type="string">
            <text:p>do_NOP_impl, <text:tab/>// 0xF7</text:p>
          </table:table-cell>
        </table:table-row>
        <table:table-row table:style-name="ro1">
          <table:table-cell table:formula="of:=IF(ISBLANK([$OpCodes.C250]);&quot;do_NOP_impl&quot;;&quot;do_&quot;&amp;[$OpCodes.C250]&amp;&quot;_&quot;&amp;[$OpCodes.D250])&amp;&quot;, &quot;&amp;CHAR(9)&amp;&quot;// 0x&quot;&amp;[$OpCodes.B250]" office:value-type="string" office:string-value="do_SED_impl, &#9;// 0xF8" calcext:value-type="string">
            <text:p>do_SED_impl, <text:tab/>// 0xF8</text:p>
          </table:table-cell>
        </table:table-row>
        <table:table-row table:style-name="ro1">
          <table:table-cell table:formula="of:=IF(ISBLANK([$OpCodes.C251]);&quot;do_NOP_impl&quot;;&quot;do_&quot;&amp;[$OpCodes.C251]&amp;&quot;_&quot;&amp;[$OpCodes.D251])&amp;&quot;, &quot;&amp;CHAR(9)&amp;&quot;// 0x&quot;&amp;[$OpCodes.B251]" office:value-type="string" office:string-value="do_SBC_absY, &#9;// 0xF9" calcext:value-type="string">
            <text:p>do_SBC_absY, <text:tab/>// 0xF9</text:p>
          </table:table-cell>
        </table:table-row>
        <table:table-row table:style-name="ro1">
          <table:table-cell table:formula="of:=IF(ISBLANK([$OpCodes.C252]);&quot;do_NOP_impl&quot;;&quot;do_&quot;&amp;[$OpCodes.C252]&amp;&quot;_&quot;&amp;[$OpCodes.D252])&amp;&quot;, &quot;&amp;CHAR(9)&amp;&quot;// 0x&quot;&amp;[$OpCodes.B252]" office:value-type="string" office:string-value="do_NOP_impl, &#9;// 0xFA" calcext:value-type="string">
            <text:p>do_NOP_impl, <text:tab/>// 0xFA</text:p>
          </table:table-cell>
        </table:table-row>
        <table:table-row table:style-name="ro1">
          <table:table-cell table:formula="of:=IF(ISBLANK([$OpCodes.C253]);&quot;do_NOP_impl&quot;;&quot;do_&quot;&amp;[$OpCodes.C253]&amp;&quot;_&quot;&amp;[$OpCodes.D253])&amp;&quot;, &quot;&amp;CHAR(9)&amp;&quot;// 0x&quot;&amp;[$OpCodes.B253]" office:value-type="string" office:string-value="do_NOP_impl, &#9;// 0xFB" calcext:value-type="string">
            <text:p>do_NOP_impl, <text:tab/>// 0xFB</text:p>
          </table:table-cell>
        </table:table-row>
        <table:table-row table:style-name="ro1">
          <table:table-cell table:formula="of:=IF(ISBLANK([$OpCodes.C254]);&quot;do_NOP_impl&quot;;&quot;do_&quot;&amp;[$OpCodes.C254]&amp;&quot;_&quot;&amp;[$OpCodes.D254])&amp;&quot;, &quot;&amp;CHAR(9)&amp;&quot;// 0x&quot;&amp;[$OpCodes.B254]" office:value-type="string" office:string-value="do_NOP_impl, &#9;// 0xFC" calcext:value-type="string">
            <text:p>do_NOP_impl, <text:tab/>// 0xFC</text:p>
          </table:table-cell>
        </table:table-row>
        <table:table-row table:style-name="ro1">
          <table:table-cell table:formula="of:=IF(ISBLANK([$OpCodes.C255]);&quot;do_NOP_impl&quot;;&quot;do_&quot;&amp;[$OpCodes.C255]&amp;&quot;_&quot;&amp;[$OpCodes.D255])&amp;&quot;, &quot;&amp;CHAR(9)&amp;&quot;// 0x&quot;&amp;[$OpCodes.B255]" office:value-type="string" office:string-value="do_SBC_absX, &#9;// 0xFD" calcext:value-type="string">
            <text:p>do_SBC_absX, <text:tab/>// 0xFD</text:p>
          </table:table-cell>
        </table:table-row>
        <table:table-row table:style-name="ro1">
          <table:table-cell table:formula="of:=IF(ISBLANK([$OpCodes.C256]);&quot;do_NOP_impl&quot;;&quot;do_&quot;&amp;[$OpCodes.C256]&amp;&quot;_&quot;&amp;[$OpCodes.D256])&amp;&quot;, &quot;&amp;CHAR(9)&amp;&quot;// 0x&quot;&amp;[$OpCodes.B256]" office:value-type="string" office:string-value="do_NOP_impl, &#9;// 0xFE" calcext:value-type="string">
            <text:p>do_NOP_impl, <text:tab/>// 0xFE</text:p>
          </table:table-cell>
        </table:table-row>
        <table:table-row table:style-name="ro1">
          <table:table-cell table:formula="of:=IF(ISBLANK([$OpCodes.C257]);&quot;do_NOP_impl&quot;;&quot;do_&quot;&amp;[$OpCodes.C257]&amp;&quot;_&quot;&amp;[$OpCodes.D257])&amp;&quot;  &quot;&amp;CHAR(9)&amp;&quot;// 0x&quot;&amp;[$OpCodes.B257]" office:value-type="string" office:string-value="do_NOP_impl  &#9;// 0xFF" calcext:value-type="string">
            <text:p>do_NOP_impl <text:s/><text:tab/>// 0xFF</text:p>
          </table:table-cell>
        </table:table-row>
        <table:table-row table:style-name="ro1">
          <table:table-cell office:value-type="string" calcext:value-type="string">
            <text:p>};</text:p>
          </table:table-cell>
        </table:table-row>
      </table:table>
      <table:table table:name="Table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/>
          <table:table-cell table:style-name="ce10" office:value-type="string" calcext:value-type="string" table:number-columns-spanned="12" table:number-rows-spanned="1">
            <text:p>Low nibble</text:p>
          </table:table-cell>
          <table:covered-table-cell table:number-columns-repeated="11"/>
        </table:table-row>
        <table:table-row table:style-name="ro1">
          <table:table-cell office:value-type="string" calcext:value-type="string">
            <text:p>High nibb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BRK</text:p>
          </table:table-cell>
          <table:table-cell table:style-name="ce11" office:value-type="string" calcext:value-type="string">
            <text:p>ORA (ind,X)</text:p>
          </table:table-cell>
          <table:table-cell table:style-name="ce11" table:number-columns-repeated="2"/>
          <table:table-cell table:style-name="ce11" office:value-type="string" calcext:value-type="string">
            <text:p>ORA zpg</text:p>
          </table:table-cell>
          <table:table-cell table:style-name="ce12" office:value-type="string" calcext:value-type="string">
            <text:p>ASL zpg</text:p>
          </table:table-cell>
          <table:table-cell table:style-name="ce11" office:value-type="string" calcext:value-type="string">
            <text:p>PHP</text:p>
          </table:table-cell>
          <table:table-cell table:style-name="ce11" office:value-type="string" calcext:value-type="string">
            <text:p>ORA #</text:p>
          </table:table-cell>
          <table:table-cell table:style-name="ce12" office:value-type="string" calcext:value-type="string">
            <text:p>ASL A</text:p>
          </table:table-cell>
          <table:table-cell table:style-name="ce11"/>
          <table:table-cell table:style-name="ce11" office:value-type="string" calcext:value-type="string">
            <text:p>ORA abs</text:p>
          </table:table-cell>
          <table:table-cell table:style-name="ce12" office:value-type="string" calcext:value-type="string">
            <text:p>ASL ab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PL rel</text:p>
          </table:table-cell>
          <table:table-cell table:style-name="ce11" office:value-type="string" calcext:value-type="string">
            <text:p>ORA (ind),Y</text:p>
          </table:table-cell>
          <table:table-cell table:style-name="ce11" table:number-columns-repeated="2"/>
          <table:table-cell table:style-name="ce11" office:value-type="string" calcext:value-type="string">
            <text:p>ORA zpg,X</text:p>
          </table:table-cell>
          <table:table-cell table:style-name="ce12" office:value-type="string" calcext:value-type="string">
            <text:p>ASL zpg,X</text:p>
          </table:table-cell>
          <table:table-cell table:style-name="ce11" office:value-type="string" calcext:value-type="string">
            <text:p>CLC</text:p>
          </table:table-cell>
          <table:table-cell table:style-name="ce11" office:value-type="string" calcext:value-type="string">
            <text:p>ORA abs,Y</text:p>
          </table:table-cell>
          <table:table-cell table:style-name="ce11" table:number-columns-repeated="2"/>
          <table:table-cell table:style-name="ce11" office:value-type="string" calcext:value-type="string">
            <text:p>ORA abs,X</text:p>
          </table:table-cell>
          <table:table-cell table:style-name="ce12" office:value-type="string" calcext:value-type="string">
            <text:p>ASL abs,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SR abs</text:p>
          </table:table-cell>
          <table:table-cell table:style-name="ce12" office:value-type="string" calcext:value-type="string">
            <text:p>AND (ind,X)</text:p>
          </table:table-cell>
          <table:table-cell table:style-name="ce11"/>
          <table:table-cell table:style-name="ce12" office:value-type="string" calcext:value-type="string">
            <text:p>BIT zpg</text:p>
          </table:table-cell>
          <table:table-cell table:style-name="ce12" office:value-type="string" calcext:value-type="string">
            <text:p>AND zpg</text:p>
          </table:table-cell>
          <table:table-cell table:style-name="ce12" office:value-type="string" calcext:value-type="string">
            <text:p>ROL zpg</text:p>
          </table:table-cell>
          <table:table-cell table:style-name="ce11" office:value-type="string" calcext:value-type="string">
            <text:p>PLP</text:p>
          </table:table-cell>
          <table:table-cell table:style-name="ce12" office:value-type="string" calcext:value-type="string">
            <text:p>AND #</text:p>
          </table:table-cell>
          <table:table-cell table:style-name="ce12" office:value-type="string" calcext:value-type="string">
            <text:p>ROL A</text:p>
          </table:table-cell>
          <table:table-cell table:style-name="ce12" office:value-type="string" calcext:value-type="string">
            <text:p>BIT abs</text:p>
          </table:table-cell>
          <table:table-cell table:style-name="ce12" office:value-type="string" calcext:value-type="string">
            <text:p>AND abs</text:p>
          </table:table-cell>
          <table:table-cell table:style-name="ce12" office:value-type="string" calcext:value-type="string">
            <text:p>ROL ab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BMI rel</text:p>
          </table:table-cell>
          <table:table-cell table:style-name="ce12" office:value-type="string" calcext:value-type="string">
            <text:p>AND (ind),Y</text:p>
          </table:table-cell>
          <table:table-cell table:style-name="ce11" table:number-columns-repeated="2"/>
          <table:table-cell table:style-name="ce12" office:value-type="string" calcext:value-type="string">
            <text:p>AND zpg,X</text:p>
          </table:table-cell>
          <table:table-cell table:style-name="ce12" office:value-type="string" calcext:value-type="string">
            <text:p>ROL zpg,X</text:p>
          </table:table-cell>
          <table:table-cell table:style-name="ce11" office:value-type="string" calcext:value-type="string">
            <text:p>SEC</text:p>
          </table:table-cell>
          <table:table-cell table:style-name="ce12" office:value-type="string" calcext:value-type="string">
            <text:p>AND abs,Y</text:p>
          </table:table-cell>
          <table:table-cell table:style-name="ce11" table:number-columns-repeated="2"/>
          <table:table-cell table:style-name="ce12" office:value-type="string" calcext:value-type="string">
            <text:p>AND abs,X</text:p>
          </table:table-cell>
          <table:table-cell table:style-name="ce12" office:value-type="string" calcext:value-type="string">
            <text:p>ROL abs,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RTI</text:p>
          </table:table-cell>
          <table:table-cell table:style-name="ce12" office:value-type="string" calcext:value-type="string">
            <text:p>EOR (ind,X)</text:p>
          </table:table-cell>
          <table:table-cell table:style-name="ce11" table:number-columns-repeated="2"/>
          <table:table-cell table:style-name="ce12" office:value-type="string" calcext:value-type="string">
            <text:p>EOR zpg</text:p>
          </table:table-cell>
          <table:table-cell table:style-name="ce12" office:value-type="string" calcext:value-type="string">
            <text:p>LSR zpg</text:p>
          </table:table-cell>
          <table:table-cell table:style-name="ce11" office:value-type="string" calcext:value-type="string">
            <text:p>PHA</text:p>
          </table:table-cell>
          <table:table-cell table:style-name="ce12" office:value-type="string" calcext:value-type="string">
            <text:p>EOR #</text:p>
          </table:table-cell>
          <table:table-cell table:style-name="ce12" office:value-type="string" calcext:value-type="string">
            <text:p>LSR A</text:p>
          </table:table-cell>
          <table:table-cell table:style-name="ce11" office:value-type="string" calcext:value-type="string">
            <text:p>JMP abs</text:p>
          </table:table-cell>
          <table:table-cell table:style-name="ce12" office:value-type="string" calcext:value-type="string">
            <text:p>EOR abs</text:p>
          </table:table-cell>
          <table:table-cell table:style-name="ce12" office:value-type="string" calcext:value-type="string">
            <text:p>LSR ab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BVC rel</text:p>
          </table:table-cell>
          <table:table-cell table:style-name="ce12" office:value-type="string" calcext:value-type="string">
            <text:p>EOR (ind),Y</text:p>
          </table:table-cell>
          <table:table-cell table:style-name="ce11" table:number-columns-repeated="2"/>
          <table:table-cell table:style-name="ce12" office:value-type="string" calcext:value-type="string">
            <text:p>EOR zpg,X</text:p>
          </table:table-cell>
          <table:table-cell table:style-name="ce12" office:value-type="string" calcext:value-type="string">
            <text:p>LSR zpg,X</text:p>
          </table:table-cell>
          <table:table-cell table:style-name="ce11" office:value-type="string" calcext:value-type="string">
            <text:p>CLI</text:p>
          </table:table-cell>
          <table:table-cell table:style-name="ce12" office:value-type="string" calcext:value-type="string">
            <text:p>EOR abs,Y</text:p>
          </table:table-cell>
          <table:table-cell table:style-name="ce11" table:number-columns-repeated="2"/>
          <table:table-cell table:style-name="ce12" office:value-type="string" calcext:value-type="string">
            <text:p>EOR abs,X</text:p>
          </table:table-cell>
          <table:table-cell table:style-name="ce12" office:value-type="string" calcext:value-type="string">
            <text:p>LSR abs,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RTS</text:p>
          </table:table-cell>
          <table:table-cell table:style-name="ce11" office:value-type="string" calcext:value-type="string">
            <text:p>ADC (ind,X)</text:p>
          </table:table-cell>
          <table:table-cell table:style-name="ce11" table:number-columns-repeated="2"/>
          <table:table-cell table:style-name="ce11" office:value-type="string" calcext:value-type="string">
            <text:p>ADC zpg</text:p>
          </table:table-cell>
          <table:table-cell table:style-name="ce12" office:value-type="string" calcext:value-type="string">
            <text:p>ROR zpg</text:p>
          </table:table-cell>
          <table:table-cell table:style-name="ce11" office:value-type="string" calcext:value-type="string">
            <text:p>PLA</text:p>
          </table:table-cell>
          <table:table-cell table:style-name="ce11" office:value-type="string" calcext:value-type="string">
            <text:p>ADC #</text:p>
          </table:table-cell>
          <table:table-cell table:style-name="ce12" office:value-type="string" calcext:value-type="string">
            <text:p>ROR A</text:p>
          </table:table-cell>
          <table:table-cell table:style-name="ce11" office:value-type="string" calcext:value-type="string">
            <text:p>JMP (ind)</text:p>
          </table:table-cell>
          <table:table-cell table:style-name="ce11" office:value-type="string" calcext:value-type="string">
            <text:p>ADC abs</text:p>
          </table:table-cell>
          <table:table-cell table:style-name="ce12" office:value-type="string" calcext:value-type="string">
            <text:p>ROR ab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BVS rel</text:p>
          </table:table-cell>
          <table:table-cell table:style-name="ce11" office:value-type="string" calcext:value-type="string">
            <text:p>ADC (ind),Y</text:p>
          </table:table-cell>
          <table:table-cell table:style-name="ce11" table:number-columns-repeated="2"/>
          <table:table-cell table:style-name="ce11" office:value-type="string" calcext:value-type="string">
            <text:p>ADC zpg,X</text:p>
          </table:table-cell>
          <table:table-cell table:style-name="ce12" office:value-type="string" calcext:value-type="string">
            <text:p>ROR zpg,X</text:p>
          </table:table-cell>
          <table:table-cell table:style-name="ce11" office:value-type="string" calcext:value-type="string">
            <text:p>SEI</text:p>
          </table:table-cell>
          <table:table-cell table:style-name="ce11" office:value-type="string" calcext:value-type="string">
            <text:p>ADC abs,Y</text:p>
          </table:table-cell>
          <table:table-cell table:style-name="ce11" table:number-columns-repeated="2"/>
          <table:table-cell table:style-name="ce11" office:value-type="string" calcext:value-type="string">
            <text:p>ADC abs,X</text:p>
          </table:table-cell>
          <table:table-cell table:style-name="ce12" office:value-type="string" calcext:value-type="string">
            <text:p>ROR abs,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/>
          <table:table-cell table:style-name="ce11" office:value-type="string" calcext:value-type="string">
            <text:p>STA (ind,X)</text:p>
          </table:table-cell>
          <table:table-cell table:style-name="ce11"/>
          <table:table-cell table:style-name="ce11" office:value-type="string" calcext:value-type="string">
            <text:p>STY zpg</text:p>
          </table:table-cell>
          <table:table-cell table:style-name="ce11" office:value-type="string" calcext:value-type="string">
            <text:p>STA zpg</text:p>
          </table:table-cell>
          <table:table-cell table:style-name="ce11" office:value-type="string" calcext:value-type="string">
            <text:p>STX zpg</text:p>
          </table:table-cell>
          <table:table-cell table:style-name="ce11" office:value-type="string" calcext:value-type="string">
            <text:p>DEY</text:p>
          </table:table-cell>
          <table:table-cell table:style-name="ce11"/>
          <table:table-cell table:style-name="ce11" office:value-type="string" calcext:value-type="string">
            <text:p>TXA</text:p>
          </table:table-cell>
          <table:table-cell table:style-name="ce11" office:value-type="string" calcext:value-type="string">
            <text:p>STY abs</text:p>
          </table:table-cell>
          <table:table-cell table:style-name="ce11" office:value-type="string" calcext:value-type="string">
            <text:p>STA abs</text:p>
          </table:table-cell>
          <table:table-cell table:style-name="ce11" office:value-type="string" calcext:value-type="string">
            <text:p>STX ab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BCC rel</text:p>
          </table:table-cell>
          <table:table-cell table:style-name="ce11" office:value-type="string" calcext:value-type="string">
            <text:p>STA (ind),Y</text:p>
          </table:table-cell>
          <table:table-cell table:style-name="ce11"/>
          <table:table-cell table:style-name="ce11" office:value-type="string" calcext:value-type="string">
            <text:p>STY zpg,X</text:p>
          </table:table-cell>
          <table:table-cell table:style-name="ce11" office:value-type="string" calcext:value-type="string">
            <text:p>STA zpg,X</text:p>
          </table:table-cell>
          <table:table-cell table:style-name="ce11" office:value-type="string" calcext:value-type="string">
            <text:p>STX zpg,Y</text:p>
          </table:table-cell>
          <table:table-cell table:style-name="ce11" office:value-type="string" calcext:value-type="string">
            <text:p>TYA</text:p>
          </table:table-cell>
          <table:table-cell table:style-name="ce11" office:value-type="string" calcext:value-type="string">
            <text:p>STA abs,Y</text:p>
          </table:table-cell>
          <table:table-cell table:style-name="ce11" office:value-type="string" calcext:value-type="string">
            <text:p>TXS</text:p>
          </table:table-cell>
          <table:table-cell table:style-name="ce11"/>
          <table:table-cell table:style-name="ce11" office:value-type="string" calcext:value-type="string">
            <text:p>STA abs,X</text:p>
          </table:table-cell>
          <table:table-cell table:style-name="ce11"/>
        </table:table-row>
        <table:table-row table:style-name="ro1">
          <table:table-cell office:value-type="string" calcext:value-type="string">
            <text:p>A</text:p>
          </table:table-cell>
          <table:table-cell table:style-name="ce11" office:value-type="string" calcext:value-type="string">
            <text:p>LDY #</text:p>
          </table:table-cell>
          <table:table-cell table:style-name="ce11" office:value-type="string" calcext:value-type="string">
            <text:p>LDA (ind,X)</text:p>
          </table:table-cell>
          <table:table-cell table:style-name="ce11" office:value-type="string" calcext:value-type="string">
            <text:p>LDX #</text:p>
          </table:table-cell>
          <table:table-cell table:style-name="ce11" office:value-type="string" calcext:value-type="string">
            <text:p>LDY zpg</text:p>
          </table:table-cell>
          <table:table-cell table:style-name="ce11" office:value-type="string" calcext:value-type="string">
            <text:p>LDA zpg</text:p>
          </table:table-cell>
          <table:table-cell table:style-name="ce11" office:value-type="string" calcext:value-type="string">
            <text:p>LDX zpg</text:p>
          </table:table-cell>
          <table:table-cell table:style-name="ce11" office:value-type="string" calcext:value-type="string">
            <text:p>TAY</text:p>
          </table:table-cell>
          <table:table-cell table:style-name="ce11" office:value-type="string" calcext:value-type="string">
            <text:p>LDA #</text:p>
          </table:table-cell>
          <table:table-cell table:style-name="ce11" office:value-type="string" calcext:value-type="string">
            <text:p>TAX</text:p>
          </table:table-cell>
          <table:table-cell table:style-name="ce11" office:value-type="string" calcext:value-type="string">
            <text:p>LDY abs</text:p>
          </table:table-cell>
          <table:table-cell table:style-name="ce11" office:value-type="string" calcext:value-type="string">
            <text:p>LDA abs</text:p>
          </table:table-cell>
          <table:table-cell table:style-name="ce11" office:value-type="string" calcext:value-type="string">
            <text:p>LDX ab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11" office:value-type="string" calcext:value-type="string">
            <text:p>BCS rel</text:p>
          </table:table-cell>
          <table:table-cell table:style-name="ce11" office:value-type="string" calcext:value-type="string">
            <text:p>LDA (ind),Y</text:p>
          </table:table-cell>
          <table:table-cell table:style-name="ce11"/>
          <table:table-cell table:style-name="ce11" office:value-type="string" calcext:value-type="string">
            <text:p>LDY zpg,X</text:p>
          </table:table-cell>
          <table:table-cell table:style-name="ce11" office:value-type="string" calcext:value-type="string">
            <text:p>LDA zpg,X</text:p>
          </table:table-cell>
          <table:table-cell table:style-name="ce11" office:value-type="string" calcext:value-type="string">
            <text:p>LDX zpg,Y</text:p>
          </table:table-cell>
          <table:table-cell table:style-name="ce11" office:value-type="string" calcext:value-type="string">
            <text:p>CLV</text:p>
          </table:table-cell>
          <table:table-cell table:style-name="ce11" office:value-type="string" calcext:value-type="string">
            <text:p>LDA abs,Y</text:p>
          </table:table-cell>
          <table:table-cell table:style-name="ce11" office:value-type="string" calcext:value-type="string">
            <text:p>TSX</text:p>
          </table:table-cell>
          <table:table-cell table:style-name="ce11" office:value-type="string" calcext:value-type="string">
            <text:p>LDY abs,X</text:p>
          </table:table-cell>
          <table:table-cell table:style-name="ce11" office:value-type="string" calcext:value-type="string">
            <text:p>LDA abs,X</text:p>
          </table:table-cell>
          <table:table-cell table:style-name="ce11" office:value-type="string" calcext:value-type="string">
            <text:p>LDX abs,Y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11" office:value-type="string" calcext:value-type="string">
            <text:p>CPY #</text:p>
          </table:table-cell>
          <table:table-cell table:style-name="ce11" office:value-type="string" calcext:value-type="string">
            <text:p>CMP (ind,X)</text:p>
          </table:table-cell>
          <table:table-cell table:style-name="ce11"/>
          <table:table-cell table:style-name="ce11" office:value-type="string" calcext:value-type="string">
            <text:p>CPY zpg</text:p>
          </table:table-cell>
          <table:table-cell table:style-name="ce11" office:value-type="string" calcext:value-type="string">
            <text:p>CMP zpg</text:p>
          </table:table-cell>
          <table:table-cell table:style-name="ce11" office:value-type="string" calcext:value-type="string">
            <text:p>DEC zpg</text:p>
          </table:table-cell>
          <table:table-cell table:style-name="ce11" office:value-type="string" calcext:value-type="string">
            <text:p>INY</text:p>
          </table:table-cell>
          <table:table-cell table:style-name="ce11" office:value-type="string" calcext:value-type="string">
            <text:p>CMP #</text:p>
          </table:table-cell>
          <table:table-cell table:style-name="ce11" office:value-type="string" calcext:value-type="string">
            <text:p>DEX</text:p>
          </table:table-cell>
          <table:table-cell table:style-name="ce11" office:value-type="string" calcext:value-type="string">
            <text:p>CPY abs</text:p>
          </table:table-cell>
          <table:table-cell table:style-name="ce11" office:value-type="string" calcext:value-type="string">
            <text:p>CMP abs</text:p>
          </table:table-cell>
          <table:table-cell table:style-name="ce11" office:value-type="string" calcext:value-type="string">
            <text:p>DEC abs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11" office:value-type="string" calcext:value-type="string">
            <text:p>BNE rel</text:p>
          </table:table-cell>
          <table:table-cell table:style-name="ce11" office:value-type="string" calcext:value-type="string">
            <text:p>CMP (ind),Y</text:p>
          </table:table-cell>
          <table:table-cell table:style-name="ce11" table:number-columns-repeated="2"/>
          <table:table-cell table:style-name="ce11" office:value-type="string" calcext:value-type="string">
            <text:p>CMP zpg,X</text:p>
          </table:table-cell>
          <table:table-cell table:style-name="ce11" office:value-type="string" calcext:value-type="string">
            <text:p>DEC zpg,X</text:p>
          </table:table-cell>
          <table:table-cell table:style-name="ce11" office:value-type="string" calcext:value-type="string">
            <text:p>CLD</text:p>
          </table:table-cell>
          <table:table-cell table:style-name="ce11" office:value-type="string" calcext:value-type="string">
            <text:p>CMP abs,Y</text:p>
          </table:table-cell>
          <table:table-cell table:style-name="ce11" table:number-columns-repeated="2"/>
          <table:table-cell table:style-name="ce11" office:value-type="string" calcext:value-type="string">
            <text:p>CMP abs,X</text:p>
          </table:table-cell>
          <table:table-cell table:style-name="ce11" office:value-type="string" calcext:value-type="string">
            <text:p>DEC abs,X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style-name="ce11" office:value-type="string" calcext:value-type="string">
            <text:p>CPX #</text:p>
          </table:table-cell>
          <table:table-cell table:style-name="ce11" office:value-type="string" calcext:value-type="string">
            <text:p>SBC (ind,X)</text:p>
          </table:table-cell>
          <table:table-cell table:style-name="ce11"/>
          <table:table-cell table:style-name="ce11" office:value-type="string" calcext:value-type="string">
            <text:p>CPX zpg</text:p>
          </table:table-cell>
          <table:table-cell table:style-name="ce11" office:value-type="string" calcext:value-type="string">
            <text:p>SBC zpg</text:p>
          </table:table-cell>
          <table:table-cell table:style-name="ce11" office:value-type="string" calcext:value-type="string">
            <text:p>INC zpg</text:p>
          </table:table-cell>
          <table:table-cell table:style-name="ce11" office:value-type="string" calcext:value-type="string">
            <text:p>INX</text:p>
          </table:table-cell>
          <table:table-cell table:style-name="ce11" office:value-type="string" calcext:value-type="string">
            <text:p>SBC #</text:p>
          </table:table-cell>
          <table:table-cell table:style-name="ce11" office:value-type="string" calcext:value-type="string">
            <text:p>NOP</text:p>
          </table:table-cell>
          <table:table-cell table:style-name="ce11" office:value-type="string" calcext:value-type="string">
            <text:p>CPX abs</text:p>
          </table:table-cell>
          <table:table-cell table:style-name="ce11" office:value-type="string" calcext:value-type="string">
            <text:p>SBC abs</text:p>
          </table:table-cell>
          <table:table-cell table:style-name="ce11" office:value-type="string" calcext:value-type="string">
            <text:p>INC abs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11" office:value-type="string" calcext:value-type="string">
            <text:p>BEQ rel</text:p>
          </table:table-cell>
          <table:table-cell table:style-name="ce11" office:value-type="string" calcext:value-type="string">
            <text:p>SBC (ind),Y</text:p>
          </table:table-cell>
          <table:table-cell table:style-name="ce11" table:number-columns-repeated="2"/>
          <table:table-cell table:style-name="ce11" office:value-type="string" calcext:value-type="string">
            <text:p>SBC zpg,X</text:p>
          </table:table-cell>
          <table:table-cell table:style-name="ce11" office:value-type="string" calcext:value-type="string">
            <text:p>INC zpg,X</text:p>
          </table:table-cell>
          <table:table-cell table:style-name="ce11" office:value-type="string" calcext:value-type="string">
            <text:p>SED</text:p>
          </table:table-cell>
          <table:table-cell table:style-name="ce11" office:value-type="string" calcext:value-type="string">
            <text:p>SBC abs,Y</text:p>
          </table:table-cell>
          <table:table-cell table:style-name="ce11" table:number-columns-repeated="2"/>
          <table:table-cell table:style-name="ce11" office:value-type="string" calcext:value-type="string">
            <text:p>SBC abs,X</text:p>
          </table:table-cell>
          <table:table-cell table:style-name="ce11" office:value-type="string" calcext:value-type="string">
            <text:p>INC abs,X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7"/>
          <table:table-cell table:number-columns-repeated="2"/>
        </table:table-row>
        <table:table-row table:style-name="ro1" table:number-rows-repeated="104855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2">00/00/0000</text:date>, <text:time style:data-style-name="N2" text:time-value="23:15:54.6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23:30:47.228000000</meta:creation-date>
    <dc:date>2023-12-22T16:11:15.619000000</dc:date>
    <meta:editing-duration>P79DT10H24M21S</meta:editing-duration>
    <meta:editing-cycles>61</meta:editing-cycles>
    <meta:generator>LibreOffice/7.5.4.2$Windows_X86_64 LibreOffice_project/36ccfdc35048b057fd9854c757a8b67ec53977b6</meta:generator>
    <meta:document-statistic meta:table-count="3" meta:cell-count="1410" meta:object-count="0"/>
  </office:meta>
</office:document-meta>
</file>